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9pt" fo:font-style="normal" officeooo:rsid="006bb27a" officeooo:paragraph-rsid="006bb27a" style:font-size-asian="9pt" style:font-style-asian="normal" style:font-size-complex="9pt" style:font-style-complex="normal"/>
    </style:style>
    <style:style style:name="P2" style:family="paragraph" style:parent-style-name="Standard">
      <style:text-properties style:font-name="Times New Roman" fo:font-size="9pt" fo:font-style="normal" officeooo:rsid="006cf58d" officeooo:paragraph-rsid="006cf58d" style:font-size-asian="9pt" style:font-style-asian="normal" style:font-size-complex="9pt" style:font-style-complex="normal"/>
    </style:style>
    <style:style style:name="P3" style:family="paragraph" style:parent-style-name="Standard">
      <style:text-properties style:font-name="Times New Roman" fo:font-size="9pt" fo:font-style="normal" officeooo:rsid="0070a9f0" officeooo:paragraph-rsid="0070a9f0" style:font-size-asian="9pt" style:font-style-asian="normal" style:font-size-complex="9pt" style:font-style-complex="normal"/>
    </style:style>
    <style:style style:name="P4" style:family="paragraph" style:parent-style-name="Standard">
      <style:text-properties style:font-name="Times New Roman" fo:font-size="9pt" fo:font-style="normal" officeooo:rsid="007522a2" officeooo:paragraph-rsid="007522a2" style:font-size-asian="9pt" style:font-style-asian="normal" style:font-size-complex="9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9pt" fo:font-style="normal" officeooo:rsid="0077e6c7" officeooo:paragraph-rsid="0077e6c7" style:font-size-asian="9pt" style:font-style-asian="normal" style:font-size-complex="9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9pt" fo:font-style="normal" officeooo:rsid="00780423" officeooo:paragraph-rsid="00780423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9pt" fo:font-style="normal" officeooo:rsid="007894d8" officeooo:paragraph-rsid="007894d8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9pt" fo:font-style="normal" officeooo:rsid="007a20f6" officeooo:paragraph-rsid="007a20f6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9pt" fo:font-style="normal" officeooo:rsid="007b4d0a" officeooo:paragraph-rsid="007b4d0a" style:font-size-asian="9pt" style:font-style-asian="normal" style:font-size-complex="9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9pt" fo:font-style="normal" officeooo:rsid="007ccfb9" officeooo:paragraph-rsid="007ccfb9" style:font-size-asian="9pt" style:font-style-asian="normal" style:font-size-complex="9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9pt" fo:font-style="normal" officeooo:rsid="007e6f03" officeooo:paragraph-rsid="007e6f03" style:font-size-asian="9pt" style:font-style-asian="normal" style:font-size-complex="9pt" style:font-style-complex="normal"/>
    </style:style>
    <style:style style:name="P12" style:family="paragraph" style:parent-style-name="Standard">
      <style:text-properties style:font-name="Times New Roman" fo:font-size="9pt" fo:font-style="normal" officeooo:rsid="000ffe46" officeooo:paragraph-rsid="000ffe46" style:font-size-asian="9pt" style:font-style-asian="normal" style:font-size-complex="9pt" style:font-style-complex="normal"/>
    </style:style>
    <style:style style:name="P13" style:family="paragraph" style:parent-style-name="Standard">
      <style:text-properties style:font-name="Times New Roman" fo:font-size="9pt" fo:font-style="normal" officeooo:rsid="00389b96" officeooo:paragraph-rsid="00389b96" style:font-size-asian="9pt" style:font-style-asian="normal" style:font-size-complex="9pt" style:font-style-complex="normal"/>
    </style:style>
    <style:style style:name="P14" style:family="paragraph" style:parent-style-name="Standard">
      <style:text-properties style:font-name="Times New Roman" fo:font-size="9pt" fo:font-style="normal" officeooo:rsid="00389b96" officeooo:paragraph-rsid="003a3f01" style:font-size-asian="9pt" style:font-style-asian="normal" style:font-size-complex="9pt" style:font-style-complex="normal"/>
    </style:style>
    <style:style style:name="P15" style:family="paragraph" style:parent-style-name="Standard">
      <style:text-properties style:font-name="Times New Roman" fo:font-size="9pt" fo:font-style="normal" officeooo:rsid="00080f92" officeooo:paragraph-rsid="00080f92" style:font-size-asian="9pt" style:font-style-asian="normal" style:font-size-complex="9pt" style:font-style-complex="normal"/>
    </style:style>
    <style:style style:name="P16" style:family="paragraph" style:parent-style-name="Standard">
      <style:text-properties style:font-name="Times New Roman" fo:font-size="9pt" fo:font-style="normal" officeooo:rsid="00080f92" officeooo:paragraph-rsid="00093e95" style:font-size-asian="9pt" style:font-style-asian="normal" style:font-size-complex="9pt" style:font-style-complex="normal"/>
    </style:style>
    <style:style style:name="P17" style:family="paragraph" style:parent-style-name="Standard">
      <style:text-properties style:font-name="Times New Roman" fo:font-size="9pt" fo:font-style="normal" officeooo:rsid="00080f92" officeooo:paragraph-rsid="00304ee9" style:font-size-asian="9pt" style:font-style-asian="normal" style:font-size-complex="9pt" style:font-style-complex="normal"/>
    </style:style>
    <style:style style:name="P18" style:family="paragraph" style:parent-style-name="Standard">
      <style:text-properties style:font-name="Times New Roman" fo:font-size="9pt" fo:font-style="normal" officeooo:rsid="001f956a" officeooo:paragraph-rsid="001f956a" style:font-size-asian="9pt" style:font-style-asian="normal" style:font-size-complex="9pt" style:font-style-complex="normal"/>
    </style:style>
    <style:style style:name="P19" style:family="paragraph" style:parent-style-name="Standard">
      <style:text-properties style:font-name="Times New Roman" fo:font-size="9pt" fo:font-style="normal" officeooo:rsid="000c3f2b" officeooo:paragraph-rsid="000c3f2b" style:font-size-asian="9pt" style:font-style-asian="normal" style:font-size-complex="9pt" style:font-style-complex="normal"/>
    </style:style>
    <style:style style:name="P20" style:family="paragraph" style:parent-style-name="Standard">
      <style:text-properties style:font-name="Times New Roman" fo:font-size="9pt" fo:font-style="normal" officeooo:rsid="000c3f2b" officeooo:paragraph-rsid="0033114f" style:font-size-asian="9pt" style:font-style-asian="normal" style:font-size-complex="9pt" style:font-style-complex="normal"/>
    </style:style>
    <style:style style:name="P21" style:family="paragraph" style:parent-style-name="Standard">
      <style:text-properties style:font-name="Times New Roman" fo:font-size="9pt" fo:font-style="normal" officeooo:rsid="000c3f2b" officeooo:paragraph-rsid="0034ea92" style:font-size-asian="9pt" style:font-style-asian="normal" style:font-size-complex="9pt" style:font-style-complex="normal"/>
    </style:style>
    <style:style style:name="P22" style:family="paragraph" style:parent-style-name="Standard">
      <style:text-properties style:font-name="Times New Roman" fo:font-size="9pt" fo:font-style="normal" officeooo:rsid="00093e95" officeooo:paragraph-rsid="00093e95" style:font-size-asian="9pt" style:font-style-asian="normal" style:font-size-complex="9pt" style:font-style-complex="normal"/>
    </style:style>
    <style:style style:name="P23" style:family="paragraph" style:parent-style-name="Standard">
      <style:text-properties style:font-name="Times New Roman" fo:font-size="9pt" fo:font-style="normal" officeooo:rsid="00093e95" officeooo:paragraph-rsid="002d9405" style:font-size-asian="9pt" style:font-style-asian="normal" style:font-size-complex="9pt" style:font-style-complex="normal"/>
    </style:style>
    <style:style style:name="P24" style:family="paragraph" style:parent-style-name="Standard">
      <style:text-properties style:font-name="Times New Roman" fo:font-size="9pt" fo:font-style="normal" officeooo:rsid="00093e95" officeooo:paragraph-rsid="002dee1c" style:font-size-asian="9pt" style:font-style-asian="normal" style:font-size-complex="9pt" style:font-style-complex="normal"/>
    </style:style>
    <style:style style:name="P25" style:family="paragraph" style:parent-style-name="Standard">
      <style:text-properties style:font-name="Times New Roman" fo:font-size="9pt" fo:font-style="normal" officeooo:rsid="0017097a" officeooo:paragraph-rsid="0017097a" style:font-size-asian="9pt" style:font-style-asian="normal" style:font-size-complex="9pt" style:font-style-complex="normal"/>
    </style:style>
    <style:style style:name="P26" style:family="paragraph" style:parent-style-name="Standard">
      <style:text-properties style:font-name="Times New Roman" fo:font-size="9pt" fo:font-style="normal" officeooo:rsid="00291fdc" officeooo:paragraph-rsid="00291fdc" style:font-size-asian="9pt" style:font-style-asian="normal" style:font-size-complex="9pt" style:font-style-complex="normal"/>
    </style:style>
    <style:style style:name="P27" style:family="paragraph" style:parent-style-name="Standard">
      <style:text-properties style:font-name="Times New Roman" fo:font-size="9pt" fo:font-style="normal" officeooo:rsid="002b0c9c" officeooo:paragraph-rsid="002b0c9c" style:font-size-asian="9pt" style:font-style-asian="normal" style:font-size-complex="9pt" style:font-style-complex="normal"/>
    </style:style>
    <style:style style:name="P28" style:family="paragraph" style:parent-style-name="Standard">
      <style:text-properties style:font-name="Times New Roman" fo:font-size="9pt" fo:font-style="normal" officeooo:rsid="00095f61" officeooo:paragraph-rsid="00095f61" style:font-size-asian="9pt" style:font-style-asian="normal" style:font-size-complex="9pt" style:font-style-complex="normal"/>
    </style:style>
    <style:style style:name="P29" style:family="paragraph" style:parent-style-name="Standard">
      <style:text-properties style:font-name="Times New Roman" fo:font-size="9pt" fo:font-style="normal" officeooo:rsid="000e3124" officeooo:paragraph-rsid="000e3124" style:font-size-asian="9pt" style:font-style-asian="normal" style:font-size-complex="9pt" style:font-style-complex="normal"/>
    </style:style>
    <style:style style:name="P30" style:family="paragraph" style:parent-style-name="Standard">
      <style:text-properties style:font-name="Times New Roman" fo:font-size="9pt" fo:font-style="normal" officeooo:rsid="00247796" officeooo:paragraph-rsid="00247796" style:font-size-asian="9pt" style:font-style-asian="normal" style:font-size-complex="9pt" style:font-style-complex="normal"/>
    </style:style>
    <style:style style:name="P31" style:family="paragraph" style:parent-style-name="Standard">
      <style:text-properties style:font-name="Times New Roman" fo:font-size="9pt" fo:font-style="normal" officeooo:rsid="005169da" officeooo:paragraph-rsid="005169da" style:font-size-asian="9pt" style:font-style-asian="normal" style:font-size-complex="9pt" style:font-style-complex="normal"/>
    </style:style>
    <style:style style:name="P32" style:family="paragraph" style:parent-style-name="Standard">
      <style:text-properties style:font-name="Times New Roman" fo:font-size="9pt" fo:font-style="normal" officeooo:rsid="0036f09a" officeooo:paragraph-rsid="0036f09a" style:font-size-asian="9pt" style:font-style-asian="normal" style:font-size-complex="9pt" style:font-style-complex="normal"/>
    </style:style>
    <style:style style:name="P33" style:family="paragraph" style:parent-style-name="Standard">
      <style:text-properties style:font-name="Times New Roman" fo:font-size="9pt" fo:font-style="normal" officeooo:rsid="0013d4f8" officeooo:paragraph-rsid="002c0e59" style:font-size-asian="9pt" style:font-style-asian="normal" style:font-size-complex="9pt" style:font-style-complex="normal"/>
    </style:style>
    <style:style style:name="P34" style:family="paragraph" style:parent-style-name="Standard">
      <style:text-properties style:font-name="Times New Roman" fo:font-size="9pt" fo:font-style="normal" officeooo:rsid="00155514" officeooo:paragraph-rsid="00155514" style:font-size-asian="9pt" style:font-style-asian="normal" style:font-size-complex="9pt" style:font-style-complex="normal"/>
    </style:style>
    <style:style style:name="P35" style:family="paragraph" style:parent-style-name="Standard">
      <style:text-properties style:font-name="Times New Roman" fo:font-size="9pt" fo:font-style="normal" officeooo:rsid="002c0e59" officeooo:paragraph-rsid="002c0e59" style:font-size-asian="9pt" style:font-style-asian="normal" style:font-size-complex="9pt" style:font-style-complex="normal"/>
    </style:style>
    <style:style style:name="P36" style:family="paragraph" style:parent-style-name="Standard">
      <style:text-properties style:font-name="Times New Roman" fo:font-size="9pt" fo:font-style="normal" officeooo:rsid="004f9271" officeooo:paragraph-rsid="004f9271" style:font-size-asian="9pt" style:font-style-asian="normal" style:font-size-complex="9pt" style:font-style-complex="normal"/>
    </style:style>
    <style:style style:name="P37" style:family="paragraph" style:parent-style-name="Standard">
      <style:text-properties style:font-name="Times New Roman" fo:font-size="9pt" fo:font-style="normal" officeooo:rsid="00367cb1" officeooo:paragraph-rsid="00367cb1" style:font-size-asian="9pt" style:font-style-asian="normal" style:font-size-complex="9pt" style:font-style-complex="normal"/>
    </style:style>
    <style:style style:name="P38" style:family="paragraph" style:parent-style-name="Standard">
      <style:text-properties style:font-name="Times New Roman" fo:font-size="9pt" fo:font-style="normal" officeooo:rsid="001e1fb0" officeooo:paragraph-rsid="001e1fb0" style:font-size-asian="9pt" style:font-style-asian="normal" style:font-size-complex="9pt" style:font-style-complex="normal"/>
    </style:style>
    <style:style style:name="P39" style:family="paragraph" style:parent-style-name="Standard">
      <style:text-properties style:font-name="Times New Roman" fo:font-size="9pt" fo:font-style="normal" officeooo:rsid="001e1fb0" officeooo:paragraph-rsid="0030a93e" style:font-size-asian="9pt" style:font-style-asian="normal" style:font-size-complex="9pt" style:font-style-complex="normal"/>
    </style:style>
    <style:style style:name="P40" style:family="paragraph" style:parent-style-name="Standard">
      <style:text-properties style:font-name="Times New Roman" fo:font-size="9pt" fo:font-style="normal" officeooo:rsid="0017a594" officeooo:paragraph-rsid="0017a594" style:font-size-asian="9pt" style:font-style-asian="normal" style:font-size-complex="9pt" style:font-style-complex="normal"/>
    </style:style>
    <style:style style:name="P41" style:family="paragraph" style:parent-style-name="Standard">
      <style:text-properties style:font-name="Times New Roman" fo:font-size="9pt" fo:font-style="normal" officeooo:rsid="0011ec03" officeooo:paragraph-rsid="0011ec03" style:font-size-asian="9pt" style:font-style-asian="normal" style:font-size-complex="9pt" style:font-style-complex="normal"/>
    </style:style>
    <style:style style:name="P42" style:family="paragraph" style:parent-style-name="Standard">
      <style:text-properties style:font-name="Times New Roman" fo:font-size="9pt" fo:font-style="normal" officeooo:rsid="0055c39c" officeooo:paragraph-rsid="0055c39c" style:font-size-asian="9pt" style:font-style-asian="normal" style:font-size-complex="9pt" style:font-style-complex="normal"/>
    </style:style>
    <style:style style:name="P43" style:family="paragraph" style:parent-style-name="Standard">
      <style:text-properties style:font-name="Times New Roman" fo:font-size="9pt" fo:font-style="normal" officeooo:rsid="0055d2c2" officeooo:paragraph-rsid="0055d2c2" style:font-size-asian="9pt" style:font-style-asian="normal" style:font-size-complex="9pt" style:font-style-complex="normal"/>
    </style:style>
    <style:style style:name="P44" style:family="paragraph" style:parent-style-name="Standard">
      <style:text-properties style:font-name="Times New Roman" fo:font-size="9pt" fo:font-style="normal" officeooo:rsid="00571c60" officeooo:paragraph-rsid="00571c60" style:font-size-asian="9pt" style:font-style-asian="normal" style:font-size-complex="9pt" style:font-style-complex="normal"/>
    </style:style>
    <style:style style:name="P45" style:family="paragraph" style:parent-style-name="Standard">
      <style:text-properties style:font-name="Times New Roman" fo:font-size="9pt" fo:font-style="normal" officeooo:rsid="005743a4" officeooo:paragraph-rsid="005743a4" style:font-size-asian="9pt" style:font-style-asian="normal" style:font-size-complex="9pt" style:font-style-complex="normal"/>
    </style:style>
    <style:style style:name="P46" style:family="paragraph" style:parent-style-name="Standard">
      <style:text-properties style:font-name="Times New Roman" fo:font-size="9pt" fo:font-style="normal" officeooo:rsid="005847aa" officeooo:paragraph-rsid="005847aa" style:font-size-asian="9pt" style:font-style-asian="normal" style:font-size-complex="9pt" style:font-style-complex="normal"/>
    </style:style>
    <style:style style:name="P47" style:family="paragraph" style:parent-style-name="Standard">
      <style:text-properties style:font-name="Times New Roman" fo:font-size="9pt" fo:font-style="normal" officeooo:rsid="00592086" officeooo:paragraph-rsid="00592086" style:font-size-asian="9pt" style:font-style-asian="normal" style:font-size-complex="9pt" style:font-style-complex="normal"/>
    </style:style>
    <style:style style:name="P48" style:family="paragraph" style:parent-style-name="Standard">
      <style:text-properties style:font-name="Times New Roman" fo:font-size="9pt" fo:font-style="normal" officeooo:rsid="0059b13e" officeooo:paragraph-rsid="0059b13e" style:font-size-asian="9pt" style:font-style-asian="normal" style:font-size-complex="9pt" style:font-style-complex="normal"/>
    </style:style>
    <style:style style:name="P49" style:family="paragraph" style:parent-style-name="Standard">
      <style:text-properties style:font-name="Times New Roman" fo:font-size="9pt" fo:font-style="normal" officeooo:rsid="005bb5ae" officeooo:paragraph-rsid="005bb5ae" style:font-size-asian="9pt" style:font-style-asian="normal" style:font-size-complex="9pt" style:font-style-complex="normal"/>
    </style:style>
    <style:style style:name="P50" style:family="paragraph" style:parent-style-name="Standard">
      <style:text-properties style:font-name="Times New Roman" fo:font-size="9pt" fo:font-style="normal" officeooo:rsid="005d3a78" officeooo:paragraph-rsid="005d3a78" style:font-size-asian="9pt" style:font-style-asian="normal" style:font-size-complex="9pt" style:font-style-complex="normal"/>
    </style:style>
    <style:style style:name="P51" style:family="paragraph" style:parent-style-name="Standard">
      <style:text-properties style:font-name="Times New Roman" fo:font-size="9pt" fo:font-style="normal" officeooo:rsid="005efcd0" officeooo:paragraph-rsid="005efcd0" style:font-size-asian="9pt" style:font-style-asian="normal" style:font-size-complex="9pt" style:font-style-complex="normal"/>
    </style:style>
    <style:style style:name="P52" style:family="paragraph" style:parent-style-name="Standard">
      <style:text-properties style:font-name="Times New Roman" fo:font-size="9pt" fo:font-style="normal" officeooo:rsid="005f65d2" officeooo:paragraph-rsid="005f65d2" style:font-size-asian="9pt" style:font-style-asian="normal" style:font-size-complex="9pt" style:font-style-complex="normal"/>
    </style:style>
    <style:style style:name="P53" style:family="paragraph" style:parent-style-name="Standard">
      <style:text-properties style:font-name="Times New Roman" fo:font-size="9pt" fo:font-style="normal" officeooo:rsid="00610eef" officeooo:paragraph-rsid="00610eef" style:font-size-asian="9pt" style:font-style-asian="normal" style:font-size-complex="9pt" style:font-style-complex="normal"/>
    </style:style>
    <style:style style:name="P54" style:family="paragraph" style:parent-style-name="Standard">
      <style:text-properties style:font-name="Times New Roman" fo:font-size="9pt" fo:font-style="normal" officeooo:rsid="00612f4c" officeooo:paragraph-rsid="00612f4c" style:font-size-asian="9pt" style:font-style-asian="normal" style:font-size-complex="9pt" style:font-style-complex="normal"/>
    </style:style>
    <style:style style:name="P55" style:family="paragraph" style:parent-style-name="Standard">
      <style:text-properties style:font-name="Times New Roman" fo:font-size="9pt" fo:font-style="normal" officeooo:rsid="0062f597" officeooo:paragraph-rsid="0062f597" style:font-size-asian="9pt" style:font-style-asian="normal" style:font-size-complex="9pt" style:font-style-complex="normal"/>
    </style:style>
    <style:style style:name="P56" style:family="paragraph" style:parent-style-name="Standard">
      <style:text-properties style:font-name="Times New Roman" fo:font-size="9pt" fo:font-style="normal" officeooo:rsid="0064cefb" officeooo:paragraph-rsid="0064cefb" style:font-size-asian="9pt" style:font-style-asian="normal" style:font-size-complex="9pt" style:font-style-complex="normal"/>
    </style:style>
    <style:style style:name="P57" style:family="paragraph" style:parent-style-name="Standard">
      <style:text-properties style:font-name="Times New Roman" fo:font-size="9pt" fo:font-style="normal" officeooo:rsid="00658d88" officeooo:paragraph-rsid="00658d88" style:font-size-asian="9pt" style:font-style-asian="normal" style:font-size-complex="9pt" style:font-style-complex="normal"/>
    </style:style>
    <style:style style:name="P58" style:family="paragraph" style:parent-style-name="Standard">
      <style:text-properties style:font-name="Times New Roman" fo:font-size="9pt" fo:font-style="normal" officeooo:rsid="0066e159" officeooo:paragraph-rsid="0066e159" style:font-size-asian="9pt" style:font-style-asian="normal" style:font-size-complex="9pt" style:font-style-complex="normal"/>
    </style:style>
    <style:style style:name="P59" style:family="paragraph" style:parent-style-name="Standard">
      <style:text-properties style:font-name="Times New Roman" fo:font-size="9pt" fo:font-style="normal" officeooo:rsid="0068bc02" officeooo:paragraph-rsid="0068bc02" style:font-size-asian="9pt" style:font-style-asian="normal" style:font-size-complex="9pt" style:font-style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9pt" fo:font-style="normal" officeooo:rsid="007630c4" officeooo:paragraph-rsid="007630c4" style:font-size-asian="9pt" style:font-style-asian="normal" style:font-size-complex="9pt" style:font-style-complex="normal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9pt" fo:font-style="normal" officeooo:rsid="0077014c" officeooo:paragraph-rsid="0077014c" style:font-size-asian="9pt" style:font-style-asian="normal" style:font-size-complex="9pt" style:font-style-complex="normal"/>
    </style:style>
    <style:style style:name="P62" style:family="paragraph" style:parent-style-name="Standard">
      <style:paragraph-properties fo:text-align="start" style:justify-single-word="false"/>
      <style:text-properties style:font-name="Times New Roman" fo:font-size="9pt" fo:font-style="normal" officeooo:rsid="00994fd8" officeooo:paragraph-rsid="00994fd8" style:font-size-asian="9pt" style:font-style-asian="normal" style:font-size-complex="9pt" style:font-style-complex="normal"/>
    </style:style>
    <style:style style:name="P63" style:family="paragraph" style:parent-style-name="Standard">
      <style:paragraph-properties fo:text-align="start" style:justify-single-word="false"/>
      <style:text-properties style:font-name="Times New Roman" fo:font-size="9pt" fo:font-style="normal" officeooo:rsid="009b05c9" officeooo:paragraph-rsid="009b05c9" style:font-size-asian="9pt" style:font-style-asian="normal" style:font-size-complex="9pt" style:font-style-complex="normal"/>
    </style:style>
    <style:style style:name="P64" style:family="paragraph" style:parent-style-name="Standard">
      <style:paragraph-properties fo:text-align="start" style:justify-single-word="false"/>
      <style:text-properties style:font-name="Times New Roman" fo:font-size="9pt" fo:font-style="normal" officeooo:rsid="009ce241" officeooo:paragraph-rsid="009ce241" style:font-size-asian="9pt" style:font-style-asian="normal" style:font-size-complex="9pt" style:font-style-complex="normal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9pt" fo:font-style="normal" officeooo:rsid="009d802c" officeooo:paragraph-rsid="009d802c" style:font-size-asian="9pt" style:font-style-asian="normal" style:font-size-complex="9pt" style:font-style-complex="normal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9pt" fo:font-style="normal" officeooo:rsid="009f1a65" officeooo:paragraph-rsid="009f1a65" style:font-size-asian="9pt" style:font-style-asian="normal" style:font-size-complex="9pt" style:font-style-complex="normal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9pt" fo:font-style="normal" officeooo:rsid="00a0699a" officeooo:paragraph-rsid="00a0699a" style:font-size-asian="9pt" style:font-style-asian="normal" style:font-size-complex="9pt" style:font-style-complex="normal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9pt" fo:font-style="normal" officeooo:rsid="00a0ae46" officeooo:paragraph-rsid="00a0ae46" style:font-size-asian="9pt" style:font-style-asian="normal" style:font-size-complex="9pt" style:font-style-complex="normal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9pt" fo:font-style="normal" officeooo:rsid="00a20d2a" officeooo:paragraph-rsid="00a20d2a" style:font-size-asian="9pt" style:font-style-asian="normal" style:font-size-complex="9pt" style:font-style-complex="normal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9pt" fo:font-style="normal" officeooo:rsid="00a3473c" officeooo:paragraph-rsid="00a3473c" style:font-size-asian="9pt" style:font-style-asian="normal" style:font-size-complex="9pt" style:font-style-complex="normal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9pt" fo:font-style="normal" officeooo:rsid="00a4e6a2" officeooo:paragraph-rsid="00a4e6a2" style:font-size-asian="9pt" style:font-style-asian="normal" style:font-size-complex="9pt" style:font-style-complex="normal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9pt" fo:font-style="normal" officeooo:rsid="00a63d28" officeooo:paragraph-rsid="00a63d28" style:font-size-asian="9pt" style:font-style-asian="normal" style:font-size-complex="9pt" style:font-style-complex="normal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9pt" fo:font-style="normal" officeooo:rsid="00a7591b" officeooo:paragraph-rsid="00a7591b" style:font-size-asian="9pt" style:font-style-asian="normal" style:font-size-complex="9pt" style:font-style-complex="normal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9pt" fo:font-style="normal" officeooo:rsid="007fb332" officeooo:paragraph-rsid="007fb332" style:font-size-asian="9pt" style:font-style-asian="normal" style:font-size-complex="9pt" style:font-style-complex="normal"/>
    </style:style>
    <style:style style:name="P75" style:family="paragraph" style:parent-style-name="Standard">
      <style:text-properties style:font-name="Times New Roman" fo:font-size="9pt" fo:font-style="normal" officeooo:rsid="0047d06d" officeooo:paragraph-rsid="00b7d625" style:font-size-asian="9pt" style:font-style-asian="normal" style:font-size-complex="9pt" style:font-style-complex="normal"/>
    </style:style>
    <style:style style:name="P76" style:family="paragraph" style:parent-style-name="Standard">
      <style:text-properties style:font-name="Times New Roman" fo:font-size="9pt" fo:font-style="normal" officeooo:rsid="003d095c" officeooo:paragraph-rsid="003d095c" style:font-size-asian="9pt" style:font-style-asian="normal" style:font-size-complex="9pt" style:font-style-complex="normal"/>
    </style:style>
    <style:style style:name="P77" style:family="paragraph" style:parent-style-name="Standard">
      <style:text-properties style:font-name="Times New Roman" fo:font-size="9pt" fo:font-style="normal" officeooo:rsid="0018c5bd" officeooo:paragraph-rsid="00304ee9" style:font-size-asian="9pt" style:font-style-asian="normal" style:font-size-complex="9pt" style:font-style-complex="normal"/>
    </style:style>
    <style:style style:name="P78" style:family="paragraph" style:parent-style-name="Standard">
      <style:text-properties style:font-name="Times New Roman" fo:font-size="9pt" fo:font-style="normal" officeooo:rsid="0018c5bd" officeooo:paragraph-rsid="0018c5bd" style:font-size-asian="9pt" style:font-style-asian="normal" style:font-size-complex="9pt" style:font-style-complex="normal"/>
    </style:style>
    <style:style style:name="P79" style:family="paragraph" style:parent-style-name="Standard">
      <style:text-properties style:font-name="Times New Roman" fo:font-size="9pt" fo:font-style="normal" officeooo:rsid="0018c5bd" officeooo:paragraph-rsid="00c17b50" style:font-size-asian="9pt" style:font-style-asian="normal" style:font-size-complex="9pt" style:font-style-complex="normal"/>
    </style:style>
    <style:style style:name="P80" style:family="paragraph" style:parent-style-name="Standard">
      <style:text-properties style:font-name="Times New Roman" fo:font-size="9pt" fo:font-style="normal" officeooo:rsid="00247041" officeooo:paragraph-rsid="00247041" style:font-size-asian="9pt" style:font-style-asian="normal" style:font-size-complex="9pt" style:font-style-complex="normal"/>
    </style:style>
    <style:style style:name="P81" style:family="paragraph" style:parent-style-name="Standard">
      <style:paragraph-properties fo:text-align="start" style:justify-single-word="false"/>
      <style:text-properties style:font-name="Times New Roman" fo:font-size="9pt" fo:font-style="normal" officeooo:rsid="0096a139" officeooo:paragraph-rsid="0096a139" style:font-size-asian="9pt" style:font-style-asian="normal" style:font-size-complex="9pt" style:font-style-complex="normal"/>
    </style:style>
    <style:style style:name="P82" style:family="paragraph" style:parent-style-name="Standard">
      <style:text-properties style:font-name="Times New Roman" fo:font-size="9pt" fo:font-style="normal" officeooo:rsid="00191220" officeooo:paragraph-rsid="0034ea92" style:font-size-asian="9pt" style:font-style-asian="normal" style:font-size-complex="9pt" style:font-style-complex="normal"/>
    </style:style>
    <style:style style:name="P83" style:family="paragraph" style:parent-style-name="Standard">
      <style:text-properties style:font-name="Times New Roman" fo:font-size="9pt" fo:font-style="normal" officeooo:rsid="00ca17e5" officeooo:paragraph-rsid="00ca17e5" style:font-size-asian="9pt" style:font-style-asian="normal" style:font-size-complex="9pt" style:font-style-complex="normal"/>
    </style:style>
    <style:style style:name="P84" style:family="paragraph" style:parent-style-name="Standard">
      <style:text-properties style:font-name="Times New Roman" fo:font-size="9pt" fo:font-style="normal" officeooo:rsid="00ccb945" officeooo:paragraph-rsid="00ccb945" style:font-size-asian="9pt" style:font-style-asian="normal" style:font-size-complex="9pt" style:font-style-complex="normal"/>
    </style:style>
    <style:style style:name="P85" style:family="paragraph" style:parent-style-name="Standard">
      <style:text-properties style:font-name="Times New Roman" fo:font-size="9pt" fo:font-style="normal" officeooo:rsid="00ca6409" officeooo:paragraph-rsid="00ca6409" style:font-size-asian="9pt" style:font-style-asian="normal" style:font-size-complex="9pt" style:font-style-complex="normal"/>
    </style:style>
    <style:style style:name="P86" style:family="paragraph" style:parent-style-name="Standard">
      <style:text-properties style:font-name="Times New Roman" fo:font-size="9pt" fo:font-style="normal" officeooo:rsid="00cb3185" officeooo:paragraph-rsid="00cb3185" style:font-size-asian="9pt" style:font-style-asian="normal" style:font-size-complex="9pt" style:font-style-complex="normal"/>
    </style:style>
    <style:style style:name="P87" style:family="paragraph" style:parent-style-name="Standard">
      <style:text-properties style:font-name="Times New Roman" fo:font-size="9pt" fo:font-style="normal" officeooo:rsid="00cd6d9f" officeooo:paragraph-rsid="00cd6d9f" style:font-size-asian="9pt" style:font-style-asian="normal" style:font-size-complex="9pt" style:font-style-complex="normal"/>
    </style:style>
    <style:style style:name="P88" style:family="paragraph" style:parent-style-name="Standard">
      <style:text-properties style:font-name="Times New Roman" fo:font-size="9pt" fo:font-style="normal" officeooo:rsid="00cedfd5" officeooo:paragraph-rsid="00cedfd5" style:font-size-asian="9pt" style:font-style-asian="normal" style:font-size-complex="9pt" style:font-style-complex="normal"/>
    </style:style>
    <style:style style:name="P89" style:family="paragraph" style:parent-style-name="Standard">
      <style:text-properties style:font-name="Times New Roman" fo:font-size="9pt" fo:font-style="normal" officeooo:rsid="00cfe44e" officeooo:paragraph-rsid="00cfe44e" style:font-size-asian="9pt" style:font-style-asian="normal" style:font-size-complex="9pt" style:font-style-complex="normal"/>
    </style:style>
    <style:style style:name="P90" style:family="paragraph" style:parent-style-name="Standard">
      <style:text-properties style:font-name="Times New Roman" fo:font-size="9pt" fo:font-style="normal" officeooo:rsid="00d1c206" officeooo:paragraph-rsid="00d1c206" style:font-size-asian="9pt" style:font-style-asian="normal" style:font-size-complex="9pt" style:font-style-complex="normal"/>
    </style:style>
    <style:style style:name="P91" style:family="paragraph" style:parent-style-name="Standard">
      <style:text-properties style:font-name="Times New Roman" fo:font-size="9pt" fo:font-style="normal" officeooo:rsid="00d2a9f5" officeooo:paragraph-rsid="00d2a9f5" style:font-size-asian="9pt" style:font-style-asian="normal" style:font-size-complex="9pt" style:font-style-complex="normal"/>
    </style:style>
    <style:style style:name="P92" style:family="paragraph" style:parent-style-name="Standard">
      <style:text-properties style:font-name="Times New Roman" fo:font-size="9pt" fo:font-style="normal" officeooo:rsid="00da94b3" officeooo:paragraph-rsid="00da94b3" style:font-size-asian="9pt" style:font-style-asian="normal" style:font-size-complex="9pt" style:font-style-complex="normal"/>
    </style:style>
    <style:style style:name="P93" style:family="paragraph" style:parent-style-name="Standard">
      <style:text-properties style:font-name="Times New Roman" fo:font-size="9pt" fo:font-style="normal" officeooo:rsid="00db678c" officeooo:paragraph-rsid="00db678c" style:font-size-asian="9pt" style:font-style-asian="normal" style:font-size-complex="9pt" style:font-style-complex="normal"/>
    </style:style>
    <style:style style:name="P94" style:family="paragraph" style:parent-style-name="Standard">
      <style:text-properties style:font-name="Times New Roman" fo:font-size="9pt" fo:font-style="normal" style:text-underline-style="none" officeooo:rsid="003da493" officeooo:paragraph-rsid="003da493" style:font-size-asian="9pt" style:font-style-asian="normal" style:font-size-complex="9pt" style:font-style-complex="normal"/>
    </style:style>
    <style:style style:name="P95" style:family="paragraph" style:parent-style-name="Standard">
      <style:text-properties style:font-name="Times New Roman" fo:font-size="9pt" fo:font-style="normal" style:text-underline-style="none" officeooo:rsid="0047d06d" officeooo:paragraph-rsid="0047d06d" style:font-size-asian="9pt" style:font-style-asian="normal" style:font-size-complex="9pt" style:font-style-complex="normal"/>
    </style:style>
    <style:style style:name="P96" style:family="paragraph" style:parent-style-name="Standard">
      <style:text-properties style:font-name="Times New Roman" fo:font-size="9pt" fo:font-style="normal" style:text-underline-style="none" officeooo:rsid="004858e3" officeooo:paragraph-rsid="004858e3" style:font-size-asian="9pt" style:font-style-asian="normal" style:font-size-complex="9pt" style:font-style-complex="normal"/>
    </style:style>
    <style:style style:name="P97" style:family="paragraph" style:parent-style-name="Standard">
      <style:text-properties style:font-name="Times New Roman" fo:font-size="9pt" fo:font-style="normal" style:text-underline-style="none" officeooo:rsid="0040ac6f" officeooo:paragraph-rsid="0040ac6f" style:font-size-asian="9pt" style:font-style-asian="normal" style:font-size-complex="9pt" style:font-style-complex="normal"/>
    </style:style>
    <style:style style:name="P98" style:family="paragraph" style:parent-style-name="Standard">
      <style:text-properties style:font-name="Times New Roman" fo:font-size="9pt" fo:font-style="normal" style:text-underline-style="none" officeooo:rsid="004f9271" officeooo:paragraph-rsid="004f9271" style:font-size-asian="9pt" style:font-style-asian="normal" style:font-size-complex="9pt" style:font-style-complex="normal"/>
    </style:style>
    <style:style style:name="P99" style:family="paragraph" style:parent-style-name="Standard">
      <style:text-properties style:font-name="Times New Roman" fo:font-size="9pt" fo:font-style="normal" style:text-underline-style="none" officeooo:rsid="003d095c" officeooo:paragraph-rsid="003d095c" style:font-size-asian="9pt" style:font-style-asian="normal" style:font-size-complex="9pt" style:font-style-complex="normal"/>
    </style:style>
    <style:style style:name="P100" style:family="paragraph" style:parent-style-name="Standard">
      <style:text-properties style:font-name="Times New Roman" fo:font-size="9pt" fo:font-style="normal" style:text-underline-style="none" officeooo:rsid="00415ddd" officeooo:paragraph-rsid="00415ddd" style:font-size-asian="9pt" style:font-style-asian="normal" style:font-size-complex="9pt" style:font-style-complex="normal"/>
    </style:style>
    <style:style style:name="P101" style:family="paragraph" style:parent-style-name="Standard">
      <style:text-properties style:font-name="Times New Roman" fo:font-size="9pt" fo:font-style="normal" style:text-underline-style="none" officeooo:rsid="004e2a2b" officeooo:paragraph-rsid="004e2a2b" style:font-size-asian="9pt" style:font-style-asian="normal" style:font-size-complex="9pt" style:font-style-complex="normal"/>
    </style:style>
    <style:style style:name="P102" style:family="paragraph" style:parent-style-name="Standard">
      <style:text-properties style:font-name="Times New Roman" fo:font-size="9pt" fo:font-style="normal" style:text-underline-style="none" officeooo:rsid="004bdead" officeooo:paragraph-rsid="004bdead" style:font-size-asian="9pt" style:font-style-asian="normal" style:font-size-complex="9pt" style:font-style-complex="normal"/>
    </style:style>
    <style:style style:name="P103" style:family="paragraph" style:parent-style-name="Standard">
      <style:text-properties style:font-name="Times New Roman" fo:font-size="9pt" fo:font-style="normal" style:text-underline-style="none" officeooo:rsid="004bb252" officeooo:paragraph-rsid="004bb252" style:font-size-asian="9pt" style:font-style-asian="normal" style:font-size-complex="9pt" style:font-style-complex="normal"/>
    </style:style>
    <style:style style:name="P104" style:family="paragraph" style:parent-style-name="Standard">
      <style:text-properties style:font-name="Times New Roman" fo:font-size="9pt" fo:font-style="normal" style:text-underline-style="none" officeooo:rsid="003c2b56" officeooo:paragraph-rsid="003c2b56" style:font-size-asian="9pt" style:font-style-asian="normal" style:font-size-complex="9pt" style:font-style-complex="normal"/>
    </style:style>
    <style:style style:name="P105" style:family="paragraph" style:parent-style-name="Standard">
      <style:text-properties style:font-name="Times New Roman" fo:font-size="9pt" fo:font-style="normal" style:text-underline-style="none" officeooo:rsid="00468236" officeooo:paragraph-rsid="00468236" style:font-size-asian="9pt" style:font-style-asian="normal" style:font-size-complex="9pt" style:font-style-complex="normal"/>
    </style:style>
    <style:style style:name="P106" style:family="paragraph" style:parent-style-name="Standard">
      <style:text-properties style:font-name="Times New Roman" fo:font-size="9pt" fo:font-style="normal" style:text-underline-style="none" officeooo:rsid="004a2495" officeooo:paragraph-rsid="004a2495" style:font-size-asian="9pt" style:font-style-asian="normal" style:font-size-complex="9pt" style:font-style-complex="normal"/>
    </style:style>
    <style:style style:name="P107" style:family="paragraph" style:parent-style-name="Standard">
      <style:text-properties style:font-name="Times New Roman" fo:font-size="9pt" fo:font-style="normal" style:text-underline-style="none" officeooo:rsid="0044d6a4" officeooo:paragraph-rsid="0044d6a4" style:font-size-asian="9pt" style:font-style-asian="normal" style:font-size-complex="9pt" style:font-style-complex="normal"/>
    </style:style>
    <style:style style:name="P108" style:family="paragraph" style:parent-style-name="Standard">
      <style:text-properties style:font-name="Times New Roman" fo:font-size="9pt" fo:font-style="normal" style:text-underline-style="none" officeooo:rsid="003e488b" officeooo:paragraph-rsid="003e488b" style:font-size-asian="9pt" style:font-style-asian="normal" style:font-size-complex="9pt" style:font-style-complex="normal"/>
    </style:style>
    <style:style style:name="P109" style:family="paragraph" style:parent-style-name="Standard">
      <style:text-properties style:font-name="Times New Roman" fo:font-size="9pt" fo:font-style="normal" style:text-underline-style="none" officeooo:rsid="003d3ddf" officeooo:paragraph-rsid="003d3ddf" style:font-size-asian="9pt" style:font-style-asian="normal" style:font-size-complex="9pt" style:font-style-complex="normal"/>
    </style:style>
    <style:style style:name="P110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7fb332" officeooo:paragraph-rsid="007fb332" style:font-size-asian="9pt" style:font-style-asian="normal" style:font-size-complex="9pt" style:font-style-complex="normal"/>
    </style:style>
    <style:style style:name="P111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8136f1" officeooo:paragraph-rsid="008136f1" style:font-size-asian="9pt" style:font-style-asian="normal" style:font-size-complex="9pt" style:font-style-complex="normal"/>
    </style:style>
    <style:style style:name="P112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85375c" officeooo:paragraph-rsid="0085375c" style:font-size-asian="9pt" style:font-style-asian="normal" style:font-size-complex="9pt" style:font-style-complex="normal"/>
    </style:style>
    <style:style style:name="P113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879133" officeooo:paragraph-rsid="00879133" style:font-size-asian="9pt" style:font-style-asian="normal" style:font-size-complex="9pt" style:font-style-complex="normal"/>
    </style:style>
    <style:style style:name="P114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88d66d" officeooo:paragraph-rsid="0088d66d" style:font-size-asian="9pt" style:font-style-asian="normal" style:font-size-complex="9pt" style:font-style-complex="normal"/>
    </style:style>
    <style:style style:name="P115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89f718" officeooo:paragraph-rsid="0089f718" style:font-size-asian="9pt" style:font-style-asian="normal" style:font-size-complex="9pt" style:font-style-complex="normal"/>
    </style:style>
    <style:style style:name="P116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8affcd" officeooo:paragraph-rsid="008affcd" style:font-size-asian="9pt" style:font-style-asian="normal" style:font-size-complex="9pt" style:font-style-complex="normal"/>
    </style:style>
    <style:style style:name="P117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8c2eea" officeooo:paragraph-rsid="008c2eea" style:font-size-asian="9pt" style:font-style-asian="normal" style:font-size-complex="9pt" style:font-style-complex="normal"/>
    </style:style>
    <style:style style:name="P118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8d96ff" officeooo:paragraph-rsid="008d96ff" style:font-size-asian="9pt" style:font-style-asian="normal" style:font-size-complex="9pt" style:font-style-complex="normal"/>
    </style:style>
    <style:style style:name="P119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8f31a0" officeooo:paragraph-rsid="008f31a0" style:font-size-asian="9pt" style:font-style-asian="normal" style:font-size-complex="9pt" style:font-style-complex="normal"/>
    </style:style>
    <style:style style:name="P120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91239e" officeooo:paragraph-rsid="0091239e" style:font-size-asian="9pt" style:font-style-asian="normal" style:font-size-complex="9pt" style:font-style-complex="normal"/>
    </style:style>
    <style:style style:name="P121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917857" officeooo:paragraph-rsid="00917857" style:font-size-asian="9pt" style:font-style-asian="normal" style:font-size-complex="9pt" style:font-style-complex="normal"/>
    </style:style>
    <style:style style:name="P122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92ea10" officeooo:paragraph-rsid="0092ea10" style:font-size-asian="9pt" style:font-style-asian="normal" style:font-size-complex="9pt" style:font-style-complex="normal"/>
    </style:style>
    <style:style style:name="P123" style:family="paragraph" style:parent-style-name="Standard">
      <style:text-properties style:font-name="Times New Roman" fo:font-size="9pt" fo:font-style="normal" style:text-underline-style="none" officeooo:rsid="0092ea10" officeooo:paragraph-rsid="00b7d625" style:font-size-asian="9pt" style:font-style-asian="normal" style:font-size-complex="9pt" style:font-style-complex="normal"/>
    </style:style>
    <style:style style:name="P124" style:family="paragraph" style:parent-style-name="Standard">
      <style:text-properties style:font-name="Times New Roman" fo:font-size="9pt" fo:font-style="normal" style:text-underline-style="none" officeooo:rsid="0092ea10" officeooo:paragraph-rsid="00c17b50" style:font-size-asian="9pt" style:font-style-asian="normal" style:font-size-complex="9pt" style:font-style-complex="normal"/>
    </style:style>
    <style:style style:name="P125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94b3f1" officeooo:paragraph-rsid="0094b3f1" style:font-size-asian="9pt" style:font-style-asian="normal" style:font-size-complex="9pt" style:font-style-complex="normal"/>
    </style:style>
    <style:style style:name="P126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96a139" officeooo:paragraph-rsid="0096a139" style:font-size-asian="9pt" style:font-style-asian="normal" style:font-size-complex="9pt" style:font-style-complex="normal"/>
    </style:style>
    <style:style style:name="P127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974510" officeooo:paragraph-rsid="00974510" style:font-size-asian="9pt" style:font-style-asian="normal" style:font-size-complex="9pt" style:font-style-complex="normal"/>
    </style:style>
    <style:style style:name="P128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97fa88" officeooo:paragraph-rsid="0097fa88" style:font-size-asian="9pt" style:font-style-asian="normal" style:font-size-complex="9pt" style:font-style-complex="normal"/>
    </style:style>
    <style:style style:name="P129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994fd8" officeooo:paragraph-rsid="00994fd8" style:font-size-asian="9pt" style:font-style-asian="normal" style:font-size-complex="9pt" style:font-style-complex="normal"/>
    </style:style>
    <style:style style:name="P130" style:family="paragraph" style:parent-style-name="Standard">
      <style:paragraph-properties fo:text-align="start" style:justify-single-word="false"/>
      <style:text-properties style:font-name="Times New Roman" fo:font-size="9pt" fo:font-style="normal" style:text-underline-style="none" officeooo:rsid="00a8c73f" officeooo:paragraph-rsid="00a8c73f" style:font-size-asian="9pt" style:font-style-asian="normal" style:font-size-complex="9pt" style:font-style-complex="normal"/>
    </style:style>
    <style:style style:name="P131" style:family="paragraph" style:parent-style-name="Standard">
      <style:text-properties style:font-name="Times New Roman" fo:font-size="9pt" fo:font-style="normal" style:text-underline-style="none" officeooo:rsid="00191220" officeooo:paragraph-rsid="00191220" style:font-size-asian="9pt" style:font-style-asian="normal" style:font-size-complex="9pt" style:font-style-complex="normal"/>
    </style:style>
    <style:style style:name="P132" style:family="paragraph" style:parent-style-name="Standard">
      <style:text-properties style:font-name="Times New Roman" fo:font-size="9pt" fo:font-style="normal" style:text-underline-style="none" officeooo:rsid="00f5c007" officeooo:paragraph-rsid="00f5c007" style:font-size-asian="9pt" style:font-style-asian="normal" style:font-size-complex="9pt" style:font-style-complex="normal"/>
    </style:style>
    <style:style style:name="P133" style:family="paragraph" style:parent-style-name="Standard">
      <style:text-properties style:font-name="Times New Roman" fo:font-size="9pt" fo:font-style="normal" style:text-underline-style="none" officeooo:rsid="00f7ede5" officeooo:paragraph-rsid="00f7ede5" style:font-size-asian="9pt" style:font-style-asian="normal" style:font-size-complex="9pt" style:font-style-complex="normal"/>
    </style:style>
    <style:style style:name="P134" style:family="paragraph" style:parent-style-name="Standard">
      <style:text-properties style:font-name="Times New Roman" fo:font-size="9pt" fo:font-style="normal" style:text-underline-style="none" officeooo:rsid="00f92054" officeooo:paragraph-rsid="00f92054" style:font-size-asian="9pt" style:font-style-asian="normal" style:font-size-complex="9pt" style:font-style-complex="normal"/>
    </style:style>
    <style:style style:name="P135" style:family="paragraph" style:parent-style-name="Standard">
      <style:text-properties style:font-name="Times New Roman" fo:font-size="9pt" fo:font-style="normal" style:text-underline-style="none" officeooo:rsid="00fa9a83" officeooo:paragraph-rsid="00fa9a83" style:font-size-asian="9pt" style:font-style-asian="normal" style:font-size-complex="9pt" style:font-style-complex="normal"/>
    </style:style>
    <style:style style:name="P136" style:family="paragraph" style:parent-style-name="Standard">
      <style:text-properties style:font-name="Times New Roman" fo:font-size="9pt" fo:font-style="normal" style:text-underline-style="none" officeooo:rsid="00fc0bb0" officeooo:paragraph-rsid="00fc0bb0" style:font-size-asian="9pt" style:font-style-asian="normal" style:font-size-complex="9pt" style:font-style-complex="normal"/>
    </style:style>
    <style:style style:name="P137" style:family="paragraph" style:parent-style-name="Standard">
      <style:text-properties style:font-name="Times New Roman" fo:font-size="9pt" fo:font-style="normal" style:text-underline-style="none" fo:font-weight="normal" officeooo:rsid="00191220" officeooo:paragraph-rsid="00191220" style:font-size-asian="9pt" style:font-style-asian="normal" style:font-weight-asian="normal" style:font-size-complex="9pt" style:font-style-complex="normal" style:font-weight-complex="normal"/>
    </style:style>
    <style:style style:name="P138" style:family="paragraph" style:parent-style-name="Standard">
      <style:text-properties style:font-name="Times New Roman" fo:font-size="9pt" fo:font-style="normal" style:text-underline-style="none" fo:font-weight="normal" officeooo:rsid="00191220" officeooo:paragraph-rsid="002171ff" style:font-size-asian="9pt" style:font-style-asian="normal" style:font-weight-asian="normal" style:font-size-complex="9pt" style:font-style-complex="normal" style:font-weight-complex="normal"/>
    </style:style>
    <style:style style:name="P139" style:family="paragraph" style:parent-style-name="Standard">
      <style:text-properties style:font-name="Times New Roman" fo:font-size="9pt" fo:font-style="normal" style:text-underline-style="none" fo:font-weight="normal" officeooo:rsid="00191220" officeooo:paragraph-rsid="0072dab8" style:font-size-asian="9pt" style:font-style-asian="normal" style:font-weight-asian="normal" style:font-size-complex="9pt" style:font-style-complex="normal" style:font-weight-complex="normal"/>
    </style:style>
    <style:style style:name="P140" style:family="paragraph" style:parent-style-name="Standard">
      <style:text-properties style:font-name="Times New Roman" fo:font-size="9pt" fo:font-style="normal" style:text-underline-style="none" fo:font-weight="normal" officeooo:rsid="00191220" officeooo:paragraph-rsid="0034ea92" style:font-size-asian="9pt" style:font-style-asian="normal" style:font-weight-asian="normal" style:font-size-complex="9pt" style:font-style-complex="normal" style:font-weight-complex="normal"/>
    </style:style>
    <style:style style:name="P141" style:family="paragraph" style:parent-style-name="Standard">
      <style:text-properties style:font-name="Times New Roman" fo:font-size="9pt" fo:font-style="normal" style:text-underline-style="none" fo:font-weight="normal" officeooo:rsid="001c90de" officeooo:paragraph-rsid="001c90de" style:font-size-asian="9pt" style:font-style-asian="normal" style:font-weight-asian="normal" style:font-size-complex="9pt" style:font-style-complex="normal" style:font-weight-complex="normal"/>
    </style:style>
    <style:style style:name="P142" style:family="paragraph" style:parent-style-name="Standard">
      <style:text-properties style:font-name="Times New Roman" fo:font-size="9pt" fo:font-style="normal" style:text-underline-style="none" fo:font-weight="normal" officeooo:rsid="0017a594" officeooo:paragraph-rsid="00291fdc" style:font-size-asian="9pt" style:font-style-asian="normal" style:font-weight-asian="normal" style:font-size-complex="9pt" style:font-style-complex="normal" style:font-weight-complex="normal"/>
    </style:style>
    <style:style style:name="P143" style:family="paragraph" style:parent-style-name="Standard">
      <style:text-properties style:font-name="Times New Roman" fo:font-size="9pt" fo:font-style="normal" style:text-underline-style="none" fo:font-weight="normal" officeooo:rsid="0017a594" officeooo:paragraph-rsid="0017a594" style:font-size-asian="9pt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>
      <style:text-properties style:font-name="Times New Roman" fo:font-size="9pt" fo:font-style="normal" style:text-underline-style="none" fo:font-weight="normal" officeooo:rsid="0018c5bd" officeooo:paragraph-rsid="0018c5bd" style:font-size-asian="9pt" style:font-style-asian="normal" style:font-weight-asian="normal" style:font-size-complex="9pt" style:font-style-complex="normal" style:font-weight-complex="normal"/>
    </style:style>
    <style:style style:name="P145" style:family="paragraph" style:parent-style-name="Standard">
      <style:text-properties style:font-name="Times New Roman" fo:font-size="9pt" fo:font-style="normal" style:text-underline-style="none" fo:font-weight="normal" officeooo:rsid="0018c5bd" officeooo:paragraph-rsid="00291fdc" style:font-size-asian="9pt" style:font-style-asian="normal" style:font-weight-asian="normal" style:font-size-complex="9pt" style:font-style-complex="normal" style:font-weight-complex="normal"/>
    </style:style>
    <style:style style:name="P146" style:family="paragraph" style:parent-style-name="Standard">
      <style:text-properties style:font-name="Times New Roman" fo:font-size="9pt" fo:font-style="normal" style:text-underline-style="none" fo:font-weight="normal" officeooo:rsid="0018c5bd" officeooo:paragraph-rsid="00304ee9" style:font-size-asian="9pt" style:font-style-asian="normal" style:font-weight-asian="normal" style:font-size-complex="9pt" style:font-style-complex="normal" style:font-weight-complex="normal"/>
    </style:style>
    <style:style style:name="P147" style:family="paragraph" style:parent-style-name="Standard">
      <style:text-properties style:font-name="Times New Roman" fo:font-size="9pt" fo:font-style="normal" style:text-underline-style="none" fo:font-weight="normal" officeooo:rsid="00255e1f" officeooo:paragraph-rsid="00255e1f" style:font-size-asian="9pt" style:font-style-asian="normal" style:font-weight-asian="normal" style:font-size-complex="9pt" style:font-style-complex="normal" style:font-weight-complex="normal"/>
    </style:style>
    <style:style style:name="P148" style:family="paragraph" style:parent-style-name="Standard">
      <style:text-properties style:font-name="Times New Roman" fo:font-size="9pt" fo:font-style="normal" style:text-underline-style="none" fo:font-weight="normal" officeooo:rsid="00304ee9" officeooo:paragraph-rsid="00304ee9" style:font-size-asian="9pt" style:font-style-asian="normal" style:font-weight-asian="normal" style:font-size-complex="9pt" style:font-style-complex="normal" style:font-weight-complex="normal"/>
    </style:style>
    <style:style style:name="P149" style:family="paragraph" style:parent-style-name="Standard">
      <style:text-properties style:font-name="Times New Roman" fo:font-size="9pt" fo:font-style="normal" style:text-underline-style="none" fo:font-weight="normal" officeooo:rsid="0030a93e" officeooo:paragraph-rsid="0030a93e" style:font-size-asian="9pt" style:font-style-asian="normal" style:font-weight-asian="normal" style:font-size-complex="9pt" style:font-style-complex="normal" style:font-weight-complex="normal"/>
    </style:style>
    <style:style style:name="P150" style:family="paragraph" style:parent-style-name="Standard">
      <style:text-properties style:font-name="Times New Roman" fo:font-size="9pt" fo:font-style="normal" style:text-underline-style="none" fo:font-weight="normal" officeooo:rsid="00247041" officeooo:paragraph-rsid="00247041" style:font-size-asian="9pt" style:font-style-asian="normal" style:font-weight-asian="normal" style:font-size-complex="9pt" style:font-style-complex="normal" style:font-weight-complex="normal"/>
    </style:style>
    <style:style style:name="P151" style:family="paragraph" style:parent-style-name="Standard">
      <style:text-properties style:font-name="Times New Roman" fo:font-size="9pt" fo:font-style="normal" style:text-underline-style="none" fo:font-weight="normal" officeooo:rsid="00191220" officeooo:paragraph-rsid="00191220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2" style:family="paragraph" style:parent-style-name="Standard">
      <style:text-properties style:font-name="Times New Roman" fo:font-size="9pt" fo:font-style="normal" style:text-underline-style="none" fo:font-weight="normal" officeooo:rsid="0018c5bd" officeooo:paragraph-rsid="0018c5bd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3" style:family="paragraph" style:parent-style-name="Standard">
      <style:text-properties style:font-name="Times New Roman" fo:font-size="9pt" fo:font-style="normal" style:text-underline-style="none" officeooo:rsid="004f9271" officeooo:paragraph-rsid="004f9271" fo:background-color="transparent" style:font-size-asian="9pt" style:font-style-asian="normal" style:font-size-complex="9pt" style:font-style-complex="normal"/>
    </style:style>
    <style:style style:name="P154" style:family="paragraph" style:parent-style-name="Standard">
      <style:text-properties style:font-name="Times New Roman" fo:font-size="9pt" fo:font-style="normal" style:text-underline-style="none" officeooo:rsid="0047d06d" officeooo:paragraph-rsid="0047d06d" fo:background-color="transparent" style:font-size-asian="9pt" style:font-style-asian="normal" style:font-size-complex="9pt" style:font-style-complex="normal"/>
    </style:style>
    <style:style style:name="P155" style:family="paragraph" style:parent-style-name="Standard">
      <style:text-properties style:font-name="Times New Roman" fo:font-size="9pt" fo:font-style="normal" style:text-underline-style="none" officeooo:rsid="003d3ddf" officeooo:paragraph-rsid="003d3ddf" fo:background-color="transparent" style:font-size-asian="9pt" style:font-style-asian="normal" style:font-size-complex="9pt" style:font-style-complex="normal"/>
    </style:style>
    <style:style style:name="P156" style:family="paragraph" style:parent-style-name="Standard">
      <style:text-properties style:font-name="Times New Roman" fo:font-size="9pt" fo:font-style="normal" style:text-underline-style="none" officeooo:rsid="003da493" officeooo:paragraph-rsid="003da493" fo:background-color="transparent" style:font-size-asian="9pt" style:font-style-asian="normal" style:font-size-complex="9pt" style:font-style-complex="normal"/>
    </style:style>
    <style:style style:name="P157" style:family="paragraph" style:parent-style-name="Standard">
      <style:text-properties style:font-name="Times New Roman" fo:font-size="9pt" fo:font-style="normal" style:text-underline-style="none" officeooo:rsid="00468236" officeooo:paragraph-rsid="00468236" fo:background-color="transparent" style:font-size-asian="9pt" style:font-style-asian="normal" style:font-size-complex="9pt" style:font-style-complex="normal"/>
    </style:style>
    <style:style style:name="P158" style:family="paragraph" style:parent-style-name="Standard">
      <style:text-properties style:font-name="Times New Roman" fo:font-size="9pt" fo:font-style="normal" style:text-underline-style="none" officeooo:rsid="003c2b56" officeooo:paragraph-rsid="003c2b56" fo:background-color="transparent" style:font-size-asian="9pt" style:font-style-asian="normal" style:font-size-complex="9pt" style:font-style-complex="normal"/>
    </style:style>
    <style:style style:name="P159" style:family="paragraph" style:parent-style-name="Standard">
      <style:text-properties style:font-name="Times New Roman" fo:font-size="9pt" fo:font-style="normal" style:text-underline-style="none" officeooo:rsid="004bdead" officeooo:paragraph-rsid="004bdead" fo:background-color="transparent" style:font-size-asian="9pt" style:font-style-asian="normal" style:font-size-complex="9pt" style:font-style-complex="normal"/>
    </style:style>
    <style:style style:name="P160" style:family="paragraph" style:parent-style-name="Standard">
      <style:text-properties style:font-name="Times New Roman" fo:font-size="9pt" fo:font-style="normal" style:text-underline-style="none" officeooo:rsid="0044d6a4" officeooo:paragraph-rsid="0044d6a4" fo:background-color="transparent" style:font-size-asian="9pt" style:font-style-asian="normal" style:font-size-complex="9pt" style:font-style-complex="normal"/>
    </style:style>
    <style:style style:name="P161" style:family="paragraph" style:parent-style-name="Standard">
      <style:text-properties style:font-name="Times New Roman" fo:font-size="9pt" fo:font-style="normal" style:text-underline-style="none" officeooo:rsid="004858e3" officeooo:paragraph-rsid="004858e3" fo:background-color="transparent" style:font-size-asian="9pt" style:font-style-asian="normal" style:font-size-complex="9pt" style:font-style-complex="normal"/>
    </style:style>
    <style:style style:name="P162" style:family="paragraph" style:parent-style-name="Standard">
      <style:text-properties style:font-name="Times New Roman" fo:font-size="9pt" fo:font-style="normal" fo:font-weight="normal" officeooo:rsid="0017a594" officeooo:paragraph-rsid="0017a594" style:font-size-asian="9pt" style:font-style-asian="normal" style:font-weight-asian="normal" style:font-size-complex="9pt" style:font-style-complex="normal" style:font-weight-complex="normal"/>
    </style:style>
    <style:style style:name="P163" style:family="paragraph" style:parent-style-name="Standard">
      <style:text-properties style:font-name="Times New Roman" fo:font-size="9pt" fo:font-style="normal" officeooo:rsid="004bdead" officeooo:paragraph-rsid="004bdead" fo:background-color="transparent" style:font-size-asian="9pt" style:font-style-asian="normal" style:font-size-complex="9pt" style:font-style-complex="normal"/>
    </style:style>
    <style:style style:name="P164" style:family="paragraph" style:parent-style-name="Standard">
      <style:text-properties style:font-name="Times New Roman" fo:font-size="9pt" fo:font-style="normal" officeooo:rsid="00155514" officeooo:paragraph-rsid="00155514" fo:background-color="transparent" style:font-size-asian="9pt" style:font-style-asian="normal" style:font-size-complex="9pt" style:font-style-complex="normal"/>
    </style:style>
    <style:style style:name="P165" style:family="paragraph" style:parent-style-name="Standard">
      <style:text-properties style:font-name="Times New Roman" fo:font-size="9pt" fo:font-style="normal" officeooo:rsid="00093e95" officeooo:paragraph-rsid="0031479b" fo:background-color="transparent" style:font-size-asian="9pt" style:font-style-asian="normal" style:font-size-complex="9pt" style:font-style-complex="normal"/>
    </style:style>
    <style:style style:name="P166" style:family="paragraph" style:parent-style-name="Standard">
      <style:text-properties style:font-name="Times New Roman" fo:font-size="9pt" fo:font-style="normal" officeooo:rsid="00093e95" officeooo:paragraph-rsid="00093e95" fo:background-color="transparent" style:font-size-asian="9pt" style:font-style-asian="normal" style:font-size-complex="9pt" style:font-style-complex="normal"/>
    </style:style>
    <style:style style:name="P167" style:family="paragraph" style:parent-style-name="Standard">
      <style:text-properties style:font-name="Times New Roman" fo:font-size="9pt" fo:font-style="normal" officeooo:rsid="00080f92" officeooo:paragraph-rsid="00080f92" fo:background-color="transparent" style:font-size-asian="9pt" style:font-style-asian="normal" style:font-size-complex="9pt" style:font-style-complex="normal"/>
    </style:style>
    <style:style style:name="P168" style:family="paragraph" style:parent-style-name="Standard">
      <style:text-properties style:font-name="Times New Roman" fo:font-size="9pt" fo:font-style="normal" officeooo:rsid="00389b96" officeooo:paragraph-rsid="00389b96" fo:background-color="transparent" style:font-size-asian="9pt" style:font-style-asian="normal" style:font-size-complex="9pt" style:font-style-complex="normal"/>
    </style:style>
    <style:style style:name="P169" style:family="paragraph" style:parent-style-name="Standard">
      <style:text-properties style:font-name="Times New Roman" fo:font-size="9pt" fo:font-style="normal" officeooo:rsid="001f956a" officeooo:paragraph-rsid="001f956a" fo:background-color="transparent" style:font-size-asian="9pt" style:font-style-asian="normal" style:font-size-complex="9pt" style:font-style-complex="normal"/>
    </style:style>
    <style:style style:name="P170" style:family="paragraph" style:parent-style-name="Standard">
      <style:text-properties style:font-name="Times New Roman" fo:font-size="9pt" fo:font-style="normal" officeooo:rsid="00367cb1" officeooo:paragraph-rsid="00367cb1" fo:background-color="transparent" style:font-size-asian="9pt" style:font-style-asian="normal" style:font-size-complex="9pt" style:font-style-complex="normal"/>
    </style:style>
    <style:style style:name="P171" style:family="paragraph" style:parent-style-name="Standard">
      <style:text-properties style:font-name="Times New Roman" fo:font-size="9pt" fo:font-style="normal" officeooo:rsid="000e3124" officeooo:paragraph-rsid="000e3124" fo:background-color="transparent" style:font-size-asian="9pt" style:font-style-asian="normal" style:font-size-complex="9pt" style:font-style-complex="normal"/>
    </style:style>
    <style:style style:name="P172" style:family="paragraph" style:parent-style-name="Standard">
      <style:text-properties style:font-name="Times New Roman" fo:font-size="9pt" fo:font-style="normal" officeooo:rsid="00095f61" officeooo:paragraph-rsid="00330c56" fo:background-color="transparent" style:font-size-asian="9pt" style:font-style-asian="normal" style:font-size-complex="9pt" style:font-style-complex="normal"/>
    </style:style>
    <style:style style:name="P173" style:family="paragraph" style:parent-style-name="Standard">
      <style:text-properties style:font-name="Times New Roman" fo:font-size="9pt" fo:font-style="normal" officeooo:rsid="003a3f01" officeooo:paragraph-rsid="003a3f01" fo:background-color="transparent" style:font-size-asian="9pt" style:font-style-asian="normal" style:font-size-complex="9pt" style:font-style-complex="normal"/>
    </style:style>
    <style:style style:name="P174" style:family="paragraph" style:parent-style-name="Standard">
      <style:paragraph-properties fo:text-align="start" style:justify-single-word="false"/>
      <style:text-properties style:font-name="Times New Roman" fo:font-size="9pt" fo:font-style="italic" officeooo:rsid="007e6f03" officeooo:paragraph-rsid="007e6f03" style:font-size-asian="9pt" style:font-style-asian="italic" style:font-size-complex="9pt" style:font-style-complex="italic"/>
    </style:style>
    <style:style style:name="P175" style:family="paragraph" style:parent-style-name="Standard">
      <style:paragraph-properties fo:text-align="start" style:justify-single-word="false"/>
      <style:text-properties style:font-name="Times New Roman" fo:font-size="9pt" fo:font-style="italic" officeooo:rsid="007fb332" officeooo:paragraph-rsid="007fb332" style:font-size-asian="9pt" style:font-style-asian="italic" style:font-size-complex="9pt" style:font-style-complex="italic"/>
    </style:style>
    <style:style style:name="P176" style:family="paragraph" style:parent-style-name="Standard">
      <style:paragraph-properties fo:text-align="start" style:justify-single-word="false"/>
      <style:text-properties style:font-name="Times New Roman" fo:font-size="9pt" fo:font-style="italic" officeooo:rsid="007ccfb9" officeooo:paragraph-rsid="007ccfb9" style:font-size-asian="9pt" style:font-style-asian="italic" style:font-size-complex="9pt" style:font-style-complex="italic"/>
    </style:style>
    <style:style style:name="P177" style:family="paragraph" style:parent-style-name="Standard">
      <style:paragraph-properties fo:text-align="start" style:justify-single-word="false"/>
      <style:text-properties style:font-name="Times New Roman" fo:font-size="9pt" fo:font-style="italic" officeooo:rsid="00834b86" officeooo:paragraph-rsid="00834b86" style:font-size-asian="9pt" style:font-style-asian="italic" style:font-size-complex="9pt" style:font-style-complex="italic"/>
    </style:style>
    <style:style style:name="P178" style:family="paragraph" style:parent-style-name="Standard">
      <style:paragraph-properties fo:text-align="start" style:justify-single-word="false"/>
      <style:text-properties style:font-name="Times New Roman" fo:font-size="9pt" fo:font-style="italic" officeooo:rsid="0085375c" officeooo:paragraph-rsid="0085375c" style:font-size-asian="9pt" style:font-style-asian="italic" style:font-size-complex="9pt" style:font-style-complex="italic"/>
    </style:style>
    <style:style style:name="P179" style:family="paragraph" style:parent-style-name="Standard">
      <style:paragraph-properties fo:text-align="start" style:justify-single-word="false"/>
      <style:text-properties style:font-name="Times New Roman" fo:font-size="9pt" fo:font-style="italic" officeooo:rsid="00871851" officeooo:paragraph-rsid="00871851" style:font-size-asian="9pt" style:font-style-asian="italic" style:font-size-complex="9pt" style:font-style-complex="italic"/>
    </style:style>
    <style:style style:name="P180" style:family="paragraph" style:parent-style-name="Standard">
      <style:paragraph-properties fo:text-align="start" style:justify-single-word="false"/>
      <style:text-properties style:font-name="Times New Roman" fo:font-size="9pt" fo:font-style="italic" officeooo:rsid="008768dd" officeooo:paragraph-rsid="008768dd" style:font-size-asian="9pt" style:font-style-asian="italic" style:font-size-complex="9pt" style:font-style-complex="italic"/>
    </style:style>
    <style:style style:name="P181" style:family="paragraph" style:parent-style-name="Standard">
      <style:text-properties style:font-name="Times New Roman" fo:font-size="9pt" fo:font-style="italic" officeooo:rsid="0055d2c2" officeooo:paragraph-rsid="0055d2c2" style:font-size-asian="9pt" style:font-style-asian="italic" style:font-size-complex="9pt" style:font-style-complex="italic"/>
    </style:style>
    <style:style style:name="P182" style:family="paragraph" style:parent-style-name="Standard">
      <style:text-properties style:font-name="Times New Roman" fo:font-size="9pt" fo:font-style="italic" officeooo:rsid="001f956a" officeooo:paragraph-rsid="001f956a" style:font-size-asian="9pt" style:font-style-asian="italic" style:font-size-complex="9pt" style:font-style-complex="italic"/>
    </style:style>
    <style:style style:name="P183" style:family="paragraph" style:parent-style-name="Standard">
      <style:text-properties style:font-name="Times New Roman" fo:font-size="9pt" fo:font-style="italic" officeooo:rsid="004858e3" officeooo:paragraph-rsid="004858e3" style:font-size-asian="9pt" style:font-style-asian="italic" style:font-size-complex="9pt" style:font-style-complex="italic"/>
    </style:style>
    <style:style style:name="P184" style:family="paragraph" style:parent-style-name="Standard">
      <style:text-properties style:font-name="Times New Roman" fo:font-size="9pt" fo:font-style="italic" officeooo:rsid="002f4b5b" officeooo:paragraph-rsid="002f4b5b" style:font-size-asian="9pt" style:font-style-asian="italic" style:font-size-complex="9pt" style:font-style-complex="italic"/>
    </style:style>
    <style:style style:name="P185" style:family="paragraph" style:parent-style-name="Standard">
      <style:text-properties style:font-name="Times New Roman" fo:font-size="9pt" fo:font-style="italic" officeooo:rsid="004032a4" officeooo:paragraph-rsid="004032a4" style:font-size-asian="9pt" style:font-style-asian="italic" style:font-size-complex="9pt" style:font-style-complex="italic"/>
    </style:style>
    <style:style style:name="P186" style:family="paragraph" style:parent-style-name="Standard">
      <style:text-properties style:font-name="Times New Roman" fo:font-size="9pt" fo:font-style="italic" officeooo:rsid="00389b96" officeooo:paragraph-rsid="0072dab8" style:font-size-asian="9pt" style:font-style-asian="italic" style:font-size-complex="9pt" style:font-style-complex="italic"/>
    </style:style>
    <style:style style:name="P187" style:family="paragraph" style:parent-style-name="Standard">
      <style:text-properties style:font-name="Times New Roman" fo:font-size="9pt" fo:font-style="italic" officeooo:rsid="00389b96" officeooo:paragraph-rsid="00389b96" style:font-size-asian="9pt" style:font-style-asian="italic" style:font-size-complex="9pt" style:font-style-complex="italic"/>
    </style:style>
    <style:style style:name="P188" style:family="paragraph" style:parent-style-name="Standard">
      <style:text-properties style:font-name="Times New Roman" fo:font-size="9pt" fo:font-style="italic" officeooo:rsid="003f5fde" officeooo:paragraph-rsid="004032a4" style:font-size-asian="9pt" style:font-style-asian="italic" style:font-size-complex="9pt" style:font-style-complex="italic"/>
    </style:style>
    <style:style style:name="P189" style:family="paragraph" style:parent-style-name="Standard">
      <style:text-properties style:font-name="Times New Roman" fo:font-size="9pt" fo:font-style="italic" officeooo:rsid="003f5fde" officeooo:paragraph-rsid="003f5fde" style:font-size-asian="9pt" style:font-style-asian="italic" style:font-size-complex="9pt" style:font-style-complex="italic"/>
    </style:style>
    <style:style style:name="P190" style:family="paragraph" style:parent-style-name="Standard">
      <style:text-properties style:font-name="Times New Roman" fo:font-size="9pt" fo:font-style="italic" officeooo:rsid="0042fc05" officeooo:paragraph-rsid="0042fc05" style:font-size-asian="9pt" style:font-style-asian="italic" style:font-size-complex="9pt" style:font-style-complex="italic"/>
    </style:style>
    <style:style style:name="P191" style:family="paragraph" style:parent-style-name="Standard">
      <style:text-properties style:font-name="Times New Roman" fo:font-size="9pt" fo:font-style="italic" officeooo:rsid="004a2495" officeooo:paragraph-rsid="004a2495" style:font-size-asian="9pt" style:font-style-asian="italic" style:font-size-complex="9pt" style:font-style-complex="italic"/>
    </style:style>
    <style:style style:name="P192" style:family="paragraph" style:parent-style-name="Standard">
      <style:text-properties style:font-name="Times New Roman" fo:font-size="9pt" fo:font-style="italic" officeooo:rsid="003da493" officeooo:paragraph-rsid="003da493" style:font-size-asian="9pt" style:font-style-asian="italic" style:font-size-complex="9pt" style:font-style-complex="italic"/>
    </style:style>
    <style:style style:name="P193" style:family="paragraph" style:parent-style-name="Standard">
      <style:text-properties style:font-name="Times New Roman" fo:font-size="9pt" fo:font-style="italic" officeooo:rsid="003d095c" officeooo:paragraph-rsid="003d095c" style:font-size-asian="9pt" style:font-style-asian="italic" style:font-size-complex="9pt" style:font-style-complex="italic"/>
    </style:style>
    <style:style style:name="P194" style:family="paragraph" style:parent-style-name="Standard">
      <style:text-properties style:font-name="Times New Roman" fo:font-size="9pt" fo:font-style="italic" officeooo:rsid="0044d6a4" officeooo:paragraph-rsid="0044d6a4" style:font-size-asian="9pt" style:font-style-asian="italic" style:font-size-complex="9pt" style:font-style-complex="italic"/>
    </style:style>
    <style:style style:name="P195" style:family="paragraph" style:parent-style-name="Standard">
      <style:text-properties style:font-name="Times New Roman" fo:font-size="9pt" fo:font-style="italic" officeooo:rsid="001ee470" officeooo:paragraph-rsid="001ee470" style:font-size-asian="9pt" style:font-style-asian="italic" style:font-size-complex="9pt" style:font-style-complex="italic"/>
    </style:style>
    <style:style style:name="P196" style:family="paragraph" style:parent-style-name="Standard">
      <style:text-properties style:font-name="Times New Roman" fo:font-size="9pt" fo:font-style="italic" officeooo:rsid="00207301" officeooo:paragraph-rsid="00207301" style:font-size-asian="9pt" style:font-style-asian="italic" style:font-size-complex="9pt" style:font-style-complex="italic"/>
    </style:style>
    <style:style style:name="P197" style:family="paragraph" style:parent-style-name="Standard">
      <style:text-properties style:font-name="Times New Roman" fo:font-size="9pt" fo:font-style="italic" officeooo:rsid="0055c39c" officeooo:paragraph-rsid="0055c39c" style:font-size-asian="9pt" style:font-style-asian="italic" style:font-size-complex="9pt" style:font-style-complex="italic"/>
    </style:style>
    <style:style style:name="P198" style:family="paragraph" style:parent-style-name="Standard">
      <style:text-properties style:font-name="Times New Roman" fo:font-size="9pt" fo:font-style="italic" officeooo:rsid="00571c60" officeooo:paragraph-rsid="00571c60" style:font-size-asian="9pt" style:font-style-asian="italic" style:font-size-complex="9pt" style:font-style-complex="italic"/>
    </style:style>
    <style:style style:name="P199" style:family="paragraph" style:parent-style-name="Standard">
      <style:text-properties style:font-name="Times New Roman" fo:font-size="9pt" fo:font-style="italic" officeooo:rsid="00592086" officeooo:paragraph-rsid="00592086" style:font-size-asian="9pt" style:font-style-asian="italic" style:font-size-complex="9pt" style:font-style-complex="italic"/>
    </style:style>
    <style:style style:name="P200" style:family="paragraph" style:parent-style-name="Standard">
      <style:text-properties style:font-name="Times New Roman" fo:font-size="9pt" fo:font-style="italic" officeooo:rsid="0059b13e" officeooo:paragraph-rsid="0059b13e" style:font-size-asian="9pt" style:font-style-asian="italic" style:font-size-complex="9pt" style:font-style-complex="italic"/>
    </style:style>
    <style:style style:name="P201" style:family="paragraph" style:parent-style-name="Standard">
      <style:text-properties style:font-name="Times New Roman" fo:font-size="9pt" fo:font-style="italic" officeooo:rsid="005bb5ae" officeooo:paragraph-rsid="005bb5ae" style:font-size-asian="9pt" style:font-style-asian="italic" style:font-size-complex="9pt" style:font-style-complex="italic"/>
    </style:style>
    <style:style style:name="P202" style:family="paragraph" style:parent-style-name="Standard">
      <style:text-properties style:font-name="Times New Roman" fo:font-size="9pt" fo:font-style="italic" officeooo:rsid="005d3a78" officeooo:paragraph-rsid="005d3a78" style:font-size-asian="9pt" style:font-style-asian="italic" style:font-size-complex="9pt" style:font-style-complex="italic"/>
    </style:style>
    <style:style style:name="P203" style:family="paragraph" style:parent-style-name="Standard">
      <style:text-properties style:font-name="Times New Roman" fo:font-size="9pt" fo:font-style="italic" officeooo:rsid="005efcd0" officeooo:paragraph-rsid="005efcd0" style:font-size-asian="9pt" style:font-style-asian="italic" style:font-size-complex="9pt" style:font-style-complex="italic"/>
    </style:style>
    <style:style style:name="P204" style:family="paragraph" style:parent-style-name="Standard">
      <style:text-properties style:font-name="Times New Roman" fo:font-size="9pt" fo:font-style="italic" officeooo:rsid="0068bc02" officeooo:paragraph-rsid="0068bc02" style:font-size-asian="9pt" style:font-style-asian="italic" style:font-size-complex="9pt" style:font-style-complex="italic"/>
    </style:style>
    <style:style style:name="P205" style:family="paragraph" style:parent-style-name="Standard">
      <style:text-properties style:font-name="Times New Roman" fo:font-size="9pt" fo:font-style="italic" officeooo:rsid="006bb27a" officeooo:paragraph-rsid="006bb27a" style:font-size-asian="9pt" style:font-style-asian="italic" style:font-size-complex="9pt" style:font-style-complex="italic"/>
    </style:style>
    <style:style style:name="P206" style:family="paragraph" style:parent-style-name="Standard">
      <style:text-properties style:font-name="Times New Roman" fo:font-size="9pt" fo:font-style="italic" officeooo:rsid="006cf58d" officeooo:paragraph-rsid="006cf58d" style:font-size-asian="9pt" style:font-style-asian="italic" style:font-size-complex="9pt" style:font-style-complex="italic"/>
    </style:style>
    <style:style style:name="P207" style:family="paragraph" style:parent-style-name="Standard">
      <style:text-properties style:font-name="Times New Roman" fo:font-size="9pt" fo:font-style="italic" officeooo:rsid="006d9e0a" officeooo:paragraph-rsid="006d9e0a" style:font-size-asian="9pt" style:font-style-asian="italic" style:font-size-complex="9pt" style:font-style-complex="italic"/>
    </style:style>
    <style:style style:name="P208" style:family="paragraph" style:parent-style-name="Standard">
      <style:text-properties style:font-name="Times New Roman" fo:font-size="9pt" fo:font-style="italic" officeooo:rsid="006eeb1e" officeooo:paragraph-rsid="006eeb1e" style:font-size-asian="9pt" style:font-style-asian="italic" style:font-size-complex="9pt" style:font-style-complex="italic"/>
    </style:style>
    <style:style style:name="P209" style:family="paragraph" style:parent-style-name="Standard">
      <style:text-properties style:font-name="Times New Roman" fo:font-size="9pt" fo:font-style="italic" officeooo:rsid="006f635b" officeooo:paragraph-rsid="006f635b" style:font-size-asian="9pt" style:font-style-asian="italic" style:font-size-complex="9pt" style:font-style-complex="italic"/>
    </style:style>
    <style:style style:name="P210" style:family="paragraph" style:parent-style-name="Standard">
      <style:text-properties style:font-name="Times New Roman" fo:font-size="9pt" fo:font-style="italic" officeooo:rsid="0070a9f0" officeooo:paragraph-rsid="0070a9f0" style:font-size-asian="9pt" style:font-style-asian="italic" style:font-size-complex="9pt" style:font-style-complex="italic"/>
    </style:style>
    <style:style style:name="P211" style:family="paragraph" style:parent-style-name="Standard">
      <style:text-properties style:font-name="Times New Roman" fo:font-size="9pt" fo:font-style="italic" officeooo:rsid="0070fa99" officeooo:paragraph-rsid="0070fa99" style:font-size-asian="9pt" style:font-style-asian="italic" style:font-size-complex="9pt" style:font-style-complex="italic"/>
    </style:style>
    <style:style style:name="P212" style:family="paragraph" style:parent-style-name="Standard">
      <style:text-properties style:font-name="Times New Roman" fo:font-size="9pt" fo:font-style="italic" officeooo:rsid="007522a2" officeooo:paragraph-rsid="007522a2" style:font-size-asian="9pt" style:font-style-asian="italic" style:font-size-complex="9pt" style:font-style-complex="italic"/>
    </style:style>
    <style:style style:name="P213" style:family="paragraph" style:parent-style-name="Standard">
      <style:paragraph-properties fo:text-align="start" style:justify-single-word="false"/>
      <style:text-properties style:font-name="Times New Roman" fo:font-size="9pt" fo:font-style="italic" officeooo:rsid="007630c4" officeooo:paragraph-rsid="007630c4" style:font-size-asian="9pt" style:font-style-asian="italic" style:font-size-complex="9pt" style:font-style-complex="italic"/>
    </style:style>
    <style:style style:name="P214" style:family="paragraph" style:parent-style-name="Standard">
      <style:paragraph-properties fo:text-align="start" style:justify-single-word="false"/>
      <style:text-properties style:font-name="Times New Roman" fo:font-size="9pt" fo:font-style="italic" officeooo:rsid="0077e6c7" officeooo:paragraph-rsid="0077e6c7" style:font-size-asian="9pt" style:font-style-asian="italic" style:font-size-complex="9pt" style:font-style-complex="italic"/>
    </style:style>
    <style:style style:name="P215" style:family="paragraph" style:parent-style-name="Standard">
      <style:paragraph-properties fo:text-align="start" style:justify-single-word="false"/>
      <style:text-properties style:font-name="Times New Roman" fo:font-size="9pt" fo:font-style="italic" officeooo:rsid="00780423" officeooo:paragraph-rsid="00780423" style:font-size-asian="9pt" style:font-style-asian="italic" style:font-size-complex="9pt" style:font-style-complex="italic"/>
    </style:style>
    <style:style style:name="P216" style:family="paragraph" style:parent-style-name="Standard">
      <style:paragraph-properties fo:text-align="start" style:justify-single-word="false"/>
      <style:text-properties style:font-name="Times New Roman" fo:font-size="9pt" fo:font-style="italic" officeooo:rsid="007a20f6" officeooo:paragraph-rsid="007a20f6" style:font-size-asian="9pt" style:font-style-asian="italic" style:font-size-complex="9pt" style:font-style-complex="italic"/>
    </style:style>
    <style:style style:name="P217" style:family="paragraph" style:parent-style-name="Standard">
      <style:paragraph-properties fo:text-align="start" style:justify-single-word="false"/>
      <style:text-properties style:font-name="Times New Roman" fo:font-size="9pt" fo:font-style="italic" officeooo:rsid="007b4d0a" officeooo:paragraph-rsid="007b4d0a" style:font-size-asian="9pt" style:font-style-asian="italic" style:font-size-complex="9pt" style:font-style-complex="italic"/>
    </style:style>
    <style:style style:name="P218" style:family="paragraph" style:parent-style-name="Standard">
      <style:paragraph-properties fo:text-align="start" style:justify-single-word="false"/>
      <style:text-properties style:font-name="Times New Roman" fo:font-size="9pt" fo:font-style="italic" officeooo:rsid="008affcd" officeooo:paragraph-rsid="008affcd" style:font-size-asian="9pt" style:font-style-asian="italic" style:font-size-complex="9pt" style:font-style-complex="italic"/>
    </style:style>
    <style:style style:name="P219" style:family="paragraph" style:parent-style-name="Standard">
      <style:paragraph-properties fo:text-align="start" style:justify-single-word="false"/>
      <style:text-properties style:font-name="Times New Roman" fo:font-size="9pt" fo:font-style="italic" officeooo:rsid="008f31a0" officeooo:paragraph-rsid="008f31a0" style:font-size-asian="9pt" style:font-style-asian="italic" style:font-size-complex="9pt" style:font-style-complex="italic"/>
    </style:style>
    <style:style style:name="P220" style:family="paragraph" style:parent-style-name="Standard">
      <style:paragraph-properties fo:text-align="start" style:justify-single-word="false"/>
      <style:text-properties style:font-name="Times New Roman" fo:font-size="9pt" fo:font-style="italic" officeooo:rsid="0091239e" officeooo:paragraph-rsid="0091239e" style:font-size-asian="9pt" style:font-style-asian="italic" style:font-size-complex="9pt" style:font-style-complex="italic"/>
    </style:style>
    <style:style style:name="P221" style:family="paragraph" style:parent-style-name="Standard">
      <style:paragraph-properties fo:text-align="start" style:justify-single-word="false"/>
      <style:text-properties style:font-name="Times New Roman" fo:font-size="9pt" fo:font-style="italic" officeooo:rsid="0092ea10" officeooo:paragraph-rsid="0092ea10" style:font-size-asian="9pt" style:font-style-asian="italic" style:font-size-complex="9pt" style:font-style-complex="italic"/>
    </style:style>
    <style:style style:name="P222" style:family="paragraph" style:parent-style-name="Standard">
      <style:paragraph-properties fo:text-align="start" style:justify-single-word="false"/>
      <style:text-properties style:font-name="Times New Roman" fo:font-size="9pt" fo:font-style="italic" officeooo:rsid="00937b81" officeooo:paragraph-rsid="00937b81" style:font-size-asian="9pt" style:font-style-asian="italic" style:font-size-complex="9pt" style:font-style-complex="italic"/>
    </style:style>
    <style:style style:name="P223" style:family="paragraph" style:parent-style-name="Standard">
      <style:paragraph-properties fo:text-align="start" style:justify-single-word="false"/>
      <style:text-properties style:font-name="Times New Roman" fo:font-size="9pt" fo:font-style="italic" officeooo:rsid="0096a139" officeooo:paragraph-rsid="0096a139" style:font-size-asian="9pt" style:font-style-asian="italic" style:font-size-complex="9pt" style:font-style-complex="italic"/>
    </style:style>
    <style:style style:name="P224" style:family="paragraph" style:parent-style-name="Standard">
      <style:paragraph-properties fo:text-align="start" style:justify-single-word="false"/>
      <style:text-properties style:font-name="Times New Roman" fo:font-size="9pt" fo:font-style="italic" officeooo:rsid="00974510" officeooo:paragraph-rsid="00974510" style:font-size-asian="9pt" style:font-style-asian="italic" style:font-size-complex="9pt" style:font-style-complex="italic"/>
    </style:style>
    <style:style style:name="P225" style:family="paragraph" style:parent-style-name="Standard">
      <style:paragraph-properties fo:text-align="start" style:justify-single-word="false"/>
      <style:text-properties style:font-name="Times New Roman" fo:font-size="9pt" fo:font-style="italic" officeooo:rsid="0097fa88" officeooo:paragraph-rsid="0097fa88" style:font-size-asian="9pt" style:font-style-asian="italic" style:font-size-complex="9pt" style:font-style-complex="italic"/>
    </style:style>
    <style:style style:name="P226" style:family="paragraph" style:parent-style-name="Standard">
      <style:paragraph-properties fo:text-align="start" style:justify-single-word="false"/>
      <style:text-properties style:font-name="Times New Roman" fo:font-size="9pt" fo:font-style="italic" officeooo:rsid="009d802c" officeooo:paragraph-rsid="009d802c" style:font-size-asian="9pt" style:font-style-asian="italic" style:font-size-complex="9pt" style:font-style-complex="italic"/>
    </style:style>
    <style:style style:name="P227" style:family="paragraph" style:parent-style-name="Standard">
      <style:paragraph-properties fo:text-align="start" style:justify-single-word="false"/>
      <style:text-properties style:font-name="Times New Roman" fo:font-size="9pt" fo:font-style="italic" officeooo:rsid="009f1a65" officeooo:paragraph-rsid="009f1a65" style:font-size-asian="9pt" style:font-style-asian="italic" style:font-size-complex="9pt" style:font-style-complex="italic"/>
    </style:style>
    <style:style style:name="P228" style:family="paragraph" style:parent-style-name="Standard">
      <style:paragraph-properties fo:text-align="start" style:justify-single-word="false"/>
      <style:text-properties style:font-name="Times New Roman" fo:font-size="9pt" fo:font-style="italic" officeooo:rsid="00a63d28" officeooo:paragraph-rsid="00a63d28" style:font-size-asian="9pt" style:font-style-asian="italic" style:font-size-complex="9pt" style:font-style-complex="italic"/>
    </style:style>
    <style:style style:name="P229" style:family="paragraph" style:parent-style-name="Standard">
      <style:paragraph-properties fo:text-align="start" style:justify-single-word="false"/>
      <style:text-properties style:font-name="Times New Roman" fo:font-size="9pt" fo:font-style="italic" officeooo:rsid="00a7591b" officeooo:paragraph-rsid="00a7591b" style:font-size-asian="9pt" style:font-style-asian="italic" style:font-size-complex="9pt" style:font-style-complex="italic"/>
    </style:style>
    <style:style style:name="P230" style:family="paragraph" style:parent-style-name="Standard">
      <style:paragraph-properties fo:text-align="start" style:justify-single-word="false"/>
      <style:text-properties style:font-name="Times New Roman" fo:font-size="9pt" fo:font-style="italic" officeooo:rsid="00a8c73f" officeooo:paragraph-rsid="00a8c73f" style:font-size-asian="9pt" style:font-style-asian="italic" style:font-size-complex="9pt" style:font-style-complex="italic"/>
    </style:style>
    <style:style style:name="P231" style:family="paragraph" style:parent-style-name="Standard">
      <style:paragraph-properties fo:text-align="start" style:justify-single-word="false"/>
      <style:text-properties style:font-name="Times New Roman" fo:font-size="9pt" fo:font-style="italic" officeooo:rsid="00879133" officeooo:paragraph-rsid="00c7e864" style:font-size-asian="9pt" style:font-style-asian="italic" style:font-size-complex="9pt" style:font-style-complex="italic"/>
    </style:style>
    <style:style style:name="P232" style:family="paragraph" style:parent-style-name="Standard">
      <style:paragraph-properties fo:text-align="start" style:justify-single-word="false"/>
      <style:text-properties style:font-name="Times New Roman" fo:font-size="9pt" fo:font-style="italic" officeooo:rsid="00c834fd" officeooo:paragraph-rsid="00c834fd" style:font-size-asian="9pt" style:font-style-asian="italic" style:font-size-complex="9pt" style:font-style-complex="italic"/>
    </style:style>
    <style:style style:name="P233" style:family="paragraph" style:parent-style-name="Standard">
      <style:text-properties style:font-name="Times New Roman" fo:font-size="9pt" fo:font-style="italic" officeooo:rsid="00ca17e5" officeooo:paragraph-rsid="00ca17e5" style:font-size-asian="9pt" style:font-style-asian="italic" style:font-size-complex="9pt" style:font-style-complex="italic"/>
    </style:style>
    <style:style style:name="P234" style:family="paragraph" style:parent-style-name="Standard">
      <style:text-properties style:font-name="Times New Roman" fo:font-size="9pt" fo:font-style="italic" officeooo:rsid="00cb3185" officeooo:paragraph-rsid="00cb3185" style:font-size-asian="9pt" style:font-style-asian="italic" style:font-size-complex="9pt" style:font-style-complex="italic"/>
    </style:style>
    <style:style style:name="P235" style:family="paragraph" style:parent-style-name="Standard">
      <style:text-properties style:font-name="Times New Roman" fo:font-size="9pt" fo:font-style="italic" officeooo:rsid="00ccb945" officeooo:paragraph-rsid="00ccb945" style:font-size-asian="9pt" style:font-style-asian="italic" style:font-size-complex="9pt" style:font-style-complex="italic"/>
    </style:style>
    <style:style style:name="P236" style:family="paragraph" style:parent-style-name="Standard">
      <style:text-properties style:font-name="Times New Roman" fo:font-size="9pt" fo:font-style="italic" officeooo:rsid="00cd6d9f" officeooo:paragraph-rsid="00cd6d9f" style:font-size-asian="9pt" style:font-style-asian="italic" style:font-size-complex="9pt" style:font-style-complex="italic"/>
    </style:style>
    <style:style style:name="P237" style:family="paragraph" style:parent-style-name="Standard">
      <style:text-properties style:font-name="Times New Roman" fo:font-size="9pt" fo:font-style="italic" officeooo:rsid="00d2a9f5" officeooo:paragraph-rsid="00d2a9f5" style:font-size-asian="9pt" style:font-style-asian="italic" style:font-size-complex="9pt" style:font-style-complex="italic"/>
    </style:style>
    <style:style style:name="P238" style:family="paragraph" style:parent-style-name="Standard">
      <style:text-properties style:font-name="Times New Roman" fo:font-size="9pt" fo:font-style="italic" officeooo:rsid="00d5cc0b" officeooo:paragraph-rsid="00d5cc0b" style:font-size-asian="9pt" style:font-style-asian="italic" style:font-size-complex="9pt" style:font-style-complex="italic"/>
    </style:style>
    <style:style style:name="P239" style:family="paragraph" style:parent-style-name="Standard">
      <style:text-properties style:font-name="Times New Roman" fo:font-size="9pt" fo:font-style="italic" officeooo:rsid="00d9a3d5" officeooo:paragraph-rsid="00d9a3d5" style:font-size-asian="9pt" style:font-style-asian="italic" style:font-size-complex="9pt" style:font-style-complex="italic"/>
    </style:style>
    <style:style style:name="P240" style:family="paragraph" style:parent-style-name="Standard">
      <style:text-properties style:font-name="Times New Roman" fo:font-size="9pt" fo:font-style="italic" officeooo:rsid="00da94b3" officeooo:paragraph-rsid="00da94b3" style:font-size-asian="9pt" style:font-style-asian="italic" style:font-size-complex="9pt" style:font-style-complex="italic"/>
    </style:style>
    <style:style style:name="P241" style:family="paragraph" style:parent-style-name="Standard">
      <style:text-properties style:font-name="Times New Roman" fo:font-size="9pt" fo:font-style="italic" officeooo:rsid="00db678c" officeooo:paragraph-rsid="00db678c" style:font-size-asian="9pt" style:font-style-asian="italic" style:font-size-complex="9pt" style:font-style-complex="italic"/>
    </style:style>
    <style:style style:name="P242" style:family="paragraph" style:parent-style-name="Standard">
      <style:text-properties style:font-name="Times New Roman" fo:font-size="9pt" fo:font-style="italic" officeooo:rsid="00db8963" officeooo:paragraph-rsid="00db8963" style:font-size-asian="9pt" style:font-style-asian="italic" style:font-size-complex="9pt" style:font-style-complex="italic"/>
    </style:style>
    <style:style style:name="P243" style:family="paragraph" style:parent-style-name="Standard">
      <style:text-properties style:font-name="Times New Roman" fo:font-size="9pt" fo:font-style="italic" officeooo:rsid="00de7fa7" officeooo:paragraph-rsid="00de7fa7" style:font-size-asian="9pt" style:font-style-asian="italic" style:font-size-complex="9pt" style:font-style-complex="italic"/>
    </style:style>
    <style:style style:name="P244" style:family="paragraph" style:parent-style-name="Standard">
      <style:text-properties style:font-name="Times New Roman" fo:font-size="9pt" fo:font-style="italic" officeooo:rsid="00dfba88" officeooo:paragraph-rsid="00dfba88" style:font-size-asian="9pt" style:font-style-asian="italic" style:font-size-complex="9pt" style:font-style-complex="italic"/>
    </style:style>
    <style:style style:name="P245" style:family="paragraph" style:parent-style-name="Standard">
      <style:text-properties style:font-name="Times New Roman" fo:font-size="9pt" fo:font-style="italic" officeooo:rsid="00e047fa" officeooo:paragraph-rsid="00e047fa" style:font-size-asian="9pt" style:font-style-asian="italic" style:font-size-complex="9pt" style:font-style-complex="italic"/>
    </style:style>
    <style:style style:name="P246" style:family="paragraph" style:parent-style-name="Standard">
      <style:text-properties style:font-name="Times New Roman" fo:font-size="9pt" fo:font-style="italic" officeooo:rsid="00e202f7" officeooo:paragraph-rsid="00e202f7" style:font-size-asian="9pt" style:font-style-asian="italic" style:font-size-complex="9pt" style:font-style-complex="italic"/>
    </style:style>
    <style:style style:name="P247" style:family="paragraph" style:parent-style-name="Standard">
      <style:text-properties style:font-name="Times New Roman" fo:font-size="9pt" fo:font-style="italic" officeooo:rsid="00e3d02d" officeooo:paragraph-rsid="00e3d02d" style:font-size-asian="9pt" style:font-style-asian="italic" style:font-size-complex="9pt" style:font-style-complex="italic"/>
    </style:style>
    <style:style style:name="P248" style:family="paragraph" style:parent-style-name="Standard">
      <style:text-properties style:font-name="Times New Roman" fo:font-size="9pt" fo:font-style="italic" officeooo:rsid="00e40e14" officeooo:paragraph-rsid="00e40e14" style:font-size-asian="9pt" style:font-style-asian="italic" style:font-size-complex="9pt" style:font-style-complex="italic"/>
    </style:style>
    <style:style style:name="P249" style:family="paragraph" style:parent-style-name="Standard">
      <style:text-properties style:font-name="Times New Roman" fo:font-size="9pt" fo:font-style="italic" officeooo:rsid="00e44d65" officeooo:paragraph-rsid="00e44d65" style:font-size-asian="9pt" style:font-style-asian="italic" style:font-size-complex="9pt" style:font-style-complex="italic"/>
    </style:style>
    <style:style style:name="P250" style:family="paragraph" style:parent-style-name="Standard">
      <style:text-properties style:font-name="Times New Roman" fo:font-size="9pt" fo:font-style="italic" officeooo:rsid="00e75612" officeooo:paragraph-rsid="00e75612" style:font-size-asian="9pt" style:font-style-asian="italic" style:font-size-complex="9pt" style:font-style-complex="italic"/>
    </style:style>
    <style:style style:name="P251" style:family="paragraph" style:parent-style-name="Standard">
      <style:text-properties style:font-name="Times New Roman" fo:font-size="9pt" fo:font-style="italic" officeooo:rsid="00e79ad0" officeooo:paragraph-rsid="00e79ad0" style:font-size-asian="9pt" style:font-style-asian="italic" style:font-size-complex="9pt" style:font-style-complex="italic"/>
    </style:style>
    <style:style style:name="P252" style:family="paragraph" style:parent-style-name="Standard">
      <style:text-properties style:font-name="Times New Roman" fo:font-size="9pt" fo:font-style="italic" officeooo:rsid="00e84b2f" officeooo:paragraph-rsid="00e84b2f" style:font-size-asian="9pt" style:font-style-asian="italic" style:font-size-complex="9pt" style:font-style-complex="italic"/>
    </style:style>
    <style:style style:name="P253" style:family="paragraph" style:parent-style-name="Standard">
      <style:text-properties style:font-name="Times New Roman" fo:font-size="9pt" fo:font-style="italic" officeooo:rsid="00eaaa3d" officeooo:paragraph-rsid="00eaaa3d" style:font-size-asian="9pt" style:font-style-asian="italic" style:font-size-complex="9pt" style:font-style-complex="italic"/>
    </style:style>
    <style:style style:name="P254" style:family="paragraph" style:parent-style-name="Standard">
      <style:text-properties style:font-name="Times New Roman" fo:font-size="9pt" fo:font-style="italic" officeooo:rsid="00eaeae5" officeooo:paragraph-rsid="00eaeae5" style:font-size-asian="9pt" style:font-style-asian="italic" style:font-size-complex="9pt" style:font-style-complex="italic"/>
    </style:style>
    <style:style style:name="P255" style:family="paragraph" style:parent-style-name="Standard">
      <style:text-properties style:font-name="Times New Roman" fo:font-size="9pt" fo:font-style="italic" officeooo:rsid="00eb1be4" officeooo:paragraph-rsid="00eb1be4" style:font-size-asian="9pt" style:font-style-asian="italic" style:font-size-complex="9pt" style:font-style-complex="italic"/>
    </style:style>
    <style:style style:name="P256" style:family="paragraph" style:parent-style-name="Standard">
      <style:text-properties style:font-name="Times New Roman" fo:font-size="9pt" fo:font-style="italic" officeooo:rsid="00eed45b" officeooo:paragraph-rsid="00eed45b" style:font-size-asian="9pt" style:font-style-asian="italic" style:font-size-complex="9pt" style:font-style-complex="italic"/>
    </style:style>
    <style:style style:name="P257" style:family="paragraph" style:parent-style-name="Standard">
      <style:text-properties style:font-name="Times New Roman" fo:font-size="9pt" fo:font-style="italic" officeooo:rsid="00f023c9" officeooo:paragraph-rsid="00f023c9" style:font-size-asian="9pt" style:font-style-asian="italic" style:font-size-complex="9pt" style:font-style-complex="italic"/>
    </style:style>
    <style:style style:name="P258" style:family="paragraph" style:parent-style-name="Standard">
      <style:text-properties style:font-name="Times New Roman" fo:font-size="9pt" fo:font-style="italic" officeooo:rsid="00f1020e" officeooo:paragraph-rsid="00f1020e" style:font-size-asian="9pt" style:font-style-asian="italic" style:font-size-complex="9pt" style:font-style-complex="italic"/>
    </style:style>
    <style:style style:name="P259" style:family="paragraph" style:parent-style-name="Standard">
      <style:text-properties style:font-name="Times New Roman" fo:font-size="9pt" fo:font-style="italic" officeooo:rsid="00f1f4f0" officeooo:paragraph-rsid="00f1f4f0" style:font-size-asian="9pt" style:font-style-asian="italic" style:font-size-complex="9pt" style:font-style-complex="italic"/>
    </style:style>
    <style:style style:name="P260" style:family="paragraph" style:parent-style-name="Standard">
      <style:text-properties style:font-name="Times New Roman" fo:font-size="9pt" fo:font-style="italic" style:text-underline-style="none" fo:font-weight="normal" officeooo:rsid="002326a8" officeooo:paragraph-rsid="002326a8" style:font-size-asian="9pt" style:font-style-asian="italic" style:font-weight-asian="normal" style:font-size-complex="9pt" style:font-style-complex="italic" style:font-weight-complex="normal"/>
    </style:style>
    <style:style style:name="P261" style:family="paragraph" style:parent-style-name="Standard">
      <style:text-properties style:font-name="Times New Roman" fo:font-size="9pt" fo:font-style="italic" style:text-underline-style="none" fo:font-weight="normal" officeooo:rsid="001c90de" officeooo:paragraph-rsid="001c90de" style:font-size-asian="9pt" style:font-style-asian="italic" style:font-weight-asian="normal" style:font-size-complex="9pt" style:font-style-complex="italic" style:font-weight-complex="normal"/>
    </style:style>
    <style:style style:name="P262" style:family="paragraph" style:parent-style-name="Standard">
      <style:text-properties style:font-name="Times New Roman" fo:font-size="9pt" fo:font-style="italic" style:text-underline-style="none" fo:font-weight="normal" officeooo:rsid="00247041" officeooo:paragraph-rsid="00247041" style:font-size-asian="9pt" style:font-style-asian="italic" style:font-weight-asian="normal" style:font-size-complex="9pt" style:font-style-complex="italic" style:font-weight-complex="normal"/>
    </style:style>
    <style:style style:name="P263" style:family="paragraph" style:parent-style-name="Standard">
      <style:text-properties style:font-name="Times New Roman" fo:font-size="9pt" fo:font-style="italic" style:text-underline-style="none" fo:font-weight="normal" officeooo:rsid="00247041" officeooo:paragraph-rsid="00247041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64" style:family="paragraph" style:parent-style-name="Standard">
      <style:text-properties style:font-name="Times New Roman" fo:font-size="9pt" fo:font-style="italic" style:text-underline-style="none" officeooo:rsid="003d3ddf" officeooo:paragraph-rsid="003d3ddf" style:font-size-asian="9pt" style:font-style-asian="italic" style:font-size-complex="9pt" style:font-style-complex="italic"/>
    </style:style>
    <style:style style:name="P265" style:family="paragraph" style:parent-style-name="Standard">
      <style:text-properties style:font-name="Times New Roman" fo:font-size="9pt" fo:font-style="italic" style:text-underline-style="none" officeooo:rsid="00f1f4f0" officeooo:paragraph-rsid="00f1f4f0" style:font-size-asian="9pt" style:font-style-asian="italic" style:font-size-complex="9pt" style:font-style-complex="italic"/>
    </style:style>
    <style:style style:name="P266" style:family="paragraph" style:parent-style-name="Standard">
      <style:text-properties style:font-name="Times New Roman" fo:font-size="9pt" fo:font-style="italic" style:text-underline-style="none" officeooo:rsid="00f284ab" officeooo:paragraph-rsid="00f284ab" style:font-size-asian="9pt" style:font-style-asian="italic" style:font-size-complex="9pt" style:font-style-complex="italic"/>
    </style:style>
    <style:style style:name="P267" style:family="paragraph" style:parent-style-name="Standard">
      <style:text-properties style:font-name="Times New Roman" fo:font-size="9pt" fo:font-style="italic" style:text-underline-style="none" officeooo:rsid="00f36554" officeooo:paragraph-rsid="00f36554" style:font-size-asian="9pt" style:font-style-asian="italic" style:font-size-complex="9pt" style:font-style-complex="italic"/>
    </style:style>
    <style:style style:name="P268" style:family="paragraph" style:parent-style-name="Standard">
      <style:text-properties style:font-name="Times New Roman" fo:font-size="9pt" fo:font-style="italic" style:text-underline-style="none" officeooo:rsid="00f4348d" officeooo:paragraph-rsid="00f4348d" style:font-size-asian="9pt" style:font-style-asian="italic" style:font-size-complex="9pt" style:font-style-complex="italic"/>
    </style:style>
    <style:style style:name="P269" style:family="paragraph" style:parent-style-name="Standard">
      <style:text-properties style:font-name="Times New Roman" fo:font-size="9pt" fo:font-style="italic" style:text-underline-style="none" officeooo:rsid="00f5c007" officeooo:paragraph-rsid="00f5c007" style:font-size-asian="9pt" style:font-style-asian="italic" style:font-size-complex="9pt" style:font-style-complex="italic"/>
    </style:style>
    <style:style style:name="P270" style:family="paragraph" style:parent-style-name="Standard">
      <style:text-properties style:font-name="Times New Roman" fo:font-size="9pt" fo:font-style="italic" style:text-underline-style="none" officeooo:rsid="00fc0bb0" officeooo:paragraph-rsid="00fc0bb0" style:font-size-asian="9pt" style:font-style-asian="italic" style:font-size-complex="9pt" style:font-style-complex="italic"/>
    </style:style>
    <style:style style:name="P271" style:family="paragraph" style:parent-style-name="Standard">
      <style:text-properties style:font-name="Times New Roman" fo:font-size="9pt" fo:font-style="italic" style:text-underline-style="none" officeooo:rsid="00fe1526" officeooo:paragraph-rsid="00fe1526" style:font-size-asian="9pt" style:font-style-asian="italic" style:font-size-complex="9pt" style:font-style-complex="italic"/>
    </style:style>
    <style:style style:name="P272" style:family="paragraph" style:parent-style-name="Standard">
      <style:text-properties style:font-name="Times New Roman" fo:font-size="9pt" fo:font-style="italic" style:text-underline-style="none" officeooo:rsid="00fe200e" officeooo:paragraph-rsid="00fe200e" style:font-size-asian="9pt" style:font-style-asian="italic" style:font-size-complex="9pt" style:font-style-complex="italic"/>
    </style:style>
    <style:style style:name="P273" style:family="paragraph" style:parent-style-name="Standard">
      <style:text-properties style:font-name="Times New Roman" fo:font-size="9pt" fo:font-style="italic" style:text-underline-style="none" officeooo:rsid="00feb36a" officeooo:paragraph-rsid="00feb36a" style:font-size-asian="9pt" style:font-style-asian="italic" style:font-size-complex="9pt" style:font-style-complex="italic"/>
    </style:style>
    <style:style style:name="P274" style:family="paragraph" style:parent-style-name="Standard">
      <style:text-properties style:font-name="Times New Roman" fo:font-size="9pt" fo:font-style="italic" style:text-underline-style="none" officeooo:rsid="01038c88" officeooo:paragraph-rsid="01038c88" style:font-size-asian="9pt" style:font-style-asian="italic" style:font-size-complex="9pt" style:font-style-complex="italic"/>
    </style:style>
    <style:style style:name="P275" style:family="paragraph" style:parent-style-name="Standard">
      <style:text-properties style:font-name="Times New Roman" fo:font-size="9pt" fo:font-style="italic" style:text-underline-style="none" officeooo:rsid="0103f4da" officeooo:paragraph-rsid="0103f4da" style:font-size-asian="9pt" style:font-style-asian="italic" style:font-size-complex="9pt" style:font-style-complex="italic"/>
    </style:style>
    <style:style style:name="P276" style:family="paragraph" style:parent-style-name="Standard">
      <style:text-properties style:font-name="Times New Roman" fo:font-size="9pt" fo:font-style="italic" style:text-underline-style="none" officeooo:rsid="010465ab" officeooo:paragraph-rsid="010465ab" style:font-size-asian="9pt" style:font-style-asian="italic" style:font-size-complex="9pt" style:font-style-complex="italic"/>
    </style:style>
    <style:style style:name="P277" style:family="paragraph" style:parent-style-name="Standard">
      <style:text-properties style:font-name="Times New Roman" fo:font-size="9pt" fo:font-style="italic" officeooo:rsid="003da493" officeooo:paragraph-rsid="003da493" fo:background-color="transparent" style:font-size-asian="9pt" style:font-style-asian="italic" style:font-size-complex="9pt" style:font-style-complex="italic"/>
    </style:style>
    <style:style style:name="P278" style:family="paragraph" style:parent-style-name="Standard">
      <style:text-properties style:font-name="Times New Roman" fo:font-size="9pt" fo:font-style="italic" officeooo:rsid="003d095c" officeooo:paragraph-rsid="00533b94" fo:background-color="transparent" style:font-size-asian="9pt" style:font-style-asian="italic" style:font-size-complex="9pt" style:font-style-complex="italic"/>
    </style:style>
    <style:style style:name="P279" style:family="paragraph" style:parent-style-name="Standard">
      <style:text-properties style:font-name="Times New Roman" fo:font-size="9pt" fo:font-style="italic" officeooo:rsid="001f956a" officeooo:paragraph-rsid="001f956a" fo:background-color="transparent" style:font-size-asian="9pt" style:font-style-asian="italic" style:font-size-complex="9pt" style:font-style-complex="italic"/>
    </style:style>
    <style:style style:name="P280" style:family="paragraph" style:parent-style-name="Standard">
      <style:text-properties style:font-name="Times New Roman" fo:font-size="9pt" fo:font-style="italic" officeooo:rsid="0044d6a4" officeooo:paragraph-rsid="0044d6a4" fo:background-color="transparent" style:font-size-asian="9pt" style:font-style-asian="italic" style:font-size-complex="9pt" style:font-style-complex="italic"/>
    </style:style>
    <style:style style:name="P281" style:family="paragraph" style:parent-style-name="Standard">
      <style:text-properties style:font-name="Times New Roman" fo:font-size="9pt" fo:font-style="italic" officeooo:rsid="00207301" officeooo:paragraph-rsid="00207301" fo:background-color="transparent" style:font-size-asian="9pt" style:font-style-asian="italic" style:font-size-complex="9pt" style:font-style-complex="italic"/>
    </style:style>
    <style:style style:name="P282" style:family="paragraph" style:parent-style-name="Standard">
      <style:text-properties style:font-name="Times New Roman" fo:font-size="9pt" fo:font-style="italic" officeooo:rsid="004858e3" officeooo:paragraph-rsid="004858e3" fo:background-color="transparent" style:font-size-asian="9pt" style:font-style-asian="italic" style:font-size-complex="9pt" style:font-style-complex="italic"/>
    </style:style>
    <style:style style:name="P283" style:family="paragraph" style:parent-style-name="Standard">
      <style:text-properties style:font-name="Times New Roman" fo:font-size="9pt" fo:font-style="italic" officeooo:rsid="0042fc05" officeooo:paragraph-rsid="0042fc05" fo:background-color="transparent" style:font-size-asian="9pt" style:font-style-asian="italic" style:font-size-complex="9pt" style:font-style-complex="italic"/>
    </style:style>
    <style:style style:name="P284" style:family="paragraph" style:parent-style-name="Standard">
      <style:text-properties style:font-name="Times New Roman" fo:font-size="9pt" officeooo:rsid="00068c32" officeooo:paragraph-rsid="00068c32" style:font-size-asian="9pt" style:font-size-complex="9pt"/>
    </style:style>
    <style:style style:name="P285" style:family="paragraph" style:parent-style-name="Standard">
      <style:text-properties style:font-name="Times New Roman" fo:font-size="9pt" officeooo:rsid="00080f92" officeooo:paragraph-rsid="00080f92" style:font-size-asian="9pt" style:font-size-complex="9pt"/>
    </style:style>
    <style:style style:name="P286" style:family="paragraph" style:parent-style-name="Standard">
      <style:text-properties style:font-name="Times New Roman" fo:font-size="9pt" officeooo:rsid="00080f92" officeooo:paragraph-rsid="00093e95" style:font-size-asian="9pt" style:font-size-complex="9pt"/>
    </style:style>
    <style:style style:name="P287" style:family="paragraph" style:parent-style-name="Standard">
      <style:text-properties style:font-name="Times New Roman" fo:font-size="9pt" officeooo:rsid="00093e95" officeooo:paragraph-rsid="00093e95" style:font-size-asian="9pt" style:font-size-complex="9pt"/>
    </style:style>
    <style:style style:name="P288" style:family="paragraph" style:parent-style-name="Standard">
      <style:text-properties style:font-name="Times New Roman" fo:font-size="9pt" officeooo:rsid="00093e95" officeooo:paragraph-rsid="0031479b" fo:background-color="transparent" style:font-size-asian="9pt" style:font-size-complex="9pt"/>
    </style:style>
    <style:style style:name="P289" style:family="paragraph" style:parent-style-name="Standard">
      <style:text-properties style:font-name="Times New Roman" fo:font-size="9pt" officeooo:rsid="00093e95" officeooo:paragraph-rsid="00093e95" fo:background-color="transparent" style:font-size-asian="9pt" style:font-size-complex="9pt"/>
    </style:style>
    <style:style style:name="P290" style:family="paragraph" style:parent-style-name="Standard">
      <style:text-properties fo:font-size="9pt" officeooo:rsid="00093e95" officeooo:paragraph-rsid="00093e95" style:font-size-asian="9pt" style:font-size-complex="9pt"/>
    </style:style>
    <style:style style:name="P291" style:family="paragraph" style:parent-style-name="Standard">
      <style:text-properties fo:font-size="9pt" officeooo:rsid="00095f61" officeooo:paragraph-rsid="00095f61" style:font-size-asian="9pt" style:font-size-complex="9pt"/>
    </style:style>
    <style:style style:name="P292" style:family="paragraph" style:parent-style-name="Standard">
      <style:paragraph-properties fo:text-align="start" style:justify-single-word="false"/>
      <style:text-properties fo:font-size="9pt" officeooo:paragraph-rsid="00834b86" style:font-size-asian="9pt" style:font-size-complex="9pt"/>
    </style:style>
    <style:style style:name="P293" style:family="paragraph" style:parent-style-name="Standard">
      <style:text-properties fo:font-size="9pt" officeooo:paragraph-rsid="00304ee9" style:font-size-asian="9pt" style:font-size-complex="9pt"/>
    </style:style>
    <style:style style:name="P294" style:family="paragraph" style:parent-style-name="Standard">
      <style:text-properties fo:font-size="9pt" officeooo:rsid="00ba28a1" officeooo:paragraph-rsid="00ba28a1" style:font-size-asian="9pt" style:font-size-complex="9pt"/>
    </style:style>
    <style:style style:name="P295" style:family="paragraph" style:parent-style-name="Standard">
      <style:text-properties fo:font-size="9pt" fo:font-weight="bold" officeooo:rsid="00095f61" officeooo:paragraph-rsid="00095f61" fo:background-color="transparent" style:font-size-asian="9pt" style:font-weight-asian="bold" style:font-size-complex="9pt" style:font-weight-complex="bold"/>
    </style:style>
    <style:style style:name="P296" style:family="paragraph" style:parent-style-name="Standard">
      <style:text-properties officeooo:rsid="00cb3185" officeooo:paragraph-rsid="00cb3185"/>
    </style:style>
    <style:style style:name="P297" style:family="paragraph" style:parent-style-name="Standard">
      <style:text-properties fo:font-style="normal" officeooo:rsid="0104b08f" officeooo:paragraph-rsid="0104b08f" style:font-style-asian="normal" style:font-style-complex="normal"/>
    </style:style>
    <style:style style:name="P298" style:family="paragraph" style:parent-style-name="Standard">
      <style:text-properties style:font-name="Times New Roman" fo:font-size="9pt" fo:font-style="normal" officeooo:rsid="00d3e2e2" officeooo:paragraph-rsid="00d3e2e2" style:font-size-asian="9pt" style:font-style-asian="normal" style:font-size-complex="9pt" style:font-style-complex="normal"/>
    </style:style>
    <style:style style:name="P299" style:family="paragraph" style:parent-style-name="Standard">
      <style:text-properties style:font-name="Times New Roman" fo:font-size="9pt" fo:font-style="normal" officeooo:rsid="00d764fe" officeooo:paragraph-rsid="00d764fe" style:font-size-asian="9pt" style:font-style-asian="normal" style:font-size-complex="9pt" style:font-style-complex="normal"/>
    </style:style>
    <style:style style:name="P300" style:family="paragraph" style:parent-style-name="Standard">
      <style:text-properties style:font-name="Times New Roman" fo:font-size="9pt" fo:font-style="normal" officeooo:rsid="00d94e34" officeooo:paragraph-rsid="00d94e34" style:font-size-asian="9pt" style:font-style-asian="normal" style:font-size-complex="9pt" style:font-style-complex="normal"/>
    </style:style>
    <style:style style:name="P301" style:family="paragraph" style:parent-style-name="Standard">
      <style:text-properties style:font-name="Times New Roman" fo:font-size="9pt" fo:font-style="normal" officeooo:rsid="00d9a3d5" officeooo:paragraph-rsid="00d9a3d5" style:font-size-asian="9pt" style:font-style-asian="normal" style:font-size-complex="9pt" style:font-style-complex="normal"/>
    </style:style>
    <style:style style:name="P302" style:family="paragraph" style:parent-style-name="Standard">
      <style:text-properties style:font-name="Times New Roman" fo:font-size="9pt" fo:font-style="normal" officeooo:rsid="00da94b3" officeooo:paragraph-rsid="00da94b3" style:font-size-asian="9pt" style:font-style-asian="normal" style:font-size-complex="9pt" style:font-style-complex="normal"/>
    </style:style>
    <style:style style:name="P303" style:family="paragraph" style:parent-style-name="Standard">
      <style:text-properties style:font-name="Times New Roman" fo:font-size="9pt" fo:font-style="normal" officeooo:rsid="00db8963" officeooo:paragraph-rsid="00db8963" style:font-size-asian="9pt" style:font-style-asian="normal" style:font-size-complex="9pt" style:font-style-complex="normal"/>
    </style:style>
    <style:style style:name="P304" style:family="paragraph" style:parent-style-name="Standard">
      <style:text-properties style:font-name="Times New Roman" fo:font-size="9pt" fo:font-style="normal" officeooo:rsid="00dc8b72" officeooo:paragraph-rsid="00dc8b72" style:font-size-asian="9pt" style:font-style-asian="normal" style:font-size-complex="9pt" style:font-style-complex="normal"/>
    </style:style>
    <style:style style:name="P305" style:family="paragraph" style:parent-style-name="Standard">
      <style:text-properties style:font-name="Times New Roman" fo:font-size="9pt" fo:font-style="normal" officeooo:rsid="00de7fa7" officeooo:paragraph-rsid="00de7fa7" style:font-size-asian="9pt" style:font-style-asian="normal" style:font-size-complex="9pt" style:font-style-complex="normal"/>
    </style:style>
    <style:style style:name="P306" style:family="paragraph" style:parent-style-name="Standard">
      <style:text-properties style:font-name="Times New Roman" fo:font-size="9pt" fo:font-style="normal" officeooo:rsid="00dfba88" officeooo:paragraph-rsid="00dfba88" style:font-size-asian="9pt" style:font-style-asian="normal" style:font-size-complex="9pt" style:font-style-complex="normal"/>
    </style:style>
    <style:style style:name="P307" style:family="paragraph" style:parent-style-name="Standard">
      <style:text-properties style:font-name="Times New Roman" fo:font-size="9pt" fo:font-style="normal" officeooo:rsid="00e047fa" officeooo:paragraph-rsid="00e047fa" style:font-size-asian="9pt" style:font-style-asian="normal" style:font-size-complex="9pt" style:font-style-complex="normal"/>
    </style:style>
    <style:style style:name="P308" style:family="paragraph" style:parent-style-name="Standard">
      <style:text-properties style:font-name="Times New Roman" fo:font-size="9pt" fo:font-style="normal" officeooo:rsid="00e202f7" officeooo:paragraph-rsid="00e202f7" style:font-size-asian="9pt" style:font-style-asian="normal" style:font-size-complex="9pt" style:font-style-complex="normal"/>
    </style:style>
    <style:style style:name="P309" style:family="paragraph" style:parent-style-name="Standard">
      <style:text-properties style:font-name="Times New Roman" fo:font-size="9pt" fo:font-style="normal" officeooo:rsid="00e3d02d" officeooo:paragraph-rsid="00e3d02d" style:font-size-asian="9pt" style:font-style-asian="normal" style:font-size-complex="9pt" style:font-style-complex="normal"/>
    </style:style>
    <style:style style:name="P310" style:family="paragraph" style:parent-style-name="Standard">
      <style:text-properties style:font-name="Times New Roman" fo:font-size="9pt" fo:font-style="normal" officeooo:rsid="00e40e14" officeooo:paragraph-rsid="00e40e14" style:font-size-asian="9pt" style:font-style-asian="normal" style:font-size-complex="9pt" style:font-style-complex="normal"/>
    </style:style>
    <style:style style:name="P311" style:family="paragraph" style:parent-style-name="Standard">
      <style:text-properties style:font-name="Times New Roman" fo:font-size="9pt" fo:font-style="normal" officeooo:rsid="00e44d65" officeooo:paragraph-rsid="00e44d65" style:font-size-asian="9pt" style:font-style-asian="normal" style:font-size-complex="9pt" style:font-style-complex="normal"/>
    </style:style>
    <style:style style:name="P312" style:family="paragraph" style:parent-style-name="Standard">
      <style:text-properties style:font-name="Times New Roman" fo:font-size="9pt" fo:font-style="normal" officeooo:rsid="00e5e1ae" officeooo:paragraph-rsid="00e5e1ae" style:font-size-asian="9pt" style:font-style-asian="normal" style:font-size-complex="9pt" style:font-style-complex="normal"/>
    </style:style>
    <style:style style:name="P313" style:family="paragraph" style:parent-style-name="Standard">
      <style:text-properties style:font-name="Times New Roman" fo:font-size="9pt" fo:font-style="normal" officeooo:rsid="00e5e7ef" officeooo:paragraph-rsid="00e5e7ef" style:font-size-asian="9pt" style:font-style-asian="normal" style:font-size-complex="9pt" style:font-style-complex="normal"/>
    </style:style>
    <style:style style:name="P314" style:family="paragraph" style:parent-style-name="Standard">
      <style:text-properties style:font-name="Times New Roman" fo:font-size="9pt" fo:font-style="normal" officeooo:rsid="00e75612" officeooo:paragraph-rsid="00e75612" style:font-size-asian="9pt" style:font-style-asian="normal" style:font-size-complex="9pt" style:font-style-complex="normal"/>
    </style:style>
    <style:style style:name="P315" style:family="paragraph" style:parent-style-name="Standard">
      <style:text-properties style:font-name="Times New Roman" fo:font-size="9pt" fo:font-style="normal" officeooo:rsid="00e79ad0" officeooo:paragraph-rsid="00e79ad0" style:font-size-asian="9pt" style:font-style-asian="normal" style:font-size-complex="9pt" style:font-style-complex="normal"/>
    </style:style>
    <style:style style:name="P316" style:family="paragraph" style:parent-style-name="Standard">
      <style:text-properties style:font-name="Times New Roman" fo:font-size="9pt" fo:font-style="normal" officeooo:rsid="00e84b2f" officeooo:paragraph-rsid="00e84b2f" style:font-size-asian="9pt" style:font-style-asian="normal" style:font-size-complex="9pt" style:font-style-complex="normal"/>
    </style:style>
    <style:style style:name="P317" style:family="paragraph" style:parent-style-name="Standard">
      <style:text-properties style:font-name="Times New Roman" fo:font-size="9pt" fo:font-style="normal" officeooo:rsid="00e927c4" officeooo:paragraph-rsid="00e927c4" style:font-size-asian="9pt" style:font-style-asian="normal" style:font-size-complex="9pt" style:font-style-complex="normal"/>
    </style:style>
    <style:style style:name="P318" style:family="paragraph" style:parent-style-name="Standard">
      <style:text-properties style:font-name="Times New Roman" fo:font-size="9pt" fo:font-style="normal" officeooo:rsid="00e935c2" officeooo:paragraph-rsid="00e935c2" style:font-size-asian="9pt" style:font-style-asian="normal" style:font-size-complex="9pt" style:font-style-complex="normal"/>
    </style:style>
    <style:style style:name="P319" style:family="paragraph" style:parent-style-name="Standard">
      <style:text-properties style:font-name="Times New Roman" fo:font-size="9pt" fo:font-style="normal" officeooo:rsid="00eaaa3d" officeooo:paragraph-rsid="00eaaa3d" style:font-size-asian="9pt" style:font-style-asian="normal" style:font-size-complex="9pt" style:font-style-complex="normal"/>
    </style:style>
    <style:style style:name="P320" style:family="paragraph" style:parent-style-name="Standard">
      <style:text-properties style:font-name="Times New Roman" fo:font-size="9pt" fo:font-style="normal" officeooo:rsid="00eaeae5" officeooo:paragraph-rsid="00eaeae5" style:font-size-asian="9pt" style:font-style-asian="normal" style:font-size-complex="9pt" style:font-style-complex="normal"/>
    </style:style>
    <style:style style:name="P321" style:family="paragraph" style:parent-style-name="Standard">
      <style:text-properties style:font-name="Times New Roman" fo:font-size="9pt" fo:font-style="normal" officeooo:rsid="00eb1be4" officeooo:paragraph-rsid="00eb1be4" style:font-size-asian="9pt" style:font-style-asian="normal" style:font-size-complex="9pt" style:font-style-complex="normal"/>
    </style:style>
    <style:style style:name="P322" style:family="paragraph" style:parent-style-name="Standard">
      <style:text-properties style:font-name="Times New Roman" fo:font-size="9pt" fo:font-style="normal" officeooo:rsid="00eed45b" officeooo:paragraph-rsid="00eed45b" style:font-size-asian="9pt" style:font-style-asian="normal" style:font-size-complex="9pt" style:font-style-complex="normal"/>
    </style:style>
    <style:style style:name="P323" style:family="paragraph" style:parent-style-name="Standard">
      <style:text-properties style:font-name="Times New Roman" fo:font-size="9pt" fo:font-style="normal" officeooo:rsid="00f023c9" officeooo:paragraph-rsid="00f023c9" style:font-size-asian="9pt" style:font-style-asian="normal" style:font-size-complex="9pt" style:font-style-complex="normal"/>
    </style:style>
    <style:style style:name="P324" style:family="paragraph" style:parent-style-name="Standard">
      <style:text-properties style:font-name="Times New Roman" fo:font-size="9pt" fo:font-style="normal" officeooo:rsid="00f0363c" officeooo:paragraph-rsid="00f0363c" style:font-size-asian="9pt" style:font-style-asian="normal" style:font-size-complex="9pt" style:font-style-complex="normal"/>
    </style:style>
    <style:style style:name="P325" style:family="paragraph" style:parent-style-name="Standard">
      <style:text-properties style:font-name="Times New Roman" fo:font-size="9pt" fo:font-style="normal" officeooo:rsid="00f1020e" officeooo:paragraph-rsid="00f1020e" style:font-size-asian="9pt" style:font-style-asian="normal" style:font-size-complex="9pt" style:font-style-complex="normal"/>
    </style:style>
    <style:style style:name="P326" style:family="paragraph" style:parent-style-name="Standard">
      <style:text-properties style:font-name="Times New Roman" fo:font-size="9pt" fo:font-style="normal" officeooo:rsid="00f1f4f0" officeooo:paragraph-rsid="00f1f4f0" style:font-size-asian="9pt" style:font-style-asian="normal" style:font-size-complex="9pt" style:font-style-complex="normal"/>
    </style:style>
    <style:style style:name="P327" style:family="paragraph" style:parent-style-name="Standard">
      <style:text-properties style:font-name="Times New Roman" fo:font-size="9pt" fo:font-style="normal" officeooo:rsid="00eb73e1" officeooo:paragraph-rsid="00eb1be4" style:font-size-asian="9pt" style:font-style-asian="normal" style:font-size-complex="9pt" style:font-style-complex="normal"/>
    </style:style>
    <style:style style:name="P328" style:family="paragraph" style:parent-style-name="Standard">
      <style:text-properties style:font-name="Times New Roman" fo:font-size="9pt" fo:font-style="normal" style:text-underline-style="none" officeooo:rsid="00f284ab" officeooo:paragraph-rsid="00f284ab" style:font-size-asian="9pt" style:font-style-asian="normal" style:font-size-complex="9pt" style:font-style-complex="normal"/>
    </style:style>
    <style:style style:name="P329" style:family="paragraph" style:parent-style-name="Standard">
      <style:text-properties style:font-name="Times New Roman" fo:font-size="9pt" fo:font-style="normal" style:text-underline-style="none" officeooo:rsid="00f36554" officeooo:paragraph-rsid="00f36554" style:font-size-asian="9pt" style:font-style-asian="normal" style:font-size-complex="9pt" style:font-style-complex="normal"/>
    </style:style>
    <style:style style:name="P330" style:family="paragraph" style:parent-style-name="Standard">
      <style:text-properties style:font-name="Times New Roman" fo:font-size="9pt" fo:font-style="normal" style:text-underline-style="none" officeooo:rsid="00f42ad1" officeooo:paragraph-rsid="00f42ad1" style:font-size-asian="9pt" style:font-style-asian="normal" style:font-size-complex="9pt" style:font-style-complex="normal"/>
    </style:style>
    <style:style style:name="P331" style:family="paragraph" style:parent-style-name="Standard">
      <style:text-properties style:font-name="Times New Roman" fo:font-size="9pt" fo:font-style="normal" style:text-underline-style="none" officeooo:rsid="00f4348d" officeooo:paragraph-rsid="00f4348d" style:font-size-asian="9pt" style:font-style-asian="normal" style:font-size-complex="9pt" style:font-style-complex="normal"/>
    </style:style>
    <style:style style:name="P332" style:family="paragraph" style:parent-style-name="Standard">
      <style:text-properties style:font-name="Times New Roman" fo:font-size="9pt" fo:font-style="normal" style:text-underline-style="none" officeooo:rsid="00f528f3" officeooo:paragraph-rsid="00f528f3" style:font-size-asian="9pt" style:font-style-asian="normal" style:font-size-complex="9pt" style:font-style-complex="normal"/>
    </style:style>
    <style:style style:name="P333" style:family="paragraph" style:parent-style-name="Standard">
      <style:text-properties style:font-name="Times New Roman" fo:font-size="9pt" fo:font-style="normal" style:text-underline-style="none" officeooo:rsid="00f5c007" officeooo:paragraph-rsid="00f5c007" style:font-size-asian="9pt" style:font-style-asian="normal" style:font-size-complex="9pt" style:font-style-complex="normal"/>
    </style:style>
    <style:style style:name="P334" style:family="paragraph" style:parent-style-name="Standard">
      <style:text-properties style:font-name="Times New Roman" fo:font-size="9pt" fo:font-style="normal" style:text-underline-style="none" officeooo:rsid="00fe200e" officeooo:paragraph-rsid="00fe200e" style:font-size-asian="9pt" style:font-style-asian="normal" style:font-size-complex="9pt" style:font-style-complex="normal"/>
    </style:style>
    <style:style style:name="P335" style:family="paragraph" style:parent-style-name="Standard">
      <style:text-properties style:font-name="Times New Roman" fo:font-size="9pt" fo:font-style="normal" style:text-underline-style="none" officeooo:rsid="00feb36a" officeooo:paragraph-rsid="00feb36a" style:font-size-asian="9pt" style:font-style-asian="normal" style:font-size-complex="9pt" style:font-style-complex="normal"/>
    </style:style>
    <style:style style:name="P336" style:family="paragraph" style:parent-style-name="Standard">
      <style:text-properties style:font-name="Times New Roman" fo:font-size="9pt" fo:font-style="normal" style:text-underline-style="none" officeooo:rsid="00ff83bb" officeooo:paragraph-rsid="00ff83bb" style:font-size-asian="9pt" style:font-style-asian="normal" style:font-size-complex="9pt" style:font-style-complex="normal"/>
    </style:style>
    <style:style style:name="P337" style:family="paragraph" style:parent-style-name="Standard">
      <style:text-properties style:font-name="Times New Roman" fo:font-size="9pt" fo:font-style="normal" style:text-underline-style="none" officeooo:rsid="01008bbd" officeooo:paragraph-rsid="01008bbd" style:font-size-asian="9pt" style:font-style-asian="normal" style:font-size-complex="9pt" style:font-style-complex="normal"/>
    </style:style>
    <style:style style:name="P338" style:family="paragraph" style:parent-style-name="Standard">
      <style:text-properties style:font-name="Times New Roman" fo:font-size="9pt" fo:font-style="normal" style:text-underline-style="none" officeooo:rsid="0101b675" officeooo:paragraph-rsid="0101b675" style:font-size-asian="9pt" style:font-style-asian="normal" style:font-size-complex="9pt" style:font-style-complex="normal"/>
    </style:style>
    <style:style style:name="P339" style:family="paragraph" style:parent-style-name="Standard">
      <style:text-properties style:font-name="Times New Roman" fo:font-size="9pt" fo:font-style="normal" style:text-underline-style="none" officeooo:rsid="0103f4da" officeooo:paragraph-rsid="0103f4da" style:font-size-asian="9pt" style:font-style-asian="normal" style:font-size-complex="9pt" style:font-style-complex="normal"/>
    </style:style>
    <style:style style:name="P340" style:family="paragraph" style:parent-style-name="Standard">
      <style:text-properties style:font-name="Times New Roman" fo:font-size="9pt" fo:font-style="normal" style:text-underline-style="none" officeooo:rsid="010465ab" officeooo:paragraph-rsid="010465ab" style:font-size-asian="9pt" style:font-style-asian="normal" style:font-size-complex="9pt" style:font-style-complex="normal"/>
    </style:style>
    <style:style style:name="P341" style:family="paragraph" style:parent-style-name="Standard">
      <style:text-properties style:font-name="Times New Roman" fo:font-size="9pt" fo:font-style="normal" style:text-underline-style="none" officeooo:rsid="0104b08f" officeooo:paragraph-rsid="0104b08f" style:font-size-asian="9pt" style:font-style-asian="normal" style:font-size-complex="9pt" style:font-style-complex="normal"/>
    </style:style>
    <style:style style:name="P342" style:family="paragraph" style:parent-style-name="Standard">
      <style:text-properties style:font-name="Times New Roman" fo:font-size="9pt" fo:font-style="normal" style:text-underline-style="none" officeooo:rsid="0104ff53" officeooo:paragraph-rsid="0104ff53" style:font-size-asian="9pt" style:font-style-asian="normal" style:font-size-complex="9pt" style:font-style-complex="normal"/>
    </style:style>
    <style:style style:name="P343" style:family="paragraph" style:parent-style-name="Standard">
      <style:text-properties style:font-name="Times New Roman" fo:font-size="9pt" fo:font-style="normal" style:text-underline-style="none" officeooo:rsid="010572b4" officeooo:paragraph-rsid="010572b4" style:font-size-asian="9pt" style:font-style-asian="normal" style:font-size-complex="9pt" style:font-style-complex="normal"/>
    </style:style>
    <style:style style:name="P344" style:family="paragraph" style:parent-style-name="Standard">
      <style:text-properties style:font-name="Times New Roman" fo:font-size="9pt" fo:font-style="normal" style:text-underline-style="none" officeooo:rsid="010656d9" officeooo:paragraph-rsid="010656d9" style:font-size-asian="9pt" style:font-style-asian="normal" style:font-size-complex="9pt" style:font-style-complex="normal"/>
    </style:style>
    <style:style style:name="P345" style:family="paragraph" style:parent-style-name="Standard">
      <style:text-properties style:font-name="Times New Roman" fo:font-size="9pt" fo:font-style="normal" style:text-underline-style="none" officeooo:rsid="01038c88" officeooo:paragraph-rsid="01038c88" style:font-size-asian="9pt" style:font-style-asian="normal" style:font-size-complex="9pt" style:font-style-complex="normal"/>
    </style:style>
    <style:style style:name="P346" style:family="paragraph" style:parent-style-name="Standard">
      <style:text-properties style:font-name="Times New Roman" fo:font-size="9pt" fo:font-style="normal" style:text-underline-style="none" officeooo:rsid="00fc0bb0" officeooo:paragraph-rsid="00fc0bb0" style:font-size-asian="9pt" style:font-style-asian="normal" style:font-size-complex="9pt" style:font-style-complex="normal"/>
    </style:style>
    <style:style style:name="P347" style:family="paragraph" style:parent-style-name="Standard">
      <style:text-properties style:font-name="Times New Roman" fo:font-size="9pt" fo:font-style="italic" style:text-underline-style="none" officeooo:rsid="010465ab" style:font-size-asian="9pt" style:font-style-asian="italic" style:font-size-complex="9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3f2b" style:font-style-asian="italic" style:font-style-complex="italic"/>
    </style:style>
    <style:style style:name="T3" style:family="text">
      <style:text-properties fo:font-style="italic" officeooo:rsid="00207301" style:font-style-asian="italic" style:font-style-complex="italic"/>
    </style:style>
    <style:style style:name="T4" style:family="text">
      <style:text-properties fo:font-style="italic" officeooo:rsid="002171ff" style:font-style-asian="italic" style:font-style-complex="italic"/>
    </style:style>
    <style:style style:name="T5" style:family="text">
      <style:text-properties fo:font-style="italic" officeooo:rsid="002326a8" style:font-style-asian="italic" style:font-style-complex="italic"/>
    </style:style>
    <style:style style:name="T6" style:family="text">
      <style:text-properties fo:font-style="italic" officeooo:rsid="00255e1f" style:font-style-asian="italic" style:font-style-complex="italic"/>
    </style:style>
    <style:style style:name="T7" style:family="text">
      <style:text-properties fo:font-style="italic" officeooo:rsid="00291fdc" style:font-style-asian="italic" style:font-style-complex="italic"/>
    </style:style>
    <style:style style:name="T8" style:family="text">
      <style:text-properties fo:font-style="italic" officeooo:rsid="002dee1c" style:font-style-asian="italic" style:font-style-complex="italic"/>
    </style:style>
    <style:style style:name="T9" style:family="text">
      <style:text-properties fo:font-style="italic" officeooo:rsid="002ebb88" style:font-style-asian="italic" style:font-style-complex="italic"/>
    </style:style>
    <style:style style:name="T10" style:family="text">
      <style:text-properties fo:font-style="italic" officeooo:rsid="00093e95" style:font-style-asian="italic" style:font-style-complex="italic"/>
    </style:style>
    <style:style style:name="T11" style:family="text">
      <style:text-properties fo:font-style="italic" officeooo:rsid="00095f61" style:font-style-asian="italic" style:font-style-complex="italic"/>
    </style:style>
    <style:style style:name="T12" style:family="text">
      <style:text-properties fo:font-style="italic" officeooo:rsid="0031479b" style:font-style-asian="italic" style:font-style-complex="italic"/>
    </style:style>
    <style:style style:name="T13" style:family="text">
      <style:text-properties fo:font-style="italic" officeooo:rsid="00330c56" style:font-style-asian="italic" style:font-style-complex="italic"/>
    </style:style>
    <style:style style:name="T14" style:family="text">
      <style:text-properties fo:font-style="italic" officeooo:rsid="0034ea92" style:font-style-asian="italic" style:font-style-complex="italic"/>
    </style:style>
    <style:style style:name="T15" style:family="text">
      <style:text-properties fo:font-style="italic" officeooo:rsid="00367cb1" style:font-style-asian="italic" style:font-style-complex="italic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2171ff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0c3f2b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09ad59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4ea92" style:font-style-asian="italic" style:font-weight-asian="normal" style:font-style-complex="italic" style:font-weight-complex="normal"/>
    </style:style>
    <style:style style:name="T24" style:family="text">
      <style:text-properties fo:font-style="italic" fo:background-color="transparent" loext:char-shading-value="0" style:font-style-asian="italic" style:font-style-complex="italic"/>
    </style:style>
    <style:style style:name="T25" style:family="text">
      <style:text-properties fo:font-style="italic" officeooo:rsid="0031479b" fo:background-color="transparent" loext:char-shading-value="0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080f92" style:font-style-asian="normal" style:font-style-complex="normal"/>
    </style:style>
    <style:style style:name="T28" style:family="text">
      <style:text-properties fo:font-style="normal" officeooo:rsid="00093e95" style:font-style-asian="normal" style:font-style-complex="normal"/>
    </style:style>
    <style:style style:name="T29" style:family="text">
      <style:text-properties fo:font-style="normal" officeooo:rsid="00095f61" style:font-style-asian="normal" style:font-style-complex="normal"/>
    </style:style>
    <style:style style:name="T30" style:family="text">
      <style:text-properties fo:font-style="normal" officeooo:rsid="00155514" style:font-style-asian="normal" style:font-style-complex="normal"/>
    </style:style>
    <style:style style:name="T31" style:family="text">
      <style:text-properties fo:font-style="normal" officeooo:rsid="00304ee9" style:font-style-asian="normal" style:font-style-complex="normal"/>
    </style:style>
    <style:style style:name="T32" style:family="text">
      <style:text-properties fo:font-style="normal" officeooo:rsid="003aca07" style:font-style-asian="normal" style:font-style-complex="normal"/>
    </style:style>
    <style:style style:name="T33" style:family="text">
      <style:text-properties fo:font-style="normal" officeooo:rsid="00533b94" style:font-style-asian="normal" style:font-style-complex="normal"/>
    </style:style>
    <style:style style:name="T34" style:family="text">
      <style:text-properties fo:font-style="normal" officeooo:rsid="0055d2c2" style:font-style-asian="normal" style:font-style-complex="normal"/>
    </style:style>
    <style:style style:name="T35" style:family="text">
      <style:text-properties fo:font-style="normal" officeooo:rsid="005a44c6" style:font-style-asian="normal" style:font-style-complex="normal"/>
    </style:style>
    <style:style style:name="T36" style:family="text">
      <style:text-properties fo:font-style="normal" officeooo:rsid="006cee76" style:font-style-asian="normal" style:font-style-complex="normal"/>
    </style:style>
    <style:style style:name="T37" style:family="text">
      <style:text-properties fo:font-style="normal" officeooo:rsid="006f635b" style:font-style-asian="normal" style:font-style-complex="normal"/>
    </style:style>
    <style:style style:name="T38" style:family="text">
      <style:text-properties fo:font-style="normal" officeooo:rsid="0072dab8" style:font-style-asian="normal" style:font-style-complex="normal"/>
    </style:style>
    <style:style style:name="T39" style:family="text">
      <style:text-properties fo:font-style="normal" officeooo:rsid="007b4d0a" style:font-style-asian="normal" style:font-style-complex="normal"/>
    </style:style>
    <style:style style:name="T40" style:family="text">
      <style:text-properties fo:font-style="normal" officeooo:rsid="00a7591b" style:font-style-asian="normal" style:font-style-complex="normal"/>
    </style:style>
    <style:style style:name="T41" style:family="text">
      <style:text-properties fo:font-style="normal" officeooo:rsid="00b99c1f" style:font-style-asian="normal" style:font-style-complex="normal"/>
    </style:style>
    <style:style style:name="T42" style:family="text">
      <style:text-properties fo:font-style="normal" officeooo:rsid="00bc0f7d" style:font-style-asian="normal" style:font-style-complex="normal"/>
    </style:style>
    <style:style style:name="T43" style:family="text">
      <style:text-properties fo:font-style="normal" officeooo:rsid="00bd7b19" style:font-style-asian="normal" style:font-style-complex="normal"/>
    </style:style>
    <style:style style:name="T44" style:family="text">
      <style:text-properties fo:font-style="normal" officeooo:rsid="00c2dfff" style:font-style-asian="normal" style:font-style-complex="normal"/>
    </style:style>
    <style:style style:name="T45" style:family="text">
      <style:text-properties fo:font-style="normal" officeooo:rsid="00c65e20" style:font-style-asian="normal" style:font-style-complex="normal"/>
    </style:style>
    <style:style style:name="T46" style:family="text">
      <style:text-properties fo:font-style="normal" officeooo:rsid="00c6a42c" style:font-style-asian="normal" style:font-style-complex="normal"/>
    </style:style>
    <style:style style:name="T47" style:family="text">
      <style:text-properties fo:font-style="normal" officeooo:rsid="00c7e864" style:font-style-asian="normal" style:font-style-complex="normal"/>
    </style:style>
    <style:style style:name="T48" style:family="text">
      <style:text-properties fo:font-style="normal" officeooo:rsid="00ca6409" style:font-style-asian="normal" style:font-style-complex="normal"/>
    </style:style>
    <style:style style:name="T49" style:family="text">
      <style:text-properties fo:font-style="normal" officeooo:rsid="00d764fe" style:font-style-asian="normal" style:font-style-complex="normal"/>
    </style:style>
    <style:style style:name="T50" style:family="text">
      <style:text-properties fo:font-style="normal" officeooo:rsid="00db678c" style:font-style-asian="normal" style:font-style-complex="normal"/>
    </style:style>
    <style:style style:name="T51" style:family="text">
      <style:text-properties fo:font-style="normal" officeooo:rsid="00de7fa7" style:font-style-asian="normal" style:font-style-complex="normal"/>
    </style:style>
    <style:style style:name="T52" style:family="text">
      <style:text-properties fo:font-style="normal" officeooo:rsid="00e047fa" style:font-style-asian="normal" style:font-style-complex="normal"/>
    </style:style>
    <style:style style:name="T53" style:family="text">
      <style:text-properties fo:font-style="normal" officeooo:rsid="00e5e1ae" style:font-style-asian="normal" style:font-style-complex="normal"/>
    </style:style>
    <style:style style:name="T54" style:family="text">
      <style:text-properties fo:font-style="normal" officeooo:rsid="00e79ad0" style:font-style-asian="normal" style:font-style-complex="normal"/>
    </style:style>
    <style:style style:name="T55" style:family="text">
      <style:text-properties fo:font-style="normal" officeooo:rsid="00eb1be4" style:font-style-asian="normal" style:font-style-complex="normal"/>
    </style:style>
    <style:style style:name="T56" style:family="text">
      <style:text-properties fo:font-style="normal" officeooo:rsid="00eb73e1" style:font-style-asian="normal" style:font-style-complex="normal"/>
    </style:style>
    <style:style style:name="T57" style:family="text">
      <style:text-properties fo:font-style="normal" officeooo:rsid="00ed6033" style:font-style-asian="normal" style:font-style-complex="normal"/>
    </style:style>
    <style:style style:name="T58" style:family="text">
      <style:text-properties fo:font-style="normal" officeooo:rsid="00f7bf5f" style:font-style-asian="normal" style:font-style-complex="normal"/>
    </style:style>
    <style:style style:name="T59" style:family="text">
      <style:text-properties fo:font-style="normal" officeooo:rsid="0103f4da" style:font-style-asian="normal" style:font-style-complex="normal"/>
    </style:style>
    <style:style style:name="T60" style:family="text">
      <style:text-properties fo:font-style="normal" fo:font-weight="normal" officeooo:rsid="0009ad59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1e1fb0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style:font-style-asian="normal" style:font-style-complex="normal"/>
    </style:style>
    <style:style style:name="T63" style:family="text">
      <style:text-properties fo:font-style="normal" style:text-underline-style="none" officeooo:rsid="004032a4" style:font-style-asian="normal" style:font-style-complex="normal"/>
    </style:style>
    <style:style style:name="T64" style:family="text">
      <style:text-properties fo:font-style="normal" style:text-underline-style="none" officeooo:rsid="00468236" style:font-style-asian="normal" style:font-style-complex="normal"/>
    </style:style>
    <style:style style:name="T65" style:family="text">
      <style:text-properties fo:font-style="normal" style:text-underline-style="none" officeooo:rsid="005169da" style:font-style-asian="normal" style:font-style-complex="normal"/>
    </style:style>
    <style:style style:name="T66" style:family="text">
      <style:text-properties fo:font-style="normal" style:text-underline-style="none" officeooo:rsid="00533b94" style:font-style-asian="normal" style:font-style-complex="normal"/>
    </style:style>
    <style:style style:name="T67" style:family="text">
      <style:text-properties fo:font-style="normal" style:text-underline-style="none" officeooo:rsid="008136f1" style:font-style-asian="normal" style:font-style-complex="normal"/>
    </style:style>
    <style:style style:name="T68" style:family="text">
      <style:text-properties fo:font-style="normal" style:text-underline-style="none" officeooo:rsid="00080f92" style:font-style-asian="normal" style:font-style-complex="normal"/>
    </style:style>
    <style:style style:name="T69" style:family="text">
      <style:text-properties fo:font-style="normal" style:text-underline-style="none" officeooo:rsid="00093e95" style:font-style-asian="normal" style:font-style-complex="normal"/>
    </style:style>
    <style:style style:name="T70" style:family="text">
      <style:text-properties fo:font-style="normal" style:text-underline-style="none" officeooo:rsid="00155514" style:font-style-asian="normal" style:font-style-complex="normal"/>
    </style:style>
    <style:style style:name="T71" style:family="text">
      <style:text-properties fo:font-style="normal" style:text-underline-style="none" officeooo:rsid="0017097a" style:font-style-asian="normal" style:font-style-complex="normal"/>
    </style:style>
    <style:style style:name="T72" style:family="text">
      <style:text-properties fo:font-style="normal" style:text-underline-style="none" officeooo:rsid="0089f718" style:font-style-asian="normal" style:font-style-complex="normal"/>
    </style:style>
    <style:style style:name="T73" style:family="text">
      <style:text-properties fo:font-style="normal" style:text-underline-style="none" officeooo:rsid="00aab9d0" style:font-style-asian="normal" style:font-style-complex="normal"/>
    </style:style>
    <style:style style:name="T74" style:family="text">
      <style:text-properties fo:font-style="normal" style:text-underline-style="none" officeooo:rsid="00b5225a" style:font-style-asian="normal" style:font-style-complex="normal"/>
    </style:style>
    <style:style style:name="T75" style:family="text">
      <style:text-properties fo:font-style="normal" style:text-underline-style="none" officeooo:rsid="00c7e864" style:font-style-asian="normal" style:font-style-complex="normal"/>
    </style:style>
    <style:style style:name="T76" style:family="text">
      <style:text-properties fo:font-style="normal" style:text-underline-style="none" officeooo:rsid="00c834fd" style:font-style-asian="normal" style:font-style-complex="normal"/>
    </style:style>
    <style:style style:name="T7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17a594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26133e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font-style="normal" fo:background-color="transparent" loext:char-shading-value="0" style:font-style-asian="normal" style:font-style-complex="normal"/>
    </style:style>
    <style:style style:name="T82" style:family="text">
      <style:text-properties style:font-name="Times New Roman" fo:font-style="normal" style:font-style-asian="normal" style:font-style-complex="normal"/>
    </style:style>
    <style:style style:name="T83" style:family="text">
      <style:text-properties style:font-name="Times New Roman" fo:font-style="normal" officeooo:rsid="00080f92" style:font-style-asian="normal" style:font-style-complex="normal"/>
    </style:style>
    <style:style style:name="T84" style:family="text">
      <style:text-properties style:font-name="Times New Roman" fo:font-style="normal" officeooo:rsid="0009ad59" style:font-style-asian="normal" style:font-style-complex="normal"/>
    </style:style>
    <style:style style:name="T85" style:family="text">
      <style:text-properties style:font-name="Times New Roman" fo:font-style="normal" officeooo:rsid="0017097a" style:font-style-asian="normal" style:font-style-complex="normal"/>
    </style:style>
    <style:style style:name="T86" style:family="text">
      <style:text-properties style:font-name="Times New Roman" fo:font-style="normal" officeooo:rsid="002c0e59" style:font-style-asian="normal" style:font-style-complex="normal"/>
    </style:style>
    <style:style style:name="T87" style:family="text">
      <style:text-properties style:font-name="Times New Roman" fo:font-style="normal" officeooo:rsid="002e09e1" style:font-style-asian="normal" style:font-style-complex="normal"/>
    </style:style>
    <style:style style:name="T88" style:family="text">
      <style:text-properties style:font-name="Times New Roman" fo:font-style="normal" officeooo:rsid="005169da" style:font-style-asian="normal" style:font-style-complex="normal"/>
    </style:style>
    <style:style style:name="T89" style:family="text">
      <style:text-properties style:font-name="Times New Roman" fo:font-style="normal" officeooo:rsid="00b605bf" style:font-style-asian="normal" style:font-style-complex="normal"/>
    </style:style>
    <style:style style:name="T90" style:family="text">
      <style:text-properties style:font-name="Times New Roman" fo:font-style="normal" fo:font-weight="normal" officeooo:rsid="0009ad59" style:font-style-asian="normal" style:font-weight-asian="normal" style:font-style-complex="normal" style:font-weight-complex="normal"/>
    </style:style>
    <style:style style:name="T91" style:family="text">
      <style:text-properties style:font-name="Times New Roman" fo:font-style="normal" fo:font-weight="normal" officeooo:rsid="0011ec03" style:font-style-asian="normal" style:font-weight-asian="normal" style:font-style-complex="normal" style:font-weight-complex="normal"/>
    </style:style>
    <style:style style:name="T92" style:family="text">
      <style:text-properties style:font-name="Times New Roman" fo:font-style="normal" style:text-underline-style="none" style:font-style-asian="normal" style:font-style-complex="normal"/>
    </style:style>
    <style:style style:name="T93" style:family="text">
      <style:text-properties style:font-name="Times New Roman" fo:font-style="normal" style:text-underline-style="none" officeooo:rsid="00080f92" style:font-style-asian="normal" style:font-style-complex="normal"/>
    </style:style>
    <style:style style:name="T94" style:family="text">
      <style:text-properties style:font-name="Times New Roman" fo:font-style="normal" style:text-underline-style="none" officeooo:rsid="00093e95" style:font-style-asian="normal" style:font-style-complex="normal"/>
    </style:style>
    <style:style style:name="T95" style:family="text">
      <style:text-properties style:font-name="Times New Roman" fo:font-style="normal" style:text-underline-style="none" officeooo:rsid="00155514" style:font-style-asian="normal" style:font-style-complex="normal"/>
    </style:style>
    <style:style style:name="T96" style:family="text">
      <style:text-properties style:font-name="Times New Roman" fo:font-style="normal" style:text-underline-style="none" officeooo:rsid="0017097a" style:font-style-asian="normal" style:font-style-complex="normal"/>
    </style:style>
    <style:style style:name="T97" style:family="text">
      <style:text-properties style:font-name="Times New Roman" fo:font-style="normal" style:text-underline-style="none" officeooo:rsid="00533b94" style:font-style-asian="normal" style:font-style-complex="normal"/>
    </style:style>
    <style:style style:name="T98" style:family="text">
      <style:text-properties style:font-name="Times New Roman" fo:font-style="normal" style:text-underline-style="none" officeooo:rsid="00834b86" style:font-style-asian="normal" style:font-style-complex="normal"/>
    </style:style>
    <style:style style:name="T99" style:family="text">
      <style:text-properties style:font-name="Times New Roman" fo:font-style="italic" style:font-style-asian="italic" style:font-style-complex="italic"/>
    </style:style>
    <style:style style:name="T100" style:family="text">
      <style:text-properties style:font-name="Times New Roman" fo:font-style="italic" officeooo:rsid="00080f92" style:font-style-asian="italic" style:font-style-complex="italic"/>
    </style:style>
    <style:style style:name="T101" style:family="text">
      <style:text-properties style:font-name="Times New Roman" fo:font-style="italic" officeooo:rsid="0009ad59" style:font-style-asian="italic" style:font-style-complex="italic"/>
    </style:style>
    <style:style style:name="T102" style:family="text">
      <style:text-properties style:font-name="Times New Roman" fo:font-style="italic" fo:font-weight="normal" officeooo:rsid="000c3f2b" style:font-style-asian="italic" style:font-weight-asian="normal" style:font-style-complex="italic" style:font-weight-complex="normal"/>
    </style:style>
    <style:style style:name="T103" style:family="text">
      <style:text-properties style:font-name="Times New Roman" fo:font-style="italic" style:text-underline-style="none" officeooo:rsid="00080f92" style:font-style-asian="italic" style:font-style-complex="italic"/>
    </style:style>
    <style:style style:name="T104" style:family="text">
      <style:text-properties style:font-name="Times New Roman" fo:font-size="9pt" fo:font-style="italic" style:text-underline-style="none" style:font-size-asian="9pt" style:font-style-asian="italic" style:font-size-complex="9pt" style:font-style-complex="italic"/>
    </style:style>
    <style:style style:name="T105" style:family="text">
      <style:text-properties style:font-name="Times New Roman" fo:font-size="9pt" style:text-underline-style="none" style:font-size-asian="9pt" style:font-size-complex="9pt"/>
    </style:style>
    <style:style style:name="T106" style:family="text">
      <style:text-properties style:font-name="Times New Roman" fo:font-size="9pt" style:text-underline-style="none" officeooo:rsid="010465ab" style:font-size-asian="9pt" style:font-size-complex="9pt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font-weight="normal" officeooo:rsid="0030a93e" style:font-weight-asian="normal" style:font-weight-complex="normal"/>
    </style:style>
    <style:style style:name="T109" style:family="text">
      <style:text-properties fo:font-weight="normal" officeooo:rsid="0034ea92" style:font-weight-asian="normal" style:font-weight-complex="normal"/>
    </style:style>
    <style:style style:name="T110" style:family="text">
      <style:text-properties fo:font-weight="normal" officeooo:rsid="00c6a42c" style:font-weight-asian="normal" style:font-weight-complex="normal"/>
    </style:style>
    <style:style style:name="T111" style:family="text">
      <style:text-properties officeooo:rsid="000ffe46"/>
    </style:style>
    <style:style style:name="T112" style:family="text">
      <style:text-properties officeooo:rsid="00093e95"/>
    </style:style>
    <style:style style:name="T113" style:family="text">
      <style:text-properties officeooo:rsid="0017a594"/>
    </style:style>
    <style:style style:name="T114" style:family="text">
      <style:text-properties officeooo:rsid="00191220"/>
    </style:style>
    <style:style style:name="T115" style:family="text">
      <style:text-properties officeooo:rsid="001c90de"/>
    </style:style>
    <style:style style:name="T116" style:family="text">
      <style:text-properties officeooo:rsid="001e1fb0"/>
    </style:style>
    <style:style style:name="T117" style:family="text">
      <style:text-properties officeooo:rsid="001f956a"/>
    </style:style>
    <style:style style:name="T118" style:family="text">
      <style:text-properties officeooo:rsid="00207301"/>
    </style:style>
    <style:style style:name="T119" style:family="text">
      <style:text-properties officeooo:rsid="00255e1f"/>
    </style:style>
    <style:style style:name="T120" style:family="text">
      <style:text-properties officeooo:rsid="0026133e"/>
    </style:style>
    <style:style style:name="T121" style:family="text">
      <style:text-properties officeooo:rsid="00277057"/>
    </style:style>
    <style:style style:name="T122" style:family="text">
      <style:text-properties officeooo:rsid="00291fdc"/>
    </style:style>
    <style:style style:name="T123" style:family="text">
      <style:text-properties style:text-underline-style="none"/>
    </style:style>
    <style:style style:name="T124" style:family="text">
      <style:text-properties style:text-underline-style="none" fo:font-weight="normal" style:font-weight-asian="normal" style:font-weight-complex="normal"/>
    </style:style>
    <style:style style:name="T125" style:family="text">
      <style:text-properties style:text-underline-style="none" fo:font-weight="normal" officeooo:rsid="005169da" style:font-weight-asian="normal" style:font-weight-complex="normal"/>
    </style:style>
    <style:style style:name="T126" style:family="text">
      <style:text-properties style:text-underline-style="none" fo:font-weight="normal" officeooo:rsid="002326a8" style:font-weight-asian="normal" style:font-weight-complex="normal"/>
    </style:style>
    <style:style style:name="T127" style:family="text">
      <style:text-properties style:text-underline-style="none" fo:font-weight="normal" officeooo:rsid="00bd7b19" style:font-weight-asian="normal" style:font-weight-complex="normal"/>
    </style:style>
    <style:style style:name="T128" style:family="text">
      <style:text-properties style:text-underline-style="none" fo:font-weight="normal" officeooo:rsid="00c17b50" style:font-weight-asian="normal" style:font-weight-complex="normal"/>
    </style:style>
    <style:style style:name="T129" style:family="text">
      <style:text-properties style:text-underline-style="none" fo:font-weight="normal" officeooo:rsid="002171ff" style:font-weight-asian="normal" style:font-weight-complex="normal"/>
    </style:style>
    <style:style style:name="T130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31" style:family="text">
      <style:text-properties style:text-underline-style="none" fo:font-weight="normal" officeooo:rsid="00c65e20" fo:background-color="transparent" loext:char-shading-value="0" style:font-weight-asian="normal" style:font-weight-complex="normal"/>
    </style:style>
    <style:style style:name="T132" style:family="text">
      <style:text-properties style:text-underline-style="none" officeooo:rsid="004032a4"/>
    </style:style>
    <style:style style:name="T133" style:family="text">
      <style:text-properties style:text-underline-style="none" officeooo:rsid="00533b94"/>
    </style:style>
    <style:style style:name="T134" style:family="text">
      <style:text-properties style:text-underline-style="none" officeooo:rsid="00367cb1"/>
    </style:style>
    <style:style style:name="T135" style:family="text">
      <style:text-properties style:text-underline-style="none" officeooo:rsid="00abfcd4"/>
    </style:style>
    <style:style style:name="T136" style:family="text">
      <style:text-properties style:text-underline-style="none" officeooo:rsid="00b7d625"/>
    </style:style>
    <style:style style:name="T137" style:family="text">
      <style:text-properties style:text-underline-style="none" officeooo:rsid="00b99c1f"/>
    </style:style>
    <style:style style:name="T138" style:family="text">
      <style:text-properties style:text-underline-style="none" officeooo:rsid="00c54792"/>
    </style:style>
    <style:style style:name="T139" style:family="text">
      <style:text-properties style:text-underline-style="none" officeooo:rsid="00c7e864"/>
    </style:style>
    <style:style style:name="T140" style:family="text">
      <style:text-properties style:text-underline-style="none" officeooo:rsid="007522a2"/>
    </style:style>
    <style:style style:name="T141" style:family="text">
      <style:text-properties officeooo:rsid="002c0e59"/>
    </style:style>
    <style:style style:name="T142" style:family="text">
      <style:text-properties officeooo:rsid="002dee1c"/>
    </style:style>
    <style:style style:name="T143" style:family="text">
      <style:text-properties officeooo:rsid="002ebb88"/>
    </style:style>
    <style:style style:name="T144" style:family="text">
      <style:text-properties officeooo:rsid="00304ee9"/>
    </style:style>
    <style:style style:name="T145" style:family="text">
      <style:text-properties officeooo:rsid="00080f92"/>
    </style:style>
    <style:style style:name="T146" style:family="text">
      <style:text-properties officeooo:rsid="0030a93e"/>
    </style:style>
    <style:style style:name="T147" style:family="text">
      <style:text-properties officeooo:rsid="0031479b"/>
    </style:style>
    <style:style style:name="T148" style:family="text">
      <style:text-properties officeooo:rsid="00330c56"/>
    </style:style>
    <style:style style:name="T149" style:family="text">
      <style:text-properties officeooo:rsid="0034ea92"/>
    </style:style>
    <style:style style:name="T150" style:family="text">
      <style:text-properties officeooo:rsid="003a3f01"/>
    </style:style>
    <style:style style:name="T151" style:family="text">
      <style:text-properties officeooo:rsid="003c2b56"/>
    </style:style>
    <style:style style:name="T152" style:family="text">
      <style:text-properties officeooo:rsid="003d095c"/>
    </style:style>
    <style:style style:name="T153" style:family="text">
      <style:text-properties officeooo:rsid="00533b94"/>
    </style:style>
    <style:style style:name="T154" style:family="text">
      <style:text-properties officeooo:rsid="0055d2c2"/>
    </style:style>
    <style:style style:name="T155" style:family="text">
      <style:text-properties officeooo:rsid="0064cefb"/>
    </style:style>
    <style:style style:name="T156" style:family="text">
      <style:text-properties officeooo:rsid="00389b96"/>
    </style:style>
    <style:style style:name="T157" style:family="text">
      <style:text-properties officeooo:rsid="0072dab8"/>
    </style:style>
    <style:style style:name="T158" style:family="text">
      <style:text-properties officeooo:rsid="00735896"/>
    </style:style>
    <style:style style:name="T159" style:family="text">
      <style:text-properties officeooo:rsid="00ade633"/>
    </style:style>
    <style:style style:name="T160" style:family="text">
      <style:text-properties officeooo:rsid="00afb47c"/>
    </style:style>
    <style:style style:name="T161" style:family="text">
      <style:text-properties officeooo:rsid="00b3830b"/>
    </style:style>
    <style:style style:name="T162" style:family="text">
      <style:text-properties officeooo:rsid="00b5225a"/>
    </style:style>
    <style:style style:name="T163" style:family="text">
      <style:text-properties officeooo:rsid="003aca07"/>
    </style:style>
    <style:style style:name="T164" style:family="text">
      <style:text-properties officeooo:rsid="00b5ea2c"/>
    </style:style>
    <style:style style:name="T165" style:family="text">
      <style:text-properties officeooo:rsid="00b605bf"/>
    </style:style>
    <style:style style:name="T166" style:family="text">
      <style:text-properties officeooo:rsid="00b7d625"/>
    </style:style>
    <style:style style:name="T167" style:family="text">
      <style:text-properties officeooo:rsid="00b99c1f"/>
    </style:style>
    <style:style style:name="T168" style:family="text">
      <style:text-properties officeooo:rsid="00ba28a1"/>
    </style:style>
    <style:style style:name="T169" style:family="text">
      <style:text-properties officeooo:rsid="00bd7b19"/>
    </style:style>
    <style:style style:name="T170" style:family="text">
      <style:text-properties officeooo:rsid="005bb5ae"/>
    </style:style>
    <style:style style:name="T171" style:family="text">
      <style:text-properties officeooo:rsid="00c05319"/>
    </style:style>
    <style:style style:name="T172" style:family="text">
      <style:text-properties officeooo:rsid="00c17b50"/>
    </style:style>
    <style:style style:name="T173" style:family="text">
      <style:text-properties officeooo:rsid="00c23957"/>
    </style:style>
    <style:style style:name="T174" style:family="text">
      <style:text-properties officeooo:rsid="00c2dfff"/>
    </style:style>
    <style:style style:name="T175" style:family="text">
      <style:text-properties fo:background-color="transparent" loext:char-shading-value="0"/>
    </style:style>
    <style:style style:name="T176" style:family="text">
      <style:text-properties officeooo:rsid="00c2dfff" fo:background-color="transparent" loext:char-shading-value="0"/>
    </style:style>
    <style:style style:name="T177" style:family="text">
      <style:text-properties officeooo:rsid="00c54792"/>
    </style:style>
    <style:style style:name="T178" style:family="text">
      <style:text-properties officeooo:rsid="00c65e20"/>
    </style:style>
    <style:style style:name="T179" style:family="text">
      <style:text-properties officeooo:rsid="00c6a42c"/>
    </style:style>
    <style:style style:name="T180" style:family="text">
      <style:text-properties officeooo:rsid="00c7e864"/>
    </style:style>
    <style:style style:name="T181" style:family="text">
      <style:text-properties officeooo:rsid="00c834fd"/>
    </style:style>
    <style:style style:name="T182" style:family="text">
      <style:text-properties officeooo:rsid="00c9721c"/>
    </style:style>
    <style:style style:name="T183" style:family="text">
      <style:text-properties officeooo:rsid="00ccb945"/>
    </style:style>
    <style:style style:name="T184" style:family="text">
      <style:text-properties officeooo:rsid="00d1c206"/>
    </style:style>
    <style:style style:name="T185" style:family="text">
      <style:text-properties officeooo:rsid="00e202f7"/>
    </style:style>
    <style:style style:name="T186" style:family="text">
      <style:text-properties officeooo:rsid="00eb73e1"/>
    </style:style>
    <style:style style:name="T187" style:family="text">
      <style:text-properties officeooo:rsid="00fd85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'as above, so below' <text:s/>23</text:p>
      <text:p text:style-name="P94">'Beloved' <text:s/>22</text:p>
      <text:p text:style-name="P4">'body of glory' <text:s/>(<text:span text:style-name="T1">see sambhogakāya)</text:span></text:p>
      <text:p text:style-name="P203">'<text:span text:style-name="T26">Enlightened, privately' <text:s/></text:span><text:span text:style-name="T62">40</text:span></text:p>
      <text:p text:style-name="P12">'feminine' <text:s/>12</text:p>
      <text:p text:style-name="P12">'masculine' <text:s/>12</text:p>
      <text:p text:style-name="P67">'matted-hair' ascetics <text:s/>70</text:p>
      <text:p text:style-name="P203"><text:span text:style-name="T26">'one way' <text:s/>(</text:span>see ekayāna)</text:p>
      <text:p text:style-name="P51">'privately Enlightened' <text:s/>41</text:p>
      <text:p text:style-name="P44">'scripture' <text:s/>34</text:p>
      <text:p text:style-name="P47">'Thus have I heard' <text:s/>36</text:p>
      <text:p text:style-name="P72">'vehicles', three <text:s/>74</text:p>
      <text:p text:style-name="P137">Abhidharma <text:s/>16</text:p>
      <text:p text:style-name="P174"><text:span text:style-name="T26">absolute </text:span>bodhicitta<text:span text:style-name="T26"> <text:s/>58</text:span></text:p>
      <text:p text:style-name="P13">absolute mind <text:s/>20</text:p>
      <text:p text:style-name="P119">Absolute, the <text:s/>62</text:p>
      <text:p text:style-name="P59">Abundant Treasures <text:s/>44, <text:span text:style-name="T182">45, 46, 50, 65</text:span></text:p>
      <text:p text:style-name="P175"><text:span text:style-name="T123">Adi Granth</text:span><text:span text:style-name="T62"> <text:s/>58</text:span></text:p>
      <text:p text:style-name="P15">Alexandria <text:s/>5</text:p>
      <text:p text:style-name="P9">Amitābha <text:s/>57, <text:span text:style-name="T182">18</text:span></text:p>
      <text:p text:style-name="P18">Amitābha, Happy Land of 18 </text:p>
      <text:p text:style-name="P47">Ānanda <text:s/>36</text:p>
      <text:p text:style-name="P48">Ānanda <text:s/>37</text:p>
      <text:p text:style-name="P119">Ananda within <text:s/>62</text:p>
      <text:p text:style-name="P47">Ananda, memory <text:s/>36</text:p>
      <text:p text:style-name="P116">Ānanda, within <text:s/>61</text:p>
      <text:p text:style-name="P19"><text:span text:style-name="T1">anātman</text:span> <text:s/>11</text:p>
      <text:p text:style-name="P95">Ancient of Days <text:s/>25</text:p>
      <text:p text:style-name="P183"><text:span text:style-name="T62">angels <text:s/></text:span><text:span text:style-name="T65">7, </text:span><text:span text:style-name="T62">26</text:span></text:p>
      <text:p text:style-name="P6">Anglicans <text:s/>55</text:p>
      <text:p text:style-name="P15">Anitoch <text:s/>5</text:p>
      <text:p text:style-name="P19">anitya <text:s/>11</text:p>
      <text:p text:style-name="P198"><text:span text:style-name="T26">Apabhraṃśa</text:span> <text:s/><text:span text:style-name="T26">34</text:span></text:p>
      <text:p text:style-name="P4">apocryphal sūtras <text:s/>52</text:p>
      <text:p text:style-name="P22">archetypal <text:s/>8</text:p>
      <text:p text:style-name="P10">archetypal world <text:s/>57</text:p>
      <text:p text:style-name="P15">archetypes <text:s/>5</text:p>
      <text:p text:style-name="P96">arhant <text:s/>26</text:p>
      <text:p text:style-name="P54">arhant <text:s/>42</text:p>
      <text:p text:style-name="P25"><text:span text:style-name="T1">arhant</text:span> <text:s/><text:span text:style-name="T120">7, </text:span>14</text:p>
      <text:p text:style-name="P184">arhant <text:span text:style-name="T26">and </text:span>bodhisattva<text:span text:style-name="T26">, contrast between 7</text:span></text:p>
      <text:p text:style-name="P50">arhant ideal <text:s/>39</text:p>
      <text:p text:style-name="P228">arhant<text:span text:style-name="T26"> ideal <text:s/>74</text:span></text:p>
      <text:p text:style-name="P59">arhants <text:s/>46</text:p>
      <text:p text:style-name="P128">arhants <text:s/>65</text:p>
      <text:p text:style-name="P227">arhants<text:span text:style-name="T26"> <text:s/>67</text:span></text:p>
      <text:p text:style-name="P228">arhants<text:span text:style-name="T26"> <text:s/>75</text:span></text:p>
      <text:p text:style-name="P26">art, Buddhist <text:s/>17</text:p>
      <text:p text:style-name="P26">art, Buddhist, Chinese <text:s/>18</text:p>
      <text:p text:style-name="P27">art, Christian <text:s/>7</text:p>
      <text:p text:style-name="P97">artist <text:s/>23</text:p>
      <text:p text:style-name="P15">arts <text:s/>5</text:p>
      <text:p text:style-name="P67">ascetics, 'matted-hair' <text:s/>70</text:p>
      <text:p text:style-name="P45">Asia, central <text:s/>34</text:p>
      <text:p text:style-name="P8">Asia, central <text:s/>57</text:p>
      <text:p text:style-name="P10">Aśoka <text:s/>57</text:p>
      <text:p text:style-name="P141"><text:span text:style-name="T1">Aṣṭasāhasrikā </text:span><text:s/>16</text:p>
      <text:p text:style-name="P47">astronomy <text:s/>36</text:p>
      <text:p text:style-name="P185"><text:span text:style-name="T123">Auguries of Innocence</text:span><text:span text:style-name="T62"> <text:s/>23</text:span></text:p>
      <text:p text:style-name="P260">Avataṃsaka Sūtra <text:s/>(<text:span text:style-name="T118">see Sūtras, </text:span>Avataṃsaka<text:span text:style-name="T118">)</text:span></text:p>
      <text:p text:style-name="P186">Avataṃsaka S<text:span text:style-name="T123">ūtra</text:span><text:span text:style-name="T62"> <text:s/></text:span><text:span text:style-name="T79">3, 17 </text:span><text:span text:style-name="T126">, </text:span><text:span text:style-name="T77">20, 21, 22</text:span></text:p>
      <text:p text:style-name="P98">Bahuśrutīyas <text:s/>30 [index under Hinayana schools???]</text:p>
      <text:p text:style-name="P128">bhikṣus/bhikṣuṇīs <text:s/>65</text:p>
      <text:p text:style-name="P15">Bihar <text:s/>5</text:p>
      <text:p text:style-name="P28">Blake, William <text:s/><text:span text:style-name="T121">4, </text:span>11</text:p>
      <text:p text:style-name="P100">Blake, William, as a bridge from our own tradition <text:s/>23-4</text:p>
      <text:p text:style-name="P188"><text:span text:style-name="T62">Blake, William, </text:span><text:span text:style-name="T63">vision compared to </text:span><text:span text:style-name="T132">Gaṇḍhavyūha Sutra</text:span><text:span text:style-name="T62"> <text:s/>23</text:span></text:p>
      <text:p text:style-name="P122">bodhi <text:s/>63</text:p>
      <text:p text:style-name="P174">bodhicitta<text:span text:style-name="T26">, absolute <text:s/>58</text:span></text:p>
      <text:p text:style-name="P174">bodhicitta<text:span text:style-name="T26">, relative <text:s/>58</text:span></text:p>
      <text:p text:style-name="P29"><text:span text:style-name="T1">bodhisattva</text:span> <text:s/>12</text:p>
      <text:p text:style-name="P290"><text:span text:style-name="T99">bodhisattva and arhant</text:span><text:span text:style-name="T82">, </text:span><text:span text:style-name="T83">contrast between <text:s/>7, </text:span><text:span text:style-name="T88">25</text:span></text:p>
      <text:p text:style-name="P101">bodhisattva attitude <text:s/>29</text:p>
      <text:p text:style-name="P98">bodhisattva ideal <text:s/>29</text:p>
      <text:p text:style-name="P51">bodhisattva ideal <text:s/>41</text:p>
      <text:p text:style-name="P5">bodhisattva ideal <text:s/>54</text:p>
      <text:p text:style-name="P66">bodhisattva ideal <text:s/>67</text:p>
      <text:p text:style-name="P72">bodhisattva ideal <text:s/>74</text:p>
      <text:p text:style-name="P2">bodhisattva Never Direct <text:s/>49</text:p>
      <text:p text:style-name="P30"><text:span text:style-name="T16">Bodhisattva</text:span><text:span text:style-name="T124"> of Wisdom <text:s/>(</text:span><text:span text:style-name="T16">see </text:span><text:span text:style-name="T124">Mañjuśrī)</text:span></text:p>
      <text:p text:style-name="P50">bodhisattva, career of <text:s/>39</text:p>
      <text:p text:style-name="P190"><text:span text:style-name="T123">bodhisattva,</text:span><text:span text:style-name="T62"> urge to Enlightenment of <text:s/>24</text:span></text:p>
      <text:p text:style-name="P25"><text:span text:style-name="T1">bodhisattva</text:span><text:span text:style-name="T9">(s)</text:span> <text:s/><text:span text:style-name="T143">7, 8, 9, </text:span>14</text:p>
      <text:p text:style-name="P59">bodhisattvas <text:s/>46</text:p>
      <text:p text:style-name="P1">bodhisattvas, irreversible <text:s/>37</text:p>
      <text:p text:style-name="P203">bodhisattvayāna <text:s/><text:span text:style-name="T26">41</text:span></text:p>
      <text:p text:style-name="P228">bodhisattvayāna<text:span text:style-name="T26"> <text:s/>74</text:span></text:p>
      <text:p text:style-name="P102">bones <text:s/>28</text:p>
      <text:p text:style-name="P119">Brahman <text:s/>62</text:p>
      <text:p text:style-name="P103">Bravery <text:s/>27</text:p>
      <text:p text:style-name="P66">Buddha <text:s/>68</text:p>
      <text:p text:style-name="P67">Buddha <text:s/>69</text:p>
      <text:p text:style-name="P43">Buddha nature <text:s/>33</text:p>
      <text:p text:style-name="P48">Buddha nature <text:s/>37</text:p>
      <text:p text:style-name="P117">Buddha within <text:s/>61</text:p>
      <text:p text:style-name="P59">Buddha, Abundant Treasures <text:s/>44</text:p>
      <text:p text:style-name="P118">Buddha, and language of immanence <text:s/>61</text:p>
      <text:p text:style-name="P142">Buddha, <text:span text:style-name="T122">c</text:span>ompassion of <text:span text:style-name="T117">14 </text:span></text:p>
      <text:p text:style-name="P44">Buddha, discourses <text:s/>34</text:p>
      <text:p text:style-name="P2">Buddha, eternally Enlightened <text:s/>49</text:p>
      <text:p text:style-name="P54">Buddha, from past <text:s/>42</text:p>
      <text:p text:style-name="P202"><text:span text:style-name="T26">Buddha, in </text:span>White Lotus Sutra<text:span text:style-name="T26"> <text:s/>39</text:span></text:p>
      <text:p text:style-name="P142">Buddha, life of <text:s/>14, 15 </text:p>
      <text:p text:style-name="P142">Buddha, <text:span text:style-name="T117">of infinite light <text:s/>(</text:span><text:span text:style-name="T7">see </text:span><text:span text:style-name="T117">Amitābha)</text:span></text:p>
      <text:p text:style-name="P142">Buddha, <text:span text:style-name="T117">playful nature of 18</text:span></text:p>
      <text:p text:style-name="P44">Buddha, read and write <text:s/>34</text:p>
      <text:p text:style-name="P1">Buddha, wife of <text:s/>47</text:p>
      <text:p text:style-name="P142">Buddha, <text:span text:style-name="T122">w</text:span>isdom of 14 </text:p>
      <text:p text:style-name="P116">Buddha within <text:s/>61</text:p>
      <text:p text:style-name="P48">Buddha within <text:s/>37</text:p>
      <text:p text:style-name="P31"><text:span text:style-name="T123">Buddha, word of <text:s/>(</text:span><text:span text:style-name="T19">see</text:span><text:span text:style-name="T123"> </text:span><text:span text:style-name="T19">Buddhavācana)</text:span></text:p>
      <text:p text:style-name="P208"><text:span text:style-name="T26">Buddhafield <text:s/></text:span><text:span text:style-name="T37">50</text:span></text:p>
      <text:p text:style-name="P66">Buddhahood <text:s/>67</text:p>
      <text:p text:style-name="P117">Buddhahood, immanent <text:s/>61</text:p>
      <text:p text:style-name="P191"><text:span text:style-name="T62">Buddhahood, <text:s/></text:span><text:span text:style-name="T123">Trikāya </text:span><text:span text:style-name="T62">doctrine </text:span><text:span text:style-name="T73">and</text:span><text:span text:style-name="T62"> <text:s/>27</text:span></text:p>
      <text:p text:style-name="P60">Buddhahood, trans-historical essence <text:s/>53</text:p>
      <text:p text:style-name="P65">Buddhas, magical emanations <text:s/>65</text:p>
      <text:p text:style-name="P31"><text:span text:style-name="T19">Buddhavācana</text:span><text:span text:style-name="T123"> <text:s/>30</text:span></text:p>
      <text:p text:style-name="P214">Buddhavacana<text:span text:style-name="T26"> <text:s/>55</text:span></text:p>
      <text:p text:style-name="P73">Buddhism, definition of <text:s/>76</text:p>
      <text:p text:style-name="P16">Buddhism, history of <text:s/>5, <text:span text:style-name="T122">14</text:span></text:p>
      <text:p text:style-name="P119">Buddhism, lang<text:span text:style-name="T159">u</text:span>age of 62</text:p>
      <text:p text:style-name="P101">Buddhism, propagation of <text:s/>29</text:p>
      <text:p text:style-name="P104">Buddhist vision <text:s/>20</text:p>
      <text:p text:style-name="P112">Buddhist vocabularly <text:s/>60</text:p>
      <text:p text:style-name="P66">bullock carts <text:s/>69</text:p>
      <text:p text:style-name="P144">Burma <text:s/>15</text:p>
      <text:p text:style-name="P228"><text:span text:style-name="T26">burning house, parable of </text:span><text:span text:style-name="T40">in universal perspective <text:s/>76</text:span></text:p>
      <text:p text:style-name="P22">Calcutta <text:s/>9</text:p>
      <text:p text:style-name="P69">call of Truth <text:s/>72</text:p>
      <text:p text:style-name="P72">call, hearing <text:s/>73</text:p>
      <text:p text:style-name="P66">carts, 69</text:p>
      <text:p text:style-name="P125">cessation, of unskilfulness <text:s/>63</text:p>
      <text:p text:style-name="P144">China <text:s/>15, <text:span text:style-name="T117">18</text:span></text:p>
      <text:p text:style-name="P46">Chinese <text:s/>35</text:p>
      <text:p text:style-name="P145">Chinese, language <text:s/>15 </text:p>
      <text:p text:style-name="P4">Chinese, sutras, composition of <text:s/>52</text:p>
      <text:p text:style-name="P94">Christ <text:s/>22</text:p>
      <text:p text:style-name="P73">Christian Trinity <text:s/>77</text:p>
      <text:p text:style-name="P28">clairaudience/<text:span text:style-name="T160">clairvoyance</text:span> <text:s/>11</text:p>
      <text:p text:style-name="P15"><text:soft-page-break/>collective unconscious <text:s/>5</text:p>
      <text:p text:style-name="P105">communities, single-sex <text:s/>25</text:p>
      <text:p text:style-name="P28">concentration <text:s/>1</text:p>
      <text:p text:style-name="P144">concepts, language of <text:s/>15, <text:span text:style-name="T114">16</text:span> </text:p>
      <text:p text:style-name="P32">conditioned co-production <text:s/>(<text:span text:style-name="T1">see </text:span><text:span text:style-name="T15">pratītya-samutpāda</text:span><text:span text:style-name="T1">)</text:span></text:p>
      <text:p text:style-name="P48">consciousness, Enlightened <text:s/>37</text:p>
      <text:p text:style-name="P200"><text:span text:style-name="T26">consciousness, lower and higher <text:s/>3</text:span><text:span text:style-name="T35">7</text:span></text:p>
      <text:p text:style-name="P66">cosmic process of Enlightenment <text:s/>67</text:p>
      <text:p text:style-name="P102">craving <text:s/>28</text:p>
      <text:p text:style-name="P68">cremation <text:s/>70</text:p>
      <text:p text:style-name="P102">cremation ground <text:s/>28</text:p>
      <text:p text:style-name="P51">Cromwell, Oliver <text:s/>40</text:p>
      <text:p text:style-name="P106">culture, gift of <text:s/>27</text:p>
      <text:p text:style-name="P22"><text:span text:style-name="T1">dāna</text:span> <text:s/>8</text:p>
      <text:p text:style-name="P66">deer carts <text:s/>69</text:p>
      <text:p text:style-name="P68">Destroyer, Śiva the <text:s/>71</text:p>
      <text:p text:style-name="P225"><text:span text:style-name="T123">Devadatta</text:span><text:span text:style-name="T62"> <text:s/>65</text:span></text:p>
      <text:p text:style-name="P111">devotion, path of <text:s/>59</text:p>
      <text:p text:style-name="P181">Dhammapada <text:s/><text:span text:style-name="T161">59</text:span></text:p>
      <text:p text:style-name="P110">Dharma Day <text:s/>59</text:p>
      <text:p text:style-name="P106">Dharma, gift of <text:s/>27</text:p>
      <text:p text:style-name="P23">Dharma, <text:span text:style-name="T142">giving</text:span> <text:s/>8 </text:p>
      <text:p text:style-name="P197">Dharma<text:span text:style-name="T26">, meaning <text:s/>32</text:span></text:p>
      <text:p text:style-name="P126">Dharma, negative and positive formulations of <text:s/>64</text:p>
      <text:p text:style-name="P5">Dharma, <text:span text:style-name="T161">teaching of</text:span><text:span text:style-name="T1"> <text:s/></text:span>54</text:p>
      <text:p text:style-name="P231"><text:span text:style-name="T123">dharmakāya</text:span><text:span text:style-name="T62"> <text:s/>60, </text:span><text:span text:style-name="T72">61, </text:span><text:span text:style-name="T74">77 </text:span><text:span text:style-name="T75">(</text:span><text:span text:style-name="T139">see also</text:span><text:span text:style-name="T75"> <text:s/></text:span><text:span text:style-name="T139">T</text:span><text:span text:style-name="T140">rikāya </text:span><text:span text:style-name="T75">doctrine)</text:span></text:p>
      <text:p text:style-name="P187">dharmas<text:span text:style-name="T26">,</text:span><text:span text:style-name="T32"> </text:span><text:span text:style-name="T163">ie</text:span><text:span text:style-name="T32"> </text:span><text:span text:style-name="T26">phenomena 20</text:span></text:p>
      <text:p text:style-name="P176">Dīgha Nikāya<text:span text:style-name="T26"> <text:s/>57</text:span></text:p>
      <text:p text:style-name="P2">Dīpaṅkara <text:s/>49</text:p>
      <text:p text:style-name="P203"><text:span text:style-name="T26">disciple, way of </text:span><text:s/><text:span text:style-name="T26">40</text:span></text:p>
      <text:p text:style-name="P49">disciples <text:s/>38</text:p>
      <text:p text:style-name="P63">disciples of Śākyamuni, 65</text:p>
      <text:p text:style-name="P5">disciples, Enlightened <text:s/>54</text:p>
      <text:p text:style-name="P68">disciples, Hīnayāna <text:s/>71</text:p>
      <text:p text:style-name="P127">disciples, rejection of truth <text:s/>64</text:p>
      <text:p text:style-name="P61">disciples, spiritually gifted <text:s/>53</text:p>
      <text:p text:style-name="P51">disciples, walk out <text:s/>40, <text:span text:style-name="T162">64</text:span></text:p>
      <text:p text:style-name="P69">discipline <text:s/>72</text:p>
      <text:p text:style-name="P116">doctrine of mutual interpenetration <text:s/>61</text:p>
      <text:p text:style-name="P116">doctrine of reminiscence <text:s/>61</text:p>
      <text:p text:style-name="P65">doctrine, feeling versus <text:s/>66</text:p>
      <text:p text:style-name="P192"><text:span text:style-name="T62">doctrine, of mutual interpenetration <text:s/>(</text:span><text:span text:style-name="T123">see </text:span><text:span text:style-name="T62">mutual interpenetration, doctrine of)</text:span></text:p>
      <text:p text:style-name="P221"><text:span text:style-name="T123">dosa</text:span><text:span text:style-name="T62">, cessation of 63</text:span></text:p>
      <text:p text:style-name="P58">drunkard and jewel, parable of <text:s/>43</text:p>
      <text:p text:style-name="P19"><text:span text:style-name="T1">duḥkha</text:span> <text:s/>11</text:p>
      <text:p text:style-name="P23">education and culture, <text:span text:style-name="T142">giving 8</text:span> <text:s/></text:p>
      <text:p text:style-name="P117">effort <text:s/>61</text:p>
      <text:p text:style-name="P102">ego feeling <text:s/>28</text:p>
      <text:p text:style-name="P107">ego, resistance of <text:s/>24, 25</text:p>
      <text:p text:style-name="P106">egolessness <text:s/>27</text:p>
      <text:p text:style-name="P25">eightfold path <text:s/>(<text:span text:style-name="T1">see </text:span>Noble Eightfold Path)</text:p>
      <text:p text:style-name="P203">ekayāna<text:span text:style-name="T26"> <text:s/>41</text:span></text:p>
      <text:p text:style-name="P63">emanations, magical <text:s/>65</text:p>
      <text:p text:style-name="P66">emancipation, individual <text:s/>67</text:p>
      <text:p text:style-name="P144">emotions, language of <text:s/>15</text:p>
      <text:p text:style-name="P28">emotions, negative <text:s/>10</text:p>
      <text:p text:style-name="P193"><text:span text:style-name="T62">emptiness <text:s/>(</text:span><text:span text:style-name="T123">see śūnyatā)</text:span></text:p>
      <text:p text:style-name="P29">energies, psychic <text:s/>11</text:p>
      <text:p text:style-name="P48">Enlightened consciousness <text:s/>37</text:p>
      <text:p text:style-name="P5">Enlightened disciples <text:s/>54</text:p>
      <text:p text:style-name="P2">Enlightened, eternal <text:s/>49, <text:span text:style-name="T165">58</text:span></text:p>
      <text:p text:style-name="P58">Enlightenment <text:s/><text:span text:style-name="T164">19, </text:span>43, <text:span text:style-name="T164">67</text:span></text:p>
      <text:p text:style-name="P143">Enlightenment, as bird with two wings <text:s/>15</text:p>
      <text:p text:style-name="P66">Enlightenment, cosmic process of <text:s/>67</text:p>
      <text:p text:style-name="P33"><text:span text:style-name="T141">Enlightenment, </text:span>objective dimension of 12 *</text:p>
      <text:p text:style-name="P72">Enlightenment, private <text:s/>74</text:p>
      <text:p text:style-name="P33">Enlightenment, subjective dimension of <text:s/>12</text:p>
      <text:p text:style-name="P290"><text:span text:style-name="T83">E</text:span><text:span text:style-name="T82">nlightenment, urge/will to <text:s/>7, </text:span><text:span text:style-name="T89">24</text:span></text:p>
      <text:p text:style-name="P66">eradication <text:s text:c="2"/>67</text:p>
      <text:p text:style-name="P52">eradication of negative emotions <text:s/>41</text:p>
      <text:p text:style-name="P122">eradication of passions <text:s/>63</text:p>
      <text:p text:style-name="P264">Essence of Buddhism, The <text:s/>22</text:p>
      <text:p text:style-name="P212">Eternal Legacy, The<text:span text:style-name="T26"> <text:s/>52</text:span></text:p>
      <text:p text:style-name="P22">ethics, <text:span text:style-name="T141">of </text:span>speech <text:s/>10</text:p>
      <text:p text:style-name="P130">ethnic religions <text:s/>77</text:p>
      <text:p text:style-name="P194"><text:span text:style-name="T62">evolution <text:s/></text:span><text:span text:style-name="T66">5, </text:span><text:span text:style-name="T62">24 [actual word is 'evolved', </text:span><text:span text:style-name="T66">is it</text:span><text:span text:style-name="T62"> ok to ind</text:span><text:span text:style-name="T66">e</text:span><text:span text:style-name="T62">x as 'evolution'??!]</text:span></text:p>
      <text:p text:style-name="P73">evolution <text:s/>76</text:p>
      <text:p text:style-name="P52">Evolution, Higher <text:s/>41</text:p>
      <text:p text:style-name="P291"><text:span text:style-name="T83">e</text:span><text:span text:style-name="T82">xertions, four <text:s/></text:span><text:span text:style-name="T86">10</text:span><text:span text:style-name="T82"> </text:span></text:p>
      <text:p text:style-name="P111">faculties, five spiritual <text:s/>59</text:p>
      <text:p text:style-name="P97">faculty, visionary <text:s/>23</text:p>
      <text:p text:style-name="P52">faith <text:s/>41, <text:span text:style-name="T166">59</text:span></text:p>
      <text:p text:style-name="P74"><text:span text:style-name="T123">faith, equivale</text:span><text:span text:style-name="T135">nt to </text:span><text:span text:style-name="T123">wisdom <text:s/></text:span><text:span text:style-name="T135">49, </text:span><text:span text:style-name="T123">58</text:span></text:p>
      <text:p text:style-name="P34">famine <text:s/>12, <text:span text:style-name="T153">28</text:span></text:p>
      <text:p text:style-name="P69">father, 'cultural' <text:s/>72</text:p>
      <text:p text:style-name="P102">fear <text:s/>28</text:p>
      <text:p text:style-name="P191"><text:span text:style-name="T62">fearlessness, gift of <text:s/></text:span><text:span text:style-name="T66">8, </text:span><text:span text:style-name="T62">27</text:span></text:p>
      <text:p text:style-name="P65">feeling versus doctrine <text:s/>66</text:p>
      <text:p text:style-name="P66">fire <text:s/>68</text:p>
      <text:p text:style-name="P67">fire as a symbol <text:s/>70</text:p>
      <text:p text:style-name="P67">Fire Sermon <text:s/>70</text:p>
      <text:p text:style-name="P68">fires, of craving, hatred and delusion <text:s/>70</text:p>
      <text:p text:style-name="P111">five spiritual faculties <text:s/>59</text:p>
      <text:p text:style-name="P260">Flower Ornament Scripture <text:s/>(see <text:span text:style-name="T118">Sūtras, </text:span>Avataṃsaka)</text:p>
      <text:p text:style-name="P25">four noble truths <text:s/>14</text:p>
      <text:p text:style-name="P35">four right efforts <text:s/>(<text:span text:style-name="T1">see also </text:span>exertions, four)</text:p>
      <text:p text:style-name="P52">four right efforts <text:s/>41</text:p>
      <text:p text:style-name="P72">games <text:s/>74</text:p>
      <text:p text:style-name="P138"><text:span text:style-name="T4">Gaṇḍhavyūha </text:span><text:span text:style-name="T3">Sūtra <text:s/></text:span><text:span text:style-name="T157">17, 23 <text:s/>[haven't indexed 'Scripture of the Cosmic Array']</text:span></text:p>
      <text:p text:style-name="P22">generosity <text:s/>8, 9 <text:span text:style-name="T142">(</text:span><text:span text:style-name="T8">see also</text:span><text:span text:style-name="T142"> giving)</text:span></text:p>
      <text:p text:style-name="P67">ghosts <text:s/>70</text:p>
      <text:p text:style-name="P24">giving <text:s/>8, <text:span text:style-name="T142">12</text:span></text:p>
      <text:p text:style-name="P24"><text:span text:style-name="T142">giving, five kinds of 8</text:span> </text:p>
      <text:p text:style-name="P94">Gnostic gospels <text:s/>22</text:p>
      <text:p text:style-name="P66">goat carts <text:s/>69</text:p>
      <text:p text:style-name="P75"><text:span text:style-name="T123">God <text:s/>25, </text:span><text:span text:style-name="T136">56</text:span></text:p>
      <text:p text:style-name="P123">Going for Refuge <text:s/>63</text:p>
      <text:p text:style-name="P2">good physician, parable of <text:s/>49</text:p>
      <text:p text:style-name="P228">gopīs<text:span text:style-name="T26"> <text:s/>73</text:span></text:p>
      <text:p text:style-name="P52">Great Way (<text:span text:style-name="T1">see Mahayāna)</text:span></text:p>
      <text:p text:style-name="P107">group, the <text:s/>24, 25</text:p>
      <text:p text:style-name="P175"><text:span text:style-name="T123">Guru Granth Sahib</text:span><text:span text:style-name="T62"> <text:s/>59</text:span></text:p>
      <text:p text:style-name="P102">hatred <text:s/>28</text:p>
      <text:p text:style-name="P67">haunted <text:s/>70</text:p>
      <text:p text:style-name="P76"><text:span text:style-name="T19">Heart Sūtra</text:span><text:span text:style-name="T123"> <text:s/></text:span><text:span text:style-name="T137">16, </text:span><text:span text:style-name="T123">21, </text:span><text:span text:style-name="T137">59</text:span></text:p>
      <text:p text:style-name="P284">Heaven of the Thirty-three <text:s/>3</text:p>
      <text:p text:style-name="P108">Hermetic correspondence <text:s/>23</text:p>
      <text:p text:style-name="P52">Higher Evolution <text:s/><text:span text:style-name="T167">7, </text:span>41, <text:span text:style-name="T167">72</text:span></text:p>
      <text:p text:style-name="P285"><text:span text:style-name="T26">higher evolution <text:s/>5, </text:span><text:span text:style-name="T41">77</text:span><text:span text:style-name="T26"> <text:s/></text:span><text:span text:style-name="T41">[l.c. in text]</text:span></text:p>
      <text:p text:style-name="P226"><text:span text:style-name="T26">experience, </text:span><text:span text:style-name="T41">higher level of <text:s/></text:span><text:span text:style-name="T26">66</text:span></text:p>
      <text:p text:style-name="P17"><text:span text:style-name="T1">Hīnayāna </text:span><text:s/>6, <text:span text:style-name="T113">7, 12 , 42, 65</text:span></text:p>
      <text:p text:style-name="P17">Hīnayāna <text:s/><text:span text:style-name="T144">and language of concepts 16</text:span></text:p>
      <text:p text:style-name="P292"><text:span text:style-name="T93">Hīnayāna and Māhayāna</text:span><text:span text:style-name="T103">, </text:span><text:span text:style-name="T93">difference between <text:s/>6, </text:span><text:span text:style-name="T94">7, </text:span><text:span text:style-name="T95">12, </text:span><text:span text:style-name="T96">14</text:span><text:span text:style-name="T95">, </text:span><text:span text:style-name="T97">29, </text:span><text:span text:style-name="T98">59</text:span></text:p>
      <text:p text:style-name="P293"><text:span text:style-name="T83">Hīnayāna and Māhayāna</text:span><text:span text:style-name="T100">, </text:span><text:span text:style-name="T83">difference between, </text:span><text:span text:style-name="T85">parabl</text:span><text:span text:style-name="T87">e</text:span><text:span text:style-name="T85"> to illustrate <text:s/>12</text:span></text:p>
      <text:p text:style-name="P294"><text:span text:style-name="T85">p</text:span><text:span text:style-name="T82">arable, illustrating difference between </text:span><text:span text:style-name="T93">Hīnayāna and Māhayāna, </text:span><text:span text:style-name="T92">12</text:span></text:p>
      <text:p text:style-name="P68">Hīnayāna disciples <text:s/>71</text:p>
      <text:p text:style-name="P17"><text:span text:style-name="T1">Hīnayāna</text:span> <text:span text:style-name="T113">monasticism of <text:s/>14 </text:span></text:p>
      <text:p text:style-name="P55">Hinayāna Nirvāṇa <text:s/>4<text:span text:style-name="T155">3</text:span></text:p>
      <text:p text:style-name="P98">Hīnayāna schools <text:s/>30</text:p>
      <text:p text:style-name="P36"><text:span text:style-name="T123">Hīnayāna schools, refusal to accept Mahāyāna </text:span><text:span text:style-name="T19">sūtras <text:s/>30</text:span></text:p>
      <text:p text:style-name="P126">Hīnayāna, deterioration in <text:s/>63</text:p>
      <text:p text:style-name="P126"><text:soft-page-break/>Hīnayāna, focus on cessation <text:s/>63</text:p>
      <text:p text:style-name="P5">Hīnayānists <text:s/>55</text:p>
      <text:p text:style-name="P70">Hindu tradition <text:s/>72</text:p>
      <text:p text:style-name="P230"><text:span text:style-name="T26">Hindu </text:span>trim<text:span text:style-name="T123">ūrti</text:span><text:span text:style-name="T62"> <text:s/>77</text:span></text:p>
      <text:p text:style-name="P68">Hinduism <text:s/>71, <text:span text:style-name="T168">63, 75</text:span></text:p>
      <text:p text:style-name="P60">historical/non-historical, not distinguished <text:s/>53</text:p>
      <text:p text:style-name="P141"><text:span text:style-name="T1">Hṛdaya</text:span> (<text:span text:style-name="T1">see Heart Sūtra)</text:span></text:p>
      <text:p text:style-name="P8">imagery, <text:span text:style-name="T1">Mahāyāna </text:span>57</text:p>
      <text:p text:style-name="P144">images, language of <text:s/>15, <text:span text:style-name="T114">16</text:span></text:p>
      <text:p text:style-name="P144">imagination <text:s/>15</text:p>
      <text:p text:style-name="P117">immanence, the Buddha and language of <text:s/>61</text:p>
      <text:p text:style-name="P117">immanent Buddhahood <text:s/>61</text:p>
      <text:p text:style-name="P99">impermanence <text:s/>21</text:p>
      <text:p text:style-name="P66">individual emancipation <text:s/>67</text:p>
      <text:p text:style-name="P73">individual, development of <text:s/>76</text:p>
      <text:p text:style-name="P51">individualism, spiritual 41</text:p>
      <text:p text:style-name="P96">individualist, spiritual <text:s/>26</text:p>
      <text:p text:style-name="P194"><text:span text:style-name="T62">individuality <text:s/>24, </text:span><text:span text:style-name="T64">25</text:span></text:p>
      <text:p text:style-name="P284"><text:span text:style-name="T26">Indra's </text:span><text:span text:style-name="T42">net</text:span><text:span text:style-name="T26"> 3, </text:span><text:span text:style-name="T27">4, </text:span><text:span text:style-name="T28">6, </text:span><text:span text:style-name="T31">17, </text:span><text:span text:style-name="T33">22</text:span></text:p>
      <text:p text:style-name="P49">infinity <text:s/>38</text:p>
      <text:p text:style-name="P189"><text:span text:style-name="T62">Insight <text:s/>23, </text:span><text:span text:style-name="T66">27</text:span></text:p>
      <text:p text:style-name="P28">insight <text:s/><text:span text:style-name="T144">5, </text:span>11, <text:span text:style-name="T153">22, 24</text:span></text:p>
      <text:p text:style-name="P122">Insight <text:s/>63</text:p>
      <text:p text:style-name="P60">inspiration, levels of <text:s/>53</text:p>
      <text:p text:style-name="P51">intellectual understanding, mistaken for true knowledge <text:s/>40</text:p>
      <text:p text:style-name="P15">interconnected<text:span text:style-name="T144">[ness]</text:span> <text:s/>4</text:p>
      <text:p text:style-name="P208"><text:span text:style-name="T26">interpenetration, mutual <text:s/></text:span><text:span text:style-name="T37">50</text:span></text:p>
      <text:p text:style-name="P9">Iranian influences <text:s/>57</text:p>
      <text:p text:style-name="P224"><text:span text:style-name="T123">Itivuttaka</text:span><text:span text:style-name="T62"> <text:s/>64</text:span></text:p>
      <text:p text:style-name="P144">Japan <text:s/>15, <text:span text:style-name="T117">18</text:span></text:p>
      <text:p text:style-name="P94">Jesus <text:s/>22</text:p>
      <text:p text:style-name="P58">jewel, parable of drunkard and <text:s/>43</text:p>
      <text:p text:style-name="P55">Jewels, Place of <text:s/>4<text:span text:style-name="T155">2, 43</text:span></text:p>
      <text:p text:style-name="P15">Jung <text:s/>5</text:p>
      <text:p text:style-name="P22">Kalimpong <text:s/>9</text:p>
      <text:p text:style-name="P210">Karuṇā Puṇḍarīka Sūtra<text:span text:style-name="T26"> <text:s/>51</text:span></text:p>
      <text:p text:style-name="P46">Kashmir <text:s/>35</text:p>
      <text:p text:style-name="P199"><text:span text:style-name="T80">Kato, Bunno </text:span><text:span text:style-name="T26"><text:s/>36 <text:s/></text:span><text:span text:style-name="T43">[needs diacritics I don't have]</text:span></text:p>
      <text:p text:style-name="P191"><text:span text:style-name="T123">kāyas <text:s/>(</text:span><text:span text:style-name="T62">see </text:span><text:span text:style-name="T123">Trikāya </text:span><text:span text:style-name="T62">doctrine)</text:span></text:p>
      <text:p text:style-name="P218"><text:span text:style-name="T123">kāyas</text:span><text:span text:style-name="T62">, three <text:s/>61</text:span></text:p>
      <text:p text:style-name="P72">Keble, John <text:s/>75</text:p>
      <text:p text:style-name="P47">Kern, Heinrich <text:s/>36</text:p>
      <text:p text:style-name="P70">Krishna's flute <text:s/>73</text:p>
      <text:p text:style-name="P70">Kṛṣna <text:s/>73</text:p>
      <text:p text:style-name="P22"><text:span text:style-name="T1">kṣānti</text:span> <text:s/>10, <text:span text:style-name="T144">12</text:span></text:p>
      <text:p text:style-name="P46">Kumārajīva <text:s/>35</text:p>
      <text:p text:style-name="P195">Lalitavistara<text:span text:style-name="T26"> <text:s/>18, </text:span><text:span text:style-name="T43">33</text:span></text:p>
      <text:p text:style-name="P77"><text:span text:style-name="T124">language <text:s/>15, </text:span><text:span text:style-name="T127">60</text:span></text:p>
      <text:p text:style-name="P119">language of Buddhism <text:s/>62</text:p>
      <text:p text:style-name="P117">language of potentiality <text:s/>61</text:p>
      <text:p text:style-name="P146"><text:span text:style-name="T144">language, </text:span>in metaphorical sense <text:s/>15 </text:p>
      <text:p text:style-name="P149">language, o<text:span text:style-name="T169">f</text:span> myth and symbol 17</text:p>
      <text:p text:style-name="P67">language, symbolic <text:s/>69</text:p>
      <text:p text:style-name="P146"><text:span text:style-name="T144">language, </text:span>translation of Dharma into local <text:s/>15</text:p>
      <text:p text:style-name="P112">language, used in a new way by the Buddha <text:s/>60</text:p>
      <text:p text:style-name="P196">Laṇkāvatāra Sūtra <text:s/><text:span text:style-name="T38">17</text:span></text:p>
      <text:p text:style-name="P121">lay and monastic <text:s/>63</text:p>
      <text:p text:style-name="P129">lay people <text:s/>65</text:p>
      <text:p text:style-name="P60">levels of inspiration <text:s/>53</text:p>
      <text:p text:style-name="P219"><text:span text:style-name="T62">levels, </text:span><text:span text:style-name="T123">yānas</text:span><text:span text:style-name="T62"> as <text:s/>62</text:span></text:p>
      <text:p text:style-name="P22">life, refraining from taking <text:s/>9</text:p>
      <text:p text:style-name="P182"><text:span text:style-name="T26">Light, Buddha of Infinite <text:s/>(</text:span>see<text:span text:style-name="T26"> Buddha, of Infinite Light)</text:span></text:p>
      <text:p text:style-name="P10">literalism <text:s/>57</text:p>
      <text:p text:style-name="P114">literalism, in Theravāda <text:s/>60</text:p>
      <text:p text:style-name="P221"><text:span text:style-name="T123">lobha, </text:span><text:span text:style-name="T62">cessation of <text:s/>63</text:span></text:p>
      <text:p text:style-name="P43">lotus <text:s/>32, <text:s/>33</text:p>
      <text:p text:style-name="P211">Lotus <text:span text:style-name="T123">Sūtra</text:span>, Threefold <text:span text:style-name="T26"><text:s/>52</text:span></text:p>
      <text:p text:style-name="P3">lotus, symbolism of <text:s/>51</text:p>
      <text:p text:style-name="P13">Madhyamaka <text:s/>20</text:p>
      <text:p text:style-name="P49">Magadha <text:s/>38</text:p>
      <text:p text:style-name="P54">magic city, parable of <text:s/>42</text:p>
      <text:p text:style-name="P59">Mahāprajāpatī <text:s/><text:span text:style-name="T169">42, </text:span>46, <text:span text:style-name="T169">65</text:span></text:p>
      <text:p text:style-name="P98">Mahāsāṃghikas <text:s/>30 [index under Hinayana schools???]</text:p>
      <text:p text:style-name="P187"><text:span text:style-name="T26">Mahāyāna <text:s/></text:span><text:span text:style-name="T31">5, 6, 8, 12,14, 15, 16, 20, </text:span><text:span text:style-name="T43">41</text:span></text:p>
      <text:p text:style-name="P111">Mahāyana, teachings more profound than Pāli canon? <text:s/>59</text:p>
      <text:p text:style-name="P177"><text:span text:style-name="T62">Mahāyana and Hīnayāna, difference between <text:s/></text:span><text:span text:style-name="T68">6, </text:span><text:span text:style-name="T69">7, </text:span><text:span text:style-name="T70">12, </text:span><text:span text:style-name="T71">14</text:span><text:span text:style-name="T70">, </text:span><text:span text:style-name="T66">29, </text:span><text:span text:style-name="T62">59</text:span></text:p>
      <text:p text:style-name="P216">Mahāyāna <text:span text:style-name="T26">imagery, </text:span><text:span text:style-name="T39">Iranian influences on</text:span><text:span text:style-name="T26"> <text:s/>57</text:span></text:p>
      <text:p text:style-name="P63">Mahāyāna spirit <text:s/>65</text:p>
      <text:p text:style-name="P176"><text:span text:style-name="T26">Mahāyāna</text:span> sūtras<text:span text:style-name="T26">, how to study <text:s/>57</text:span></text:p>
      <text:p text:style-name="P4"><text:soft-page-break/>Mahāyāna text, apocrypal <text:s/>52</text:p>
      <text:p text:style-name="P178"><text:span text:style-name="T62">Mahāyāna, and </text:span><text:span text:style-name="T123">śūnyatā</text:span><text:span text:style-name="T62"> teaching <text:s/>59</text:span></text:p>
      <text:p text:style-name="P205"><text:span text:style-name="T26">Mahayana, </text:span><text:span text:style-name="T36">central revelation of</text:span><text:span text:style-name="T26"> <text:s/>48</text:span></text:p>
      <text:p text:style-name="P96">Mahāyāna, iconography of arhant <text:s/>26</text:p>
      <text:p text:style-name="P148">Māhayāna, Vision<text:span text:style-name="T145"> <text:s/>6</text:span></text:p>
      <text:p text:style-name="P80"><text:span text:style-name="T124">Maitreya <text:s/>17, </text:span><text:span text:style-name="T170">39</text:span></text:p>
      <text:p text:style-name="P30"><text:span text:style-name="T124">Mañjuśrī <text:s/>17</text:span><text:span text:style-name="T170">, 39, 47</text:span></text:p>
      <text:p text:style-name="P1">Māra <text:s/>48</text:p>
      <text:p text:style-name="P23">material things, <text:span text:style-name="T142">giving</text:span> <text:s/>8 </text:p>
      <text:p text:style-name="P12">meditation, as <text:span text:style-name="T10">pāramitā</text:span><text:span text:style-name="T112"> <text:s/></text:span>(see<text:span text:style-name="T1"> </text:span><text:span text:style-name="T11">śamādhi</text:span>)</text:p>
      <text:p text:style-name="P56">meditation, teaching <text:s/>43</text:p>
      <text:p text:style-name="P44">memory <text:s/>34</text:p>
      <text:p text:style-name="P137">metaphor, language of <text:s/>16</text:p>
      <text:p text:style-name="P15">Middle Region <text:s/>5</text:p>
      <text:p text:style-name="P22">mindfulness, <text:span text:style-name="T146">as </text:span>ethical precept <text:s/>10</text:p>
      <text:p text:style-name="P162">mindfulness, four foundations of <text:s/>14</text:p>
      <text:p text:style-name="P222"><text:span text:style-name="T123">moha</text:span><text:span text:style-name="T62">, cessation of 63</text:span></text:p>
      <text:p text:style-name="P63">monasticism <text:s/>65</text:p>
      <text:p text:style-name="P144">Mongolia <text:s/>15</text:p>
      <text:p text:style-name="P287"><text:span text:style-name="T26">morality (</text:span><text:span text:style-name="T1">see</text:span><text:span text:style-name="T26"> </text:span><text:span text:style-name="T1">sīla</text:span><text:span text:style-name="T26">)</text:span></text:p>
      <text:p text:style-name="P98">Mūlasarvāstivāda <text:s/>30 <text:s/>[index under Hinayana schools???]</text:p>
      <text:p text:style-name="P208"><text:span text:style-name="T26">mutual interpenetration <text:s/></text:span><text:span text:style-name="T37">50</text:span></text:p>
      <text:p text:style-name="P109">mutual interpenetration, descriptions of in other cultures/religions <text:s/>22</text:p>
      <text:p text:style-name="P37">mutual interpenetration, <text:span text:style-name="T152">doctrine of </text:span><text:s/>20, <text:span text:style-name="T151">21, 23, 61</text:span></text:p>
      <text:p text:style-name="P15">mystic <text:s/>4</text:p>
      <text:p text:style-name="P144">myth and symbol, language of <text:s/>1<text:span text:style-name="T114">6</text:span></text:p>
      <text:p text:style-name="P53">myth of return journey <text:s/>42</text:p>
      <text:p text:style-name="P38"><text:span text:style-name="T1">nāga</text:span> kings <text:s/>16</text:p>
      <text:p text:style-name="P128"><text:span text:style-name="T1">nagā</text:span> princess <text:s/>65</text:p>
      <text:p text:style-name="P39">Nāgārjuna <text:s/>16, <text:span text:style-name="T118">17 </text:span></text:p>
      <text:p text:style-name="P39"><text:span text:style-name="T108">Nāgārjuna, </text:span><text:span text:style-name="T118">teaching Perfection of Wisdom <text:s/>17</text:span></text:p>
      <text:p text:style-name="P52">negative emotions, eradication of <text:s/>41</text:p>
      <text:p text:style-name="P46">Nepal <text:s/><text:span text:style-name="T171">3, </text:span>35</text:p>
      <text:p text:style-name="P2">Never Direct, bodhisattva <text:s/>49</text:p>
      <text:p text:style-name="P221"><text:span text:style-name="T123">nibbāna</text:span><text:span text:style-name="T62">, negative definition of <text:s/>63</text:span></text:p>
      <text:p text:style-name="P110">Nicherin <text:s/>59</text:p>
      <text:p text:style-name="P162"><text:span text:style-name="T1">nid</text:span><text:span text:style-name="T12">ā</text:span><text:span text:style-name="T1">na</text:span> chain<text:span text:style-name="T1"> <text:s/></text:span>14</text:p>
      <text:p text:style-name="P223"><text:span text:style-name="T123">nidānas</text:span><text:span text:style-name="T62">, twelve positive <text:s/>64</text:span></text:p>
      <text:p text:style-name="P229">nirmāṇakāya<text:span text:style-name="T26"> <text:s/>77</text:span></text:p>
      <text:p text:style-name="P19"><text:span text:style-name="T1">Nirvāna</text:span> <text:s/>11, <text:span text:style-name="T171">36, 38, 39 </text:span></text:p>
      <text:p text:style-name="P55"><text:span text:style-name="T1">Nirvāṇa</text:span>, Hinayāna <text:s/>4<text:span text:style-name="T155">3</text:span></text:p>
      <text:p text:style-name="P125"><text:span text:style-name="T1">Nirvāna</text:span>, positive and negative aspect of <text:s/>63</text:p>
      <text:p text:style-name="P25">nobel truths <text:s/>(<text:span text:style-name="T1">see</text:span> four noble truths)</text:p>
      <text:p text:style-name="P25">Noble Eightfold Path <text:s/>14</text:p>
      <text:p text:style-name="P13">One Mind <text:s/>20</text:p>
      <text:p text:style-name="P120">one path <text:s/>62</text:p>
      <text:p text:style-name="P13">oneness <text:s/>20</text:p>
      <text:p text:style-name="P47">oral tradition <text:s/>36, <text:span text:style-name="T172">54</text:span></text:p>
      <text:p text:style-name="P44">Paiśāci <text:s/>34</text:p>
      <text:p text:style-name="P79"><text:span text:style-name="T124">Pāli <text:s/>15, </text:span><text:span text:style-name="T128">34, 60, </text:span></text:p>
      <text:p text:style-name="P124">Pāli Canon <text:s/>63</text:p>
      <text:p text:style-name="P179"><text:span text:style-name="T62">Pāli canon, compared to </text:span><text:span text:style-name="T123">White Lotus Sūtra <text:s/>60</text:span></text:p>
      <text:p text:style-name="P224"><text:span text:style-name="T62">Pāli canon, </text:span><text:span text:style-name="T123">Itivuttaka</text:span><text:span text:style-name="T62"> <text:s/>64</text:span></text:p>
      <text:p text:style-name="P60">Pāli scriptures <text:s/>53</text:p>
      <text:p text:style-name="P153">Pāli texts <text:s/>29, 30</text:p>
      <text:p text:style-name="P46">Pāṇini <text:s/>35</text:p>
      <text:p text:style-name="P66">parable <text:s/>67</text:p>
      <text:p text:style-name="P53">parable, of return journey <text:s/>42</text:p>
      <text:p text:style-name="P52">parable, of burning house <text:s/>41, <text:span text:style-name="T172">68ff, 76</text:span></text:p>
      <text:p text:style-name="P54">parable, of magic city <text:s/>42</text:p>
      <text:p text:style-name="P54">parable, of rain cloud <text:s/>42</text:p>
      <text:p text:style-name="P54">parable, of sun <text:s/>42</text:p>
      <text:p text:style-name="P1">parable, of wheel-rolling king <text:s/>47</text:p>
      <text:p text:style-name="P58">parable, of drunkard and jewel <text:s/>43</text:p>
      <text:p text:style-name="P2">parable, of good physician <text:s/>49</text:p>
      <text:p text:style-name="P164">parable<text:span text:style-name="T147">(s)</text:span> <text:s/>12, <text:span text:style-name="T147">16, 18, 28</text:span></text:p>
      <text:p text:style-name="P163"><text:span text:style-name="T123">parable</text:span><text:span text:style-name="T133">, </text:span><text:span text:style-name="T123">of famine <text:s/>28</text:span></text:p>
      <text:p text:style-name="P58">parables, effect on audience <text:s/>43</text:p>
      <text:p text:style-name="P288"><text:span text:style-name="T1">pāramitās</text:span><text:span text:style-name="T26"> <text:s/>7, </text:span><text:span text:style-name="T30">12</text:span><text:span text:style-name="T26"> </text:span></text:p>
      <text:p text:style-name="P165"><text:span text:style-name="T1">pāramitās, dāna </text:span><text:s/>9 </text:p>
      <text:p text:style-name="P165"><text:span text:style-name="T1">pāramitās, kṣānti</text:span> <text:s/>10</text:p>
      <text:p text:style-name="P288"><text:span text:style-name="T20">pāramitās, </text:span><text:span text:style-name="T21">prajñā</text:span><text:span text:style-name="T22"> </text:span><text:span text:style-name="T60"><text:s/>11, </text:span><text:span text:style-name="T61">16</text:span></text:p>
      <text:p text:style-name="P288"><text:span text:style-name="T1">pāramitās, </text:span><text:span text:style-name="T11">śamādhi</text:span><text:span text:style-name="T29"> <text:s/>11</text:span></text:p>
      <text:p text:style-name="P165"><text:span text:style-name="T1">pāramitās, śīla </text:span><text:s/>9 </text:p>
      <text:p text:style-name="P288"><text:span text:style-name="T1">pāramitās, </text:span><text:span text:style-name="T11">vīrya </text:span><text:span text:style-name="T29"><text:s/>10 </text:span></text:p>
      <text:p text:style-name="P277"><text:span text:style-name="T123">Parmenides <text:s/></text:span><text:span text:style-name="T62">22</text:span></text:p>
      <text:p text:style-name="P122">passions, eradication of <text:s/>63</text:p>
      <text:p text:style-name="P111">path of devotion <text:s/>59</text:p>
      <text:p text:style-name="P7">path of regular steps <text:s/>56 [not named but referred to]</text:p>
      <text:p text:style-name="P111">path of wisdom <text:s/>59</text:p>
      <text:p text:style-name="P154">path, need to follow own <text:s/>25</text:p>
      <text:p text:style-name="P120">path, one <text:s/><text:span text:style-name="T177">28, </text:span>62</text:p>
      <text:p text:style-name="P125">path, spiral <text:s/>63</text:p>
      <text:p text:style-name="P287"><text:span text:style-name="T81">patience (</text:span><text:span text:style-name="T24">see</text:span><text:span text:style-name="T81"> </text:span><text:span text:style-name="T24">kṣ</text:span><text:span text:style-name="T25">ā</text:span><text:span text:style-name="T24">nti</text:span><text:span text:style-name="T81">)</text:span></text:p>
      <text:p text:style-name="P151"><text:span text:style-name="T1">Perfection of Wisdom sūtras </text:span><text:span text:style-name="T158">17</text:span></text:p>
      <text:p text:style-name="P289"><text:span text:style-name="T26">perfections (</text:span><text:span text:style-name="T1">see</text:span><text:span text:style-name="T26"> </text:span><text:span text:style-name="T1">pāramitās</text:span><text:span text:style-name="T26">)</text:span></text:p>
      <text:p text:style-name="P10">Persepolis <text:s/>57</text:p>
      <text:p text:style-name="P10">Persian empire <text:s/>57</text:p>
      <text:p text:style-name="P155">phenomena, <text:span text:style-name="T173">Christian/Buddhist perspective on</text:span> <text:s/>22</text:p>
      <text:p text:style-name="P168">phenomenology <text:s/>20</text:p>
      <text:p text:style-name="P263">Pilgrim's Progress<text:span text:style-name="T26"> <text:s/>17</text:span></text:p>
      <text:p text:style-name="P55">Place of Jewels <text:s/>4<text:span text:style-name="T155">2, 43</text:span></text:p>
      <text:p text:style-name="P156">Plato <text:s/>22</text:p>
      <text:p text:style-name="P116">Platonic <text:s/>61</text:p>
      <text:p text:style-name="P169">play <text:s/>18</text:p>
      <text:p text:style-name="P152">poetry, language of <text:s/>1<text:span text:style-name="T114">6</text:span></text:p>
      <text:p text:style-name="P157">positive emotions, development of <text:s/>25</text:p>
      <text:p text:style-name="P66">positive spiritual knowledge <text:s/>67</text:p>
      <text:p text:style-name="P117">potentiality, language of <text:s/>61, <text:span text:style-name="T173">62</text:span></text:p>
      <text:p text:style-name="P59">Prabhūtaratna <text:s/>44</text:p>
      <text:p text:style-name="P295"><text:span text:style-name="T102">prajñā</text:span><text:span text:style-name="T101"> </text:span><text:span text:style-name="T84"><text:s/></text:span><text:span text:style-name="T90">11, </text:span><text:span text:style-name="T91">12</text:span></text:p>
      <text:p text:style-name="P44">Prakrit <text:s/>34</text:p>
      <text:p text:style-name="P278"><text:span text:style-name="T134">pratītya-samutpāda</text:span><text:span text:style-name="T62"> <text:s/></text:span><text:span text:style-name="T78">14, </text:span><text:span text:style-name="T62">21</text:span></text:p>
      <text:p text:style-name="P170"><text:span text:style-name="T1">pratītya-samutpāda</text:span>, phenomenological approach of <text:s/>20</text:p>
      <text:p text:style-name="P203">pratyekabuddhayāna <text:s/><text:span text:style-name="T26">40</text:span></text:p>
      <text:p text:style-name="P228">pratyekabuddhayāna<text:span text:style-name="T26"> <text:s/>74</text:span></text:p>
      <text:p text:style-name="P165">precepts <text:s/>9</text:p>
      <text:p text:style-name="P70">Preserver, Vishnu the <text:s/>73</text:p>
      <text:p text:style-name="P67">projections <text:s/>70</text:p>
      <text:p text:style-name="P205"><text:span text:style-name="T26">protectors of </text:span>White Lotus Sutra, <text:span text:style-name="T26">qualities of</text:span> <text:s/><text:span text:style-name="T26">47</text:span></text:p>
      <text:p text:style-name="P171">psychic energies <text:s/>11</text:p>
      <text:p text:style-name="P56">psychological <text:s/>43</text:p>
      <text:p text:style-name="P167">psychological approach <text:s/>5</text:p>
      <text:p text:style-name="P151">psychology <text:s/>16</text:p>
      <text:p text:style-name="P181">puṇḍarīka, <text:span text:style-name="T26">translation of 32</text:span></text:p>
      <text:p text:style-name="P9">Pure Land <text:s/>57</text:p>
      <text:p text:style-name="P279"><text:span text:style-name="T26">Pure Land </text:span>sūtras <text:s/>(<text:span text:style-name="T26">see <text:s/></text:span>sūtras,<text:span text:style-name="T26"> Pure Land)</text:span></text:p>
      <text:p text:style-name="P127">purification, of assembly <text:s/>64</text:p>
      <text:p text:style-name="P65">purification, of world by Śākyamuni <text:s/>66</text:p>
      <text:p text:style-name="P58">Pūrṇa <text:s/>43</text:p>
      <text:p text:style-name="P54">rain cloud, parable of <text:s/>42</text:p>
      <text:p text:style-name="P49">Rājagṛha <text:s/>38</text:p>
      <text:p text:style-name="P54">Ratnadvīpa <text:s/>42</text:p>
      <text:p text:style-name="P28"><text:span text:style-name="T175">Reality <text:s/>11, </text:span><text:span text:style-name="T176">16, 39 </text:span></text:p>
      <text:p text:style-name="P173">Reality, as seen in <text:span text:style-name="T1">Avataṃsaka Sūtra </text:span><text:s/>20</text:p>
      <text:p text:style-name="P50">reality, levels of 39</text:p>
      <text:p text:style-name="P158">reality, nature of</text:p>
      <text:p text:style-name="P168">Reality, seen in terms of One Mind <text:s/>20</text:p>
      <text:p text:style-name="P7">Reality, ultimate <text:s/>56</text:p>
      <text:p text:style-name="P158">reality, use of concepts to express <text:s/>21</text:p>
      <text:p text:style-name="P173">Reality, Yogācāra view of <text:s/>20</text:p>
      <text:p text:style-name="P68">rebirth, spiritual <text:s/>70</text:p>
      <text:p text:style-name="P7">regular steps, path of <text:s/>56 [not named but referred to]</text:p>
      <text:p text:style-name="P157">relationships, neurotic and dependent <text:s/>25</text:p>
      <text:p text:style-name="P280"><text:span text:style-name="T123">Religion of Art, The</text:span><text:span text:style-name="T62"> <text:s/>24</text:span></text:p>
      <text:p text:style-name="P34"><text:span text:style-name="T175">religion, universal 12, </text:span><text:span text:style-name="T176">77</text:span></text:p>
      <text:p text:style-name="P83"><text:span text:style-name="T176">r</text:span><text:span text:style-name="T175">eligion, ethnic <text:s/>77</text:span></text:p>
      <text:p text:style-name="P116">reminiscence, Platonic doctrine of <text:s/>61</text:p>
      <text:p text:style-name="P215">Reserve in Communicating Religious Knowledge<text:span text:style-name="T26"> <text:s/>55</text:span></text:p>
      <text:p text:style-name="P157"><text:soft-page-break/>retreats <text:s/>25</text:p>
      <text:p text:style-name="P53">return journey, myth of <text:s/>42</text:p>
      <text:p text:style-name="P127">Rhys Davids, Mrs <text:s/>64</text:p>
      <text:p text:style-name="P6">Roman Catholics <text:s/>55</text:p>
      <text:p text:style-name="P180"><text:span text:style-name="T123">rūpakāya</text:span><text:span text:style-name="T62"> <text:s/>60, </text:span><text:span text:style-name="T72">61</text:span></text:p>
      <text:p text:style-name="P47">Sacred Books of the East <text:s/>36</text:p>
      <text:p text:style-name="P210"><text:span text:style-name="T174">s</text:span>addharma<text:span text:style-name="T26"> <text:s/>51</text:span></text:p>
      <text:p text:style-name="P281">Saddharma Puṇḍarīka <text:s/>(see White Lotus Sutra)</text:p>
      <text:p text:style-name="P197"><text:span text:style-name="T154">s</text:span>addharma,<text:span text:style-name="T26"> translation of <text:s/>32</text:span></text:p>
      <text:p text:style-name="P59">Sahā-world <text:s/>45</text:p>
      <text:p text:style-name="P282"><text:span text:style-name="T62">saints <text:s/></text:span><text:span text:style-name="T66">7, </text:span><text:span text:style-name="T62">26</text:span></text:p>
      <text:p text:style-name="P204"><text:span text:style-name="T26">Śākyamuni <text:s/></text:span><text:span text:style-name="T44">5, </text:span><text:span text:style-name="T26">45, </text:span><text:span text:style-name="T44">49, 66</text:span></text:p>
      <text:p text:style-name="P63">Śākyamuni, Buddhas emanating from <text:s/>65</text:p>
      <text:p text:style-name="P207"><text:span text:style-name="T26">Śākyamuni, previous life <text:s/></text:span><text:span text:style-name="T37">50</text:span></text:p>
      <text:p text:style-name="P167"><text:span text:style-name="T1">Śākyan</text:span> clan <text:s/>5</text:p>
      <text:p text:style-name="P172"><text:span text:style-name="T1">śamādhi</text:span> <text:s/>11, <text:span text:style-name="T111">12</text:span> <text:span text:style-name="T148">[ <text:s/>or (</text:span><text:span text:style-name="T13">see parāmitās) </text:span><text:span text:style-name="T148">??]</text:span></text:p>
      <text:p text:style-name="P172"><text:span text:style-name="T1">śamādhi, </text:span>levels of meaning <text:s/>11 </text:p>
      <text:p text:style-name="P212">sambhogakāya<text:span text:style-name="T26"> <text:s/>52, </text:span><text:span text:style-name="T44">61, 77</text:span><text:span text:style-name="T26"> <text:s/>(</text:span>see also<text:span text:style-name="T26"> </text:span><text:span text:style-name="T180">T</text:span>rikāya <text:span text:style-name="T47">doctrine</text:span>)</text:p>
      <text:p text:style-name="P42">Sanskrit <text:s/>32, <text:span text:style-name="T174">34, 44, 52</text:span></text:p>
      <text:p text:style-name="P52">Śāriputra <text:s/>41, <text:span text:style-name="T174">65, 68</text:span></text:p>
      <text:p text:style-name="P122">Sāriputta <text:s/>63</text:p>
      <text:p text:style-name="P153">Sarvāstivada <text:s/>30 [index under Hinayana schools???]</text:p>
      <text:p text:style-name="P166">Schweitzer, Albert <text:s/>9</text:p>
      <text:p text:style-name="P48">science fiction <text:s/>37</text:p>
      <text:p text:style-name="P110">scriptures, Sikh <text:s/>59</text:p>
      <text:p text:style-name="P73">sectarianism <text:s/>76</text:p>
      <text:p text:style-name="P283"><text:span text:style-name="T62">self-conscious <text:s/></text:span><text:span text:style-name="T66">7, </text:span><text:span text:style-name="T62">24</text:span></text:p>
      <text:p text:style-name="P166">sexual misconduct, abstaining from <text:s/>10</text:p>
      <text:p text:style-name="P167"><text:span text:style-name="T1">Siddhartha</text:span> <text:s/>5</text:p>
      <text:p text:style-name="P110">Sikh scriptures <text:s/>59</text:p>
      <text:p text:style-name="P110">Sikhism <text:s/>58</text:p>
      <text:p text:style-name="P166"><text:span text:style-name="T1">sīla</text:span> <text:s/>9, <text:span text:style-name="T111">12</text:span></text:p>
      <text:p text:style-name="P72">silence, voice of the <text:s/>73</text:p>
      <text:p text:style-name="P157">single-sex communities <text:s/>25</text:p>
      <text:p text:style-name="P152">Sinhalese <text:s/>15</text:p>
      <text:p text:style-name="P68">Śiva <text:s/>71</text:p>
      <text:p text:style-name="P81"><text:span text:style-name="T123">skilful means <text:s/>63, </text:span><text:span text:style-name="T138">74</text:span></text:p>
      <text:p text:style-name="P125">skilfulness, positive aspect of Nirvāna <text:s/>63</text:p>
      <text:p text:style-name="P159">skulls <text:s/>28</text:p>
      <text:p text:style-name="P47">Soothill, William 36</text:p>
      <text:p text:style-name="P110">space and time, outside <text:s/>58</text:p>
      <text:p text:style-name="P64">space and time, transcendence of <text:s/>65</text:p>
      <text:p text:style-name="P166">speech, ethical <text:s/>10</text:p>
      <text:p text:style-name="P125">spiral path <text:s/>63</text:p>
      <text:p text:style-name="P10">spirit, as opposed to letter <text:s/>57</text:p>
      <text:p text:style-name="P111">spiritual faculties, fi<text:span text:style-name="T177">v</text:span>e <text:s/>59</text:p>
      <text:p text:style-name="P160">spiritual friend, function of <text:s/>25</text:p>
      <text:p text:style-name="P161">spiritual idea<text:span text:style-name="T177">l</text:span>, transcendental <text:s/>26</text:p>
      <text:p text:style-name="P51">spiritual individualism <text:s/>41</text:p>
      <text:p text:style-name="P161">spiritual individualist <text:s/>26</text:p>
      <text:p text:style-name="P73">spiritual life, different ways into <text:s/>77</text:p>
      <text:p text:style-name="P11">spiritual path, only one <text:s/>28</text:p>
      <text:p text:style-name="P68">spiritual vision <text:s/>70</text:p>
      <text:p text:style-name="P68">spritual rebirth <text:s/>70</text:p>
      <text:p text:style-name="P203">śrāvakayāna <text:s/><text:span text:style-name="T26">40, </text:span><text:span text:style-name="T45">74</text:span></text:p>
      <text:p text:style-name="P78"><text:span text:style-name="T130">Sri Lanka <text:s/>15, </text:span><text:span text:style-name="T131">34</text:span></text:p>
      <text:p text:style-name="P119">Stream Entrant <text:s/><text:span text:style-name="T178">24, </text:span>62</text:p>
      <text:p text:style-name="P59">stupa <text:s/>44, <text:span text:style-name="T178">45, 46, 50</text:span></text:p>
      <text:p text:style-name="P80"><text:span text:style-name="T18">Sudhana</text:span><text:span text:style-name="T130"> <text:s/>17</text:span></text:p>
      <text:p text:style-name="P156">Sufi <text:s/>22</text:p>
      <text:p text:style-name="P217">Sukhāvati-Vyūha Sūtras<text:span text:style-name="T26"> <text:s/>57</text:span></text:p>
      <text:p text:style-name="P54">sun, parable of <text:s/>42</text:p>
      <text:p text:style-name="P20"><text:span text:style-name="T1">śūnyatā</text:span> <text:s/><text:span text:style-name="T116">16, 20,23 </text:span></text:p>
      <text:p text:style-name="P178"><text:span text:style-name="T123">śūnyatā</text:span><text:span text:style-name="T62"> teaching, in Mahāyāna <text:s/>59</text:span></text:p>
      <text:p text:style-name="P20"><text:span text:style-name="T1">śūnyatā, </text:span><text:span text:style-name="T116">as absence of all concepts <text:s/>16</text:span></text:p>
      <text:p text:style-name="P193"><text:span text:style-name="T123">śūnyatā,</text:span><text:span text:style-name="T62"> doctrine of 21</text:span></text:p>
      <text:p text:style-name="P20"><text:span text:style-name="T1">śūnyatā, </text:span>four levels of <text:s/>11</text:p>
      <text:p text:style-name="P193"><text:span text:style-name="T123">śūnyata, </text:span><text:span text:style-name="T62">literal meaning of word <text:s/>21</text:span></text:p>
      <text:p text:style-name="P181">sūtra, <text:span text:style-name="T26">definition of, <text:s/>33</text:span></text:p>
      <text:p text:style-name="P181">sūtra,<text:span text:style-name="T26"> form of 33</text:span></text:p>
      <text:p text:style-name="P201">śūtra<text:span text:style-name="T26">, how to read <text:s/>38</text:span></text:p>
      <text:p text:style-name="P10">sūtra, reading like literature <text:s/>57</text:p>
      <text:p text:style-name="P181">sūtra<text:span text:style-name="T179">s</text:span>, Mahāyāna<text:span text:style-name="T26"> <text:s/>33</text:span></text:p>
      <text:p text:style-name="P4"><text:span text:style-name="T1">sūtras,</text:span> apocryphal <text:s/>52</text:p>
      <text:p text:style-name="P139"><text:span text:style-name="T1">sūtras, </text:span><text:span text:style-name="T5">Avataṃsaka </text:span><text:span text:style-name="T120">3, 17 </text:span><text:span text:style-name="T5">, </text:span><text:span text:style-name="T156">20, 21, 22</text:span></text:p>
      <text:p text:style-name="P82"><text:span text:style-name="T16">sūtras, </text:span><text:span text:style-name="T17">Gaṇḍhavyūha <text:s/></text:span><text:span text:style-name="T129">17, </text:span><text:span text:style-name="T132">23</text:span></text:p>
      <text:p text:style-name="P213">sūtras, Lalitavistara <text:s/>53</text:p>
      <text:p text:style-name="P140"><text:span text:style-name="T1">sūtras, </text:span><text:span text:style-name="T3">Laṇkāvatāra <text:s/>17</text:span></text:p>
      <text:p text:style-name="P212">sūtras<text:span text:style-name="T26">, not delivered in one particular time and place <text:s/>52</text:span></text:p>
      <text:p text:style-name="P4"><text:span text:style-name="T1">sūtras</text:span>, of Chinese composition <text:s/>52</text:p>
      <text:p text:style-name="P140"><text:span text:style-name="T1">sūtras, Perfection of Wisdom <text:s/></text:span><text:span text:style-name="T115">16 </text:span></text:p>
      <text:p text:style-name="P182">sūtras,<text:span text:style-name="T26"> Pure Land <text:s/>18</text:span></text:p>
      <text:p text:style-name="P217">Sūtras, Sukhāvati-Vyūha <text:s/><text:span text:style-name="T26">57</text:span></text:p>
      <text:p text:style-name="P211"><text:span text:style-name="T158">s</text:span>ūtra, Threefold Lotus <text:span text:style-name="T26"><text:s/>52</text:span></text:p>
      <text:p text:style-name="P176"><text:span text:style-name="T26">suttas, </text:span>Dīgha Nikāya<text:span text:style-name="T26"> <text:s/></text:span>57</text:p>
      <text:p text:style-name="P5"><text:span text:style-name="T1">suttas</text:span>, Pali <text:s/><text:span text:style-name="T179">33, </text:span>54</text:p>
      <text:p text:style-name="P109">Suzuki <text:s/>22</text:p>
      <text:p text:style-name="P67">symbolic language 69</text:p>
      <text:p text:style-name="P52">symbolism <text:s/>41</text:p>
      <text:p text:style-name="P67">symbols, fire <text:s/>70</text:p>
      <text:p text:style-name="P107">teacher, <text:span text:style-name="T179">function of</text:span> <text:s/>25</text:p>
      <text:p text:style-name="P57">teaching meditation <text:s/>43</text:p>
      <text:p text:style-name="P7">teachings, danger of hearing prematurely <text:s/>56</text:p>
      <text:p text:style-name="P72">teachings, misinterpreted <text:s/>76</text:p>
      <text:p text:style-name="P28">telepathy <text:s/>11</text:p>
      <text:p text:style-name="P73">temperament, difference of <text:s/>76</text:p>
      <text:p text:style-name="P144">Thailand <text:s/>15</text:p>
      <text:p text:style-name="P69">theism <text:s/>72</text:p>
      <text:p text:style-name="P187"><text:span text:style-name="T26">Theravāda <text:s/></text:span><text:span text:style-name="T33">15, </text:span><text:span text:style-name="T26">20</text:span></text:p>
      <text:p text:style-name="P113">Theravāda, literalism of <text:s/>60</text:p>
      <text:p text:style-name="P102">Theravāda, now more proselytizing 28</text:p>
      <text:p text:style-name="P131"><text:span text:style-name="T107">Theravādins <text:s/>16, </text:span><text:span text:style-name="T110">63</text:span></text:p>
      <text:p text:style-name="P72">three 'vehicles' <text:s/>74</text:p>
      <text:p text:style-name="P110">Three Jewels <text:s/>59</text:p>
      <text:p text:style-name="P218"><text:span text:style-name="T62">three </text:span><text:span text:style-name="T123">kāyas</text:span><text:span text:style-name="T62"> <text:s/>61</text:span></text:p>
      <text:p text:style-name="P203"><text:span text:style-name="T26">three </text:span>yānas<text:span text:style-name="T26"> <text:s/>40, </text:span><text:span text:style-name="T46">74</text:span></text:p>
      <text:p text:style-name="P7">three-fold way <text:s/>56 [not named but referred to]</text:p>
      <text:p text:style-name="P211">Threefold Lotus Sūtra<text:span text:style-name="T26"> <text:s/>52</text:span></text:p>
      <text:p text:style-name="P144">Tibet <text:s/>15</text:p>
      <text:p text:style-name="P46">Tibetan <text:s/>35</text:p>
      <text:p text:style-name="P202">Tibetan Book of the Dead<text:span text:style-name="T26"> <text:s/>39</text:span></text:p>
      <text:p text:style-name="P68">Tibetan Buddhism <text:s/>71</text:p>
      <text:p text:style-name="P101">Tibetan Buddhists <text:s/>29</text:p>
      <text:p text:style-name="P68">Tibetan wheel of life <text:s/>71</text:p>
      <text:p text:style-name="P144">Tibetan, language <text:s/>15</text:p>
      <text:p text:style-name="P285"><text:span text:style-name="T26">Time and space <text:s/>4, </text:span><text:span text:style-name="T28">7</text:span></text:p>
      <text:p text:style-name="P95">time and space, outside <text:s/>25, <text:span text:style-name="T179">58</text:span></text:p>
      <text:p text:style-name="P64">time and space, transcendence of 65</text:p>
      <text:p text:style-name="P287"><text:span text:style-name="T26">tolerance (</text:span><text:span text:style-name="T1">see also</text:span><text:span text:style-name="T26"> kṣānti)</text:span></text:p>
      <text:p text:style-name="P69">tolerant <text:s/>72</text:p>
      <text:p text:style-name="P66">toys <text:s/>69</text:p>
      <text:p text:style-name="P64">transcendence, <text:s/>of time and space <text:s/>65</text:p>
      <text:p text:style-name="P144">translation <text:s/>15</text:p>
      <text:p text:style-name="P66">trick <text:s/>69, <text:span text:style-name="T180">74</text:span></text:p>
      <text:p text:style-name="P191"><text:span text:style-name="T123">Trikāya </text:span><text:span text:style-name="T62">doctrine, 27, </text:span><text:span text:style-name="T75">77</text:span></text:p>
      <text:p text:style-name="P180"><text:span text:style-name="T123">trikāya </text:span><text:span text:style-name="T62">doctrine, development of <text:s/>60</text:span></text:p>
      <text:p text:style-name="P73">Trinity, Christian <text:s/>77</text:p>
      <text:p text:style-name="P69">Truth, call of <text:s/>72</text:p>
      <text:p text:style-name="P50">truth, gradual approach to <text:s/>39</text:p>
      <text:p text:style-name="P72">truth, objective approach <text:span text:style-name="T181">to</text:span> <text:s/>75</text:p>
      <text:p text:style-name="P72">truth, sectarian approach to <text:s/>75</text:p>
      <text:p text:style-name="P72">truth, universal approach <text:span text:style-name="T181">to</text:span> <text:s/>75</text:p>
      <text:p text:style-name="P40">twelve links <text:s/>(<text:span text:style-name="T1">see </text:span><text:span text:style-name="T23">nidāna</text:span><text:span text:style-name="T109"> chain</text:span><text:span text:style-name="T107">)</text:span></text:p>
      <text:p text:style-name="P223"><text:span text:style-name="T62">twelve positive </text:span><text:span text:style-name="T123">nidānas</text:span><text:span text:style-name="T62"> <text:s/>64</text:span></text:p>
      <text:p text:style-name="P19">Unconditioned, the <text:s/>11, <text:span text:style-name="T181">33</text:span></text:p>
      <text:p text:style-name="P205"><text:span text:style-name="T26">universal monarch <text:s/>(</text:span>see <text:span text:style-name="T26">wheel-rolling king)</text:span></text:p>
      <text:p text:style-name="P15">universal perspective <text:s/>5</text:p>
      <text:p text:style-name="P130">universal religions <text:s/>77</text:p>
      <text:p text:style-name="P73">universalism <text:s/>77</text:p>
      <text:p text:style-name="P1">universe, shaking and trembling of <text:s/>48</text:p>
      <text:p text:style-name="P119"><text:soft-page-break/>Upaniṣads <text:s/>62</text:p>
      <text:p text:style-name="P228">upāya kauśalya<text:span text:style-name="T26"> <text:s/>74</text:span></text:p>
      <text:p text:style-name="P12">uprightness <text:s/>(<text:span text:style-name="T1">see</text:span> <text:span text:style-name="T10">sīla</text:span>)</text:p>
      <text:p text:style-name="P210">utpala<text:span text:style-name="T26"> <text:s/>51</text:span></text:p>
      <text:p text:style-name="P15">Uttar Pradesh <text:s/>5</text:p>
      <text:p text:style-name="P150">Vairocana tower <text:s/>17</text:p>
      <text:p text:style-name="P147">Vaiśalī <text:s/>17</text:p>
      <text:p text:style-name="P261">Vajracchedika <text:s/>16</text:p>
      <text:p text:style-name="P15">Vajrayāna<text:span text:style-name="T1"> </text:span><text:s/>6</text:p>
      <text:p text:style-name="P102">Vajrayāna practices <text:s/>28</text:p>
      <text:p text:style-name="P68">Vedic <text:s/>70</text:p>
      <text:p text:style-name="P22">vegetarian <text:s/>9</text:p>
      <text:p text:style-name="P12">vigour <text:s/>(see <text:span text:style-name="T11">vīrya</text:span>)</text:p>
      <text:p text:style-name="P147">Vimalakīrti <text:s/>17</text:p>
      <text:p text:style-name="P262">Vimalakīrti-nirdeśa <text:s/>17 <text:span text:style-name="T26">[haven't indexed this is a sutra – should I?]</text:span></text:p>
      <text:p text:style-name="P62"><text:span text:style-name="T1">Vimalakīrti-nirdeśa</text:span>, emphasis on lay people in <text:s/>65</text:p>
      <text:p text:style-name="P5">Vinaya, offence to teach Dharma to a non-<text:span text:style-name="T1">bhikkhu</text:span> <text:s/>54</text:p>
      <text:p text:style-name="P287"><text:span text:style-name="T26">virtues (</text:span><text:span text:style-name="T1">see</text:span><text:span text:style-name="T26"> </text:span><text:span text:style-name="T1">pāramitās</text:span><text:span text:style-name="T26">)</text:span></text:p>
      <text:p text:style-name="P28"><text:span text:style-name="T1">vīrya</text:span> <text:s/>10, <text:span text:style-name="T111">12</text:span></text:p>
      <text:p text:style-name="P70">Vishnu 73</text:p>
      <text:p text:style-name="P286"><text:span text:style-name="T26">Vision <text:s/></text:span><text:span text:style-name="T28">6</text:span><text:span text:style-name="T26"><text:tab/></text:span></text:p>
      <text:p text:style-name="P104">vision, Buddhist <text:s/>20</text:p>
      <text:p text:style-name="P68">vision, spiritual <text:s/>70</text:p>
      <text:p text:style-name="P15">visionary <text:s/>4</text:p>
      <text:p text:style-name="P97">visionary faculty <text:s/>23</text:p>
      <text:p text:style-name="P70">Viṣṇu <text:s/>73</text:p>
      <text:p text:style-name="P112">vocabularly, Buddhist <text:s/>60</text:p>
      <text:p text:style-name="P72">voice of the silence <text:s/>73</text:p>
      <text:p text:style-name="P38">voidness <text:s/>(<text:span text:style-name="T1">see </text:span><text:span text:style-name="T2">śūnyatā</text:span>)</text:p>
      <text:p text:style-name="P71">Vrindavana <text:s/>73</text:p>
      <text:p text:style-name="P49">Vulture's Peak <text:s/>38, <text:span text:style-name="T181">49</text:span></text:p>
      <text:p text:style-name="P22">Walt Whitman <text:s/>8</text:p>
      <text:p text:style-name="P15">Western philosophy <text:s/>5</text:p>
      <text:p text:style-name="P68">wheel of life, Tibetan <text:s/>71</text:p>
      <text:p text:style-name="P1">wheel-rolling king, parable of <text:s/>47</text:p>
      <text:p text:style-name="P210">White Lotus of Compassion Sūtra<text:span text:style-name="T26"> <text:s/>51</text:span></text:p>
      <text:p text:style-name="P196">White Lotus Sutra <text:s/><text:span text:style-name="T26">18</text:span></text:p>
      <text:p text:style-name="P205">White Lotus Sūtra<text:span text:style-name="T26">, as supreme teaching <text:s/>48</text:span></text:p>
      <text:p text:style-name="P179"><text:span text:style-name="T123">White Lotus Sūtra, </text:span><text:span text:style-name="T62">compared to Pāli canon <text:s/></text:span><text:span text:style-name="T76">59-</text:span><text:span text:style-name="T62">60</text:span></text:p>
      <text:p text:style-name="P214">White Lotus Sūtra<text:span text:style-name="T26">, consequences of disparaging <text:s/>54</text:span></text:p>
      <text:p text:style-name="P232">White Lotus Sūtra<text:span text:style-name="T26">, history of <text:s/>35</text:span></text:p>
      <text:p text:style-name="P232">White Lotus Sūtra,<text:span text:style-name="T26"> illustration of <text:s text:c="2"/>35</text:span></text:p>
      <text:p text:style-name="P206">White Lotus Sutra<text:span text:style-name="T26">, merits of preaching <text:s/>49</text:span></text:p>
      <text:p text:style-name="P204">White Lotus Sutra<text:span text:style-name="T26">, preaching of <text:s/>46</text:span></text:p>
      <text:p text:style-name="P205">White Lotus Sūtra<text:span text:style-name="T26">, preservation of <text:s/>47</text:span></text:p>
      <text:p text:style-name="P205">White Lotus Sūtra<text:span text:style-name="T26">, qualities of protectors of <text:s/>47</text:span></text:p>
      <text:p text:style-name="P226">White Lotus Sūtra, <text:span text:style-name="T26">raising one to a higher level of experience <text:s/>66</text:span></text:p>
      <text:p text:style-name="P204">White Lotus Sutra<text:span text:style-name="T26">, recited , copied, expounded <text:s/>44</text:span></text:p>
      <text:p text:style-name="P209">White Lotus Sūtra<text:span text:style-name="T26">, significance of name <text:s/>51</text:span></text:p>
      <text:p text:style-name="P46">White lotus sutra, structure <text:s/>35</text:p>
      <text:p text:style-name="P175">White Lotus S<text:span text:style-name="T123">ūtra</text:span><text:span text:style-name="T62">, structure of <text:s/>58</text:span></text:p>
      <text:p text:style-name="P197">White Lotus Sutra<text:span text:style-name="T26">, title <text:s/>32, </text:span><text:span text:style-name="T34">33</text:span></text:p>
      <text:p text:style-name="P220"><text:span text:style-name="T123">White Lotus Sūtra</text:span><text:span text:style-name="T62">, two distinctive teachings of <text:s/>62</text:span></text:p>
      <text:p text:style-name="P175"><text:span text:style-name="T123">White Lotus Sūtra</text:span><text:span text:style-name="T62">, twofold message of <text:s/>58</text:span></text:p>
      <text:p text:style-name="P175"><text:span text:style-name="T123">White Lotus SūtraI, </text:span><text:span text:style-name="T62">worship of <text:s/>58, </text:span><text:span text:style-name="T67">59</text:span></text:p>
      <text:p text:style-name="P21">wisdom <text:s/>11</text:p>
      <text:p text:style-name="P41">wisdom, as <text:span text:style-name="T112">pāramitā <text:s/>(see </text:span><text:span text:style-name="T21">prajñā</text:span><text:span text:style-name="T112">)</text:span></text:p>
      <text:p text:style-name="P21">wisdom, <text:span text:style-name="T119">Bodhisattva of (</text:span><text:span text:style-name="T6">see </text:span><text:span text:style-name="T119"><text:s/></text:span><text:span text:style-name="T6">Mañjuśri</text:span><text:span text:style-name="T119">)</text:span></text:p>
      <text:p text:style-name="P2">wisdom, faith equivalent to <text:s/>49</text:p>
      <text:p text:style-name="P111">wisdom, path of <text:s/>59</text:p>
      <text:p text:style-name="P21">wisdom, three kinds of <text:s/>11 <text:span text:style-name="T149">[</text:span>listening <text:s/>11 * <text:s/>reflecting 11 * meditating <text:s/>11 – <text:span text:style-name="T14">do I need to index these??</text:span><text:span text:style-name="T149">]</text:span></text:p>
      <text:p text:style-name="P1">women <text:s/>47</text:p>
      <text:p text:style-name="P66">worlds, or poetry and science <text:s/>67</text:p>
      <text:p text:style-name="P68">wrathful deities <text:s/>71</text:p>
      <text:p text:style-name="P219"><text:span text:style-name="T123">yānas</text:span><text:span text:style-name="T62"> as levels <text:s/>62</text:span></text:p>
      <text:p text:style-name="P229">yānas<text:span text:style-name="T26">, distinction between <text:s/>77</text:span></text:p>
      <text:p text:style-name="P228">yānas<text:span text:style-name="T26">, three</text:span></text:p>
      <text:p text:style-name="P203">yānas, <text:span text:style-name="T26">three <text:s/>40</text:span></text:p>
      <text:p text:style-name="P203">yānas, <text:span text:style-name="T26">three <text:s/>41</text:span></text:p>
      <text:p text:style-name="P1">Yaśodharā <text:s/>47</text:p>
      <text:p text:style-name="P225"><text:span text:style-name="T123">Yaśodharā <text:s/></text:span><text:span text:style-name="T62">65</text:span></text:p>
      <text:p text:style-name="P115">Yogācāra <text:s/>61</text:p>
      <text:p text:style-name="P14">Yogācāra school, <text:span text:style-name="T150">view of Reality <text:s/>20</text:span></text:p>
      <text:p text:style-name="P23">yourself, <text:span text:style-name="T142">giving</text:span> 8</text:p>
      <text:p text:style-name="P29">Zen <text:s/>11</text:p>
      <text:p text:style-name="P233">yānas<text:span text:style-name="T26">, in parable of burning house <text:s/>78</text:span></text:p>
      <text:p text:style-name="P83">'stream of tendency' <text:s/>78</text:p>
      <text:p text:style-name="P83">Arnold, Matthew <text:s/>78</text:p>
      <text:p text:style-name="P83">universalism, static teaching of <text:s/>78</text:p>
      <text:p text:style-name="P83">evolutionary process <text:s/>78</text:p>
      <text:p text:style-name="P233"><text:span text:style-name="T26">escapism <text:s/>78-</text:span><text:span text:style-name="T48">9</text:span></text:p>
      <text:p text:style-name="P83">Buddha, leaving wife and child <text:s/>78</text:p>
      <text:p text:style-name="P83">distraction, mental or emotional <text:s/>78</text:p>
      <text:p text:style-name="P83">burning house, parable of <text:s/>78</text:p>
      <text:p text:style-name="P85">effort, escape from <text:s/>79</text:p>
      <text:p text:style-name="P85">evolution, and parable of burning house <text:s/>79</text:p>
      <text:p text:style-name="P85">religion, conventional <text:s/>79</text:p>
      <text:p text:style-name="P85">Buddhism, Eastern, no longer very useful <text:s/>79</text:p>
      <text:p text:style-name="P86">community, world <text:s/>80</text:p>
      <text:p text:style-name="P86">Higher Evolution <text:s/>80</text:p>
      <text:p text:style-name="P86">effort <text:s/>80</text:p>
      <text:p text:style-name="P86">Enlightenment, universally recognized goal <text:s/>80</text:p>
      <text:p text:style-name="P86">Śāriputra <text:s/>81</text:p>
      <text:p text:style-name="P86">Māra <text:s/>81, 82</text:p>
      <text:p text:style-name="P86">Evil One <text:s/>81</text:p>
      <text:p text:style-name="P86">doubts <text:s/>81</text:p>
      <text:p text:style-name="P86">Buddhavacana <text:s/>81</text:p>
      <text:p text:style-name="P86">Hinayana compared with Mahayana <text:s/>81</text:p>
      <text:p text:style-name="P86">Hīnayānist <text:s/>82</text:p>
      <text:p text:style-name="P86">orthodoxy, clinging to <text:s/>82</text:p>
      <text:p text:style-name="P86">Reformation, attitude during <text:s/>82</text:p>
      <text:p text:style-name="P86">Middle ages, attitude during <text:s/>82</text:p>
      <text:p text:style-name="P86">Communists <text:s/>83</text:p>
      <text:p text:style-name="P86">*individuality <text:s/>82</text:p>
      <text:p text:style-name="P86">Dharma, 'counterfeit' <text:s/>82</text:p>
      <text:p text:style-name="P86">Hīnayāna, seen as losing spirit of Dharma <text:s/>82 [no eg]</text:p>
      <text:p text:style-name="P86">Mahāyāna, losing spirit of Dharma <text:s/>82 [no eg]</text:p>
      <text:p text:style-name="P86">fetter, third <text:s/>83</text:p>
      <text:p text:style-name="P86">rituals as ends in themselves <text:s/>83</text:p>
      <text:p text:style-name="P86">Śāriputra <text:s/>83</text:p>
      <text:p text:style-name="P86">tactful means <text:s/>83</text:p>
      <text:p text:style-name="P86">means, end justifies <text:s/>83</text:p>
      <text:p text:style-name="P86">Sanskrit <text:s/>84</text:p>
      <text:p text:style-name="P234">dharma-stitiṃ<text:span text:style-name="T26"> <text:s/>84</text:span></text:p>
      <text:p text:style-name="P86">cosmic law <text:s/>84</text:p>
      <text:p text:style-name="P86">law, cosmic <text:s/>84</text:p>
      <text:p text:style-name="P86">cyclical order <text:s/>84</text:p>
      <text:p text:style-name="P86">spiral order <text:s/>84</text:p>
      <text:p text:style-name="P86">eternalism <text:s/>84</text:p>
      <text:p text:style-name="P86">law of gravity, Dharma compared to <text:s/>84</text:p>
      <text:p text:style-name="P234"><text:span text:style-name="T26">five </text:span>niyamas <text:s/><text:span text:style-name="T26">84</text:span></text:p>
      <text:p text:style-name="P234">niyamas<text:span text:style-name="T26">, five <text:s/>84</text:span></text:p>
      <text:p text:style-name="P86">Zhiyi <text:s/>84</text:p>
      <text:p text:style-name="P86">Chinese <text:s/>84</text:p>
      <text:p text:style-name="P234">Dharma-niyāmat<text:span text:style-name="T183">ā <text:s/>84</text:span></text:p>
      <text:p text:style-name="P235">niyāmatā, Dharma- 84</text:p>
      <text:p text:style-name="P84">suchness <text:s/>84</text:p>
      <text:p text:style-name="P84">reality <text:s/>84</text:p>
      <text:p text:style-name="P84">metaphor <text:s/>85</text:p>
      <text:p text:style-name="P84">Sophocloes <text:s/>85</text:p>
      <text:p text:style-name="P235">Antigone<text:span text:style-name="T26"> <text:s/>85</text:span></text:p>
      <text:p text:style-name="P84">Homer <text:s/>85</text:p>
      <text:p text:style-name="P235">Iliad<text:span text:style-name="T26"> <text:s/>85</text:span></text:p>
      <text:p text:style-name="P235">Mahābhārata <text:s/><text:span text:style-name="T26">85</text:span></text:p>
      <text:p text:style-name="P84">Vyāsa <text:s/>85</text:p>
      <text:p text:style-name="P235">Beowulf<text:span text:style-name="T26"> <text:s/>85</text:span></text:p>
      <text:p text:style-name="P84">Milton <text:s/>86</text:p>
      <text:p text:style-name="P235">Paradise Lost<text:span text:style-name="T26"> <text:s/>86</text:span></text:p>
      <text:p text:style-name="P84">life, as battle <text:s/>86</text:p>
      <text:p text:style-name="P84"><text:soft-page-break/>Job <text:s/>86</text:p>
      <text:p text:style-name="P84">Shakespeare <text:s/>86</text:p>
      <text:p text:style-name="P84">Hamlet <text:s/>86</text:p>
      <text:p text:style-name="P87">life, as journey <text:s/>86</text:p>
      <text:p text:style-name="P87">pilgrimage, life as <text:s/>86</text:p>
      <text:p text:style-name="P87">journey, life as <text:s/>86</text:p>
      <text:p text:style-name="P236">Odyssey<text:span text:style-name="T26"> <text:s/>86</text:span></text:p>
      <text:p text:style-name="P236">Divine Comedy<text:span text:style-name="T26"> <text:s/>86</text:span></text:p>
      <text:p text:style-name="P236">Monkey<text:span text:style-name="T26"> <text:s/>86</text:span></text:p>
      <text:p text:style-name="P236">Pilgrim's Progress<text:span text:style-name="T26"> 86</text:span></text:p>
      <text:p text:style-name="P236">Wilheml Meister<text:span text:style-name="T26"> <text:s/>86</text:span></text:p>
      <text:p text:style-name="P236">Peer Gynt<text:span text:style-name="T26"> <text:s/>86</text:span></text:p>
      <text:p text:style-name="P87">parable, of return journey <text:s/>86ff</text:p>
      <text:p text:style-name="P87">return journey, parable of 86ff</text:p>
      <text:p text:style-name="P87">Śāriputra <text:s/>86</text:p>
      <text:p text:style-name="P87">jewel, priceless <text:s/>86</text:p>
      <text:p text:style-name="P87">spiritual ideal, inferior <text:s/>90</text:p>
      <text:p text:style-name="P87">Enlightenment <text:s/>90</text:p>
      <text:p text:style-name="P87">prodigal son, parable of <text:s/>90</text:p>
      <text:p text:style-name="P87">parable, of prodigal son <text:s/>90</text:p>
      <text:p text:style-name="P87">Christianity and Buddhism, difference between <text:s/>90</text:p>
      <text:p text:style-name="P87">Buddhism and Christianity, difference between <text:s/>90</text:p>
      <text:p text:style-name="P87">sin <text:s/>90</text:p>
      <text:p text:style-name="P87">ignorance <text:s/>90</text:p>
      <text:p text:style-name="P87">Acts of the Apostle Thomas <text:s/>91 [italics needed?]</text:p>
      <text:p text:style-name="P87">Gnostic work <text:s/>91</text:p>
      <text:p text:style-name="P87">Hymn of the Pearl <text:s/>91 [italices needed?]</text:p>
      <text:p text:style-name="P88">Thomas, Saint <text:s/>91</text:p>
      <text:p text:style-name="P88">Saint Thomas <text:s/>91</text:p>
      <text:p text:style-name="P88">India, Apostle to <text:s/>91</text:p>
      <text:p text:style-name="P88">Apostle to India <text:s/>91</text:p>
      <text:p text:style-name="P88">symbol, separation of father and son as <text:s/>91</text:p>
      <text:p text:style-name="P88">father and son, separation <text:s/>91</text:p>
      <text:p text:style-name="P88">self, alienation of higher and lower <text:s/>91-2</text:p>
      <text:p text:style-name="P88">alienation, of higher and lower selves <text:s/>92</text:p>
      <text:p text:style-name="P88">Truth, alienation from <text:s/>92</text:p>
      <text:p text:style-name="P88">Christianity <text:s/>92</text:p>
      <text:p text:style-name="P88">parable, outside time <text:s/>92</text:p>
      <text:p text:style-name="P88">return journey, outside time <text:s/>92</text:p>
      <text:p text:style-name="P88">Zen koans <text:s/>92</text:p>
      <text:p text:style-name="P89">original face <text:s/>92-3</text:p>
      <text:p text:style-name="P89">Enlightenment, nothing to do with time <text:s/>93</text:p>
      <text:p text:style-name="P89">reality, alienation from <text:s/>93</text:p>
      <text:p text:style-name="P89">parable, of poisoned arrow <text:s/>93</text:p>
      <text:p text:style-name="P89">poisoned arrow, parable of <text:s/>93</text:p>
      <text:p text:style-name="P89">Pāli Canon <text:s text:c="2"/>93</text:p>
      <text:p text:style-name="P89">time, going beyond <text:s/>94</text:p>
      <text:p text:style-name="P89">self, alienation of higher and lower <text:s/>94, <text:span text:style-name="T184">95</text:span></text:p>
      <text:p text:style-name="P89">Maslow, Abraham <text:s/>94</text:p>
      <text:p text:style-name="P89">need, subjective <text:s/>94</text:p>
      <text:p text:style-name="P89">*literalism <text:s/>93</text:p>
      <text:p text:style-name="P90">parable, symbolic meaning <text:s/>94</text:p>
      <text:p text:style-name="P90">self, lower and higher <text:s/>95</text:p>
      <text:p text:style-name="P90">psychological problem <text:s/>95</text:p>
      <text:p text:style-name="P90">problem, psychological <text:s/>95</text:p>
      <text:p text:style-name="P90">journey, return <text:s/>95</text:p>
      <text:p text:style-name="P90">father, in parable archetypal <text:s/>95</text:p>
      <text:p text:style-name="P91">ideal, spiritual, embodied <text:s/>96</text:p>
      <text:p text:style-name="P91">spiritual idea, embodied <text:s/>96</text:p>
      <text:p text:style-name="P91">projection, religious <text:s/>96</text:p>
      <text:p text:style-name="P237">Tibetan Book of the Dead<text:span text:style-name="T26"> <text:s/>96</text:span></text:p>
      <text:p text:style-name="P298">Reality, clear light of <text:s/>96</text:p>
      <text:p text:style-name="P298">Void <text:s/>96</text:p>
      <text:p text:style-name="P298">Enlightenment <text:s/>96</text:p>
      <text:p text:style-name="P298">truth, unbearable <text:s/>96</text:p>
      <text:p text:style-name="P238"><text:span text:style-name="T26">Truth, seen as limitation <text:s/>9</text:span><text:span text:style-name="T49">7</text:span></text:p>
      <text:p text:style-name="P299">Reality <text:s/>97</text:p>
      <text:p text:style-name="P299">*spiritual death <text:s/>97</text:p>
      <text:p text:style-name="P300">individual development <text:s/>97</text:p>
      <text:p text:style-name="P300">Hīnāyana <text:s/>97</text:p>
      <text:p text:style-name="P300">psychoanalysis <text:s/>97</text:p>
      <text:p text:style-name="P300">*scholar, not practising <text:s/>97</text:p>
      <text:p text:style-name="P300">James, William <text:s/>98</text:p>
      <text:p text:style-name="P239">Varieties of Religious Experience<text:span text:style-name="T26"> <text:s/>98</text:span></text:p>
      <text:p text:style-name="P301">mystic, theistically inclined <text:s/>98</text:p>
      <text:p text:style-name="P301">spiritual experiences, dualistic approach to <text:s/>98</text:p>
      <text:p text:style-name="P301">self, alienation of lower and higher <text:s/>98</text:p>
      <text:p text:style-name="P92">emancipation, individual <text:s/>98</text:p>
      <text:p text:style-name="P92">individual emanicpation <text:s/>98</text:p>
      <text:p text:style-name="P92">negative emotions, destruction of <text:s/>98</text:p>
      <text:p text:style-name="P92">qualities, positive to be developed <text:s/>99</text:p>
      <text:p text:style-name="P92">*Enlightenment, need positive qualities as well <text:s/>99</text:p>
      <text:p text:style-name="P240"><text:span text:style-name="T26">Evolution, Higher <text:s/>99, </text:span><text:span text:style-name="T50">100</text:span></text:p>
      <text:p text:style-name="P240"><text:span text:style-name="T26">Higher Evolution <text:s/>99, </text:span><text:span text:style-name="T50">100</text:span></text:p>
      <text:p text:style-name="P92">life, upward tendency of <text:s/>99</text:p>
      <text:p text:style-name="P93">Fall, myth of <text:s/>100</text:p>
      <text:p text:style-name="P93">myth, of Fall <text:s/>100</text:p>
      <text:p text:style-name="P93">descent and return <text:s/>100</text:p>
      <text:p text:style-name="P93"><text:span text:style-name="T1">Four Zoas</text:span> <text:s/>100</text:p>
      <text:p text:style-name="P93">Blake, William <text:s/>100</text:p>
      <text:p text:style-name="P242">Aggañña Suttanta<text:span text:style-name="T26"> <text:s/>100</text:span></text:p>
      <text:p text:style-name="P242">Dīgha Nikāya<text:span text:style-name="T26"> <text:s/>100</text:span></text:p>
      <text:p text:style-name="P303">Pāli canon <text:s/>100</text:p>
      <text:p text:style-name="P303">*Fall, myth of, not in accord with the Dharma <text:s/>100</text:p>
      <text:p text:style-name="P303">Enlightenment, and 'fall' <text:s/>100</text:p>
      <text:p text:style-name="P303">absolute, in relation to space and time <text:s/>101</text:p>
      <text:p text:style-name="P303">spatial terminology <text:s/>101</text:p>
      <text:p text:style-name="P303">temporal terminology <text:s/>101</text:p>
      <text:p text:style-name="P303">Fall, outside time <text:s/>101</text:p>
      <text:p text:style-name="P303">faith <text:s/>101</text:p>
      <text:p text:style-name="P242"><text:span text:style-name="T26">return journey, emotional appeal of 101, </text:span><text:span text:style-name="T51">102</text:span></text:p>
      <text:p text:style-name="P304">emotions, and spiritual quest <text:s/>101</text:p>
      <text:p text:style-name="P304">mother, relationship with <text:s/>102</text:p>
      <text:p text:style-name="P305">experience, emotional <text:s/>102</text:p>
      <text:p text:style-name="P305">experience, traumatic 102</text:p>
      <text:p text:style-name="P305">emotions, primitive <text:s/>102</text:p>
      <text:p text:style-name="P305">allegorical interpretations of myths <text:s/>102</text:p>
      <text:p text:style-name="P305">interpretations of myths, allegorical <text:s/>102</text:p>
      <text:p text:style-name="P305">myths, allegorical interpretations of <text:s/>102, 103</text:p>
      <text:p text:style-name="P305">Neoplatonists, and allegorization of myths <text:s/>103</text:p>
      <text:p text:style-name="P305">allegory, function of <text:s/>103</text:p>
      <text:p text:style-name="P243">Pilgrim's Progress<text:span text:style-name="T26"> <text:s/>103</text:span></text:p>
      <text:p text:style-name="P305">spiritual consciousness, individual and group <text:s/>103</text:p>
      <text:p text:style-name="P305">consciousness, spiritual, of individual and group <text:s/>103</text:p>
      <text:p text:style-name="P306">allegorization, purpose <text:s/>103</text:p>
      <text:p text:style-name="P306">*literalism <text:s/>103</text:p>
      <text:p text:style-name="P306">literalism and allegory <text:s/>103</text:p>
      <text:p text:style-name="P306">allegory, and literalism <text:s/>103</text:p>
      <text:p text:style-name="P306">parables, levels of meaning <text:s/>104</text:p>
      <text:p text:style-name="P306">Shakespeare, higher perception of <text:s/>104</text:p>
      <text:p text:style-name="P244">White Lotus Sūtra<text:span text:style-name="T26">, non-rational response to <text:s/>104</text:span></text:p>
      <text:p text:style-name="P306">allegory, in the Buddhist tradition <text:s/>105</text:p>
      <text:p text:style-name="P244"><text:span text:style-name="T26">*</text:span><text:span text:style-name="T52">literalism <text:s/>105</text:span></text:p>
      <text:p text:style-name="P307">faith <text:s/>105</text:p>
      <text:p text:style-name="P307">allegorization <text:s/>105</text:p>
      <text:p text:style-name="P307">myth, grasped in conceptual terms <text:s/>105</text:p>
      <text:p text:style-name="P307">symbolism, of servant and son <text:s/>105</text:p>
      <text:p text:style-name="P307">servant, and master relationship <text:s/>105</text:p>
      <text:p text:style-name="P307">loyalty, feudal <text:s/>105</text:p>
      <text:p text:style-name="P307">superiority, of Master <text:s/>106</text:p>
      <text:p text:style-name="P307">disciple, service to teacher <text:s/>106</text:p>
      <text:p text:style-name="P307">language, Tibetan <text:s/>106</text:p>
      <text:p text:style-name="P307">Western monastic orders <text:s/>106</text:p>
      <text:p text:style-name="P307">sizars <text:s/>106</text:p>
      <text:p text:style-name="P307">Vedic tradition <text:s/>106</text:p>
      <text:p text:style-name="P307">*egalitarianism <text:s/>106</text:p>
      <text:p text:style-name="P245">upāsaka<text:span text:style-name="T26">, relation with </text:span>bh<text:span text:style-name="T185">ī</text:span>kṣu<text:span text:style-name="T26"> <text:s/>106</text:span></text:p>
      <text:p text:style-name="P246">bhīksu<text:span text:style-name="T26">, relation with </text:span>upāsaka<text:span text:style-name="T26"> <text:s/>106</text:span></text:p>
      <text:p text:style-name="P308">father and son relationship <text:s/>107</text:p>
      <text:p text:style-name="P308">individual, need to break with parents <text:s/>107</text:p>
      <text:p text:style-name="P247"><text:soft-page-break/>Tibetan Book of the Dead<text:span text:style-name="T26">, taken literally <text:s/>107-8</text:span></text:p>
      <text:p text:style-name="P309">Govinda, Lama <text:s/>107</text:p>
      <text:p text:style-name="P248">śūnyatā<text:span text:style-name="T26">, danger of taking literally <text:s/>108</text:span></text:p>
      <text:p text:style-name="P310">Void, Clear Light of <text:s/>108</text:p>
      <text:p text:style-name="P310">Reality, in terms of light <text:s/>108</text:p>
      <text:p text:style-name="P310">Sufism <text:s/>108</text:p>
      <text:p text:style-name="P310">Koran <text:s/>108</text:p>
      <text:p text:style-name="P310">Saint Paul <text:s/>108</text:p>
      <text:p text:style-name="P310">Pāli <text:s/>canon, and light imagery <text:s/>109</text:p>
      <text:p text:style-name="P310">Reality <text:s/>109</text:p>
      <text:p text:style-name="P310">Reality, in terms of space and time <text:s/>109</text:p>
      <text:p text:style-name="P311">fear, of change <text:s/>109</text:p>
      <text:p text:style-name="P249"><text:span text:style-name="T26">spiritual friends <text:s/>10</text:span><text:span text:style-name="T53">9-10 </text:span></text:p>
      <text:p text:style-name="P312">puja <text:s/>110</text:p>
      <text:p text:style-name="P313">self, higher and lower <text:s/>110</text:p>
      <text:p text:style-name="P313">language <text:s/>110</text:p>
      <text:p text:style-name="P313">Reality <text:s/>110</text:p>
      <text:p text:style-name="P313">mirror, one way <text:s/>110</text:p>
      <text:p text:style-name="P313">self, guarding function of higher <text:s/>110</text:p>
      <text:p text:style-name="P314">angel, guardian <text:s/>110</text:p>
      <text:p text:style-name="P250"><text:span text:style-name="T26">guardian angel <text:s/>110, </text:span><text:span text:style-name="T54">111</text:span></text:p>
      <text:p text:style-name="P315">self, lower, unable to hear higher <text:s/>110</text:p>
      <text:p text:style-name="P315">language, of potentiality/immanence <text:s/>111</text:p>
      <text:p text:style-name="P315">immanence, language of <text:s/>111</text:p>
      <text:p text:style-name="P315">potentiality, language of <text:s/>111</text:p>
      <text:p text:style-name="P251">puṇya devatā<text:span text:style-name="T26"> <text:s/>111</text:span></text:p>
      <text:p text:style-name="P251"><text:span text:style-name="T26">karma, as </text:span>puṇya devatā<text:span text:style-name="T26"> <text:s/>111</text:span></text:p>
      <text:p text:style-name="P316">visualisation practice <text:s/>111</text:p>
      <text:p text:style-name="P316">yidam <text:s/>111</text:p>
      <text:p text:style-name="P252">devatā <text:span text:style-name="T26">form, of Buddhas and bodhisattvas <text:s/>112</text:span></text:p>
      <text:p text:style-name="P316">forms, of Buddhas and bodhisattvas <text:s/>112</text:p>
      <text:p text:style-name="P316">Reality, fear of <text:s/>112</text:p>
      <text:p text:style-name="P316">conceptual thinking, danger of <text:s/>112</text:p>
      <text:p text:style-name="P317">guardian angel, how to contact <text:s/>112</text:p>
      <text:p text:style-name="P317">art <text:s/>112</text:p>
      <text:p text:style-name="P317">religious dualism, stage of <text:s/>112</text:p>
      <text:p text:style-name="P317">Insight, transition from dualism to <text:s/>112</text:p>
      <text:p text:style-name="P318">Christian <text:s/>112</text:p>
      <text:p text:style-name="P319">oneness, stage of <text:s/>113</text:p>
      <text:p text:style-name="P319">psychoanalytical process <text:s/>113</text:p>
      <text:p text:style-name="P253"><text:span text:style-name="T26">psychological techniques, usefulness of <text:s/>113, </text:span><text:span text:style-name="T57">114</text:span></text:p>
      <text:p text:style-name="P320">spiritual objective, need to keep in sight <text:s/>113</text:p>
      <text:p text:style-name="P320">spiritual reality, and psychological problems <text:s/>114</text:p>
      <text:p text:style-name="P320">psychological problems and spiritual reality <text:s/>114</text:p>
      <text:p text:style-name="P254"><text:span text:style-name="T55">spiritual </text:span><text:span text:style-name="T26">friendship <text:s/>114</text:span></text:p>
      <text:p text:style-name="P320">*counselling vs spiritual practice <text:s/>114</text:p>
      <text:p text:style-name="P321">puja <text:s/>114</text:p>
      <text:p text:style-name="P321">confession <text:s/>114</text:p>
      <text:p text:style-name="P255">sūtra<text:span text:style-name="T26"> recitation <text:s/>114</text:span></text:p>
      <text:p text:style-name="P255"><text:span text:style-name="T26">friendship </text:span><text:span text:style-name="T56">(</text:span>see al<text:span text:style-name="T186">so</text:span><text:span text:style-name="T26"> spiritual friendship</text:span><text:span text:style-name="T56">)</text:span></text:p>
      <text:p text:style-name="P256"><text:span text:style-name="T56">B</text:span><text:span text:style-name="T26">uddhist practices, danger of losing connection with <text:s/>114</text:span></text:p>
      <text:p text:style-name="P322">meditation, and reactive patterns of behaviour <text:s/>114</text:p>
      <text:p text:style-name="P322">spiritual friends <text:s/>115</text:p>
      <text:p text:style-name="P256"><text:span text:style-name="T26">friends (</text:span>see also<text:span text:style-name="T26"> spiritual friendship)</text:span></text:p>
      <text:p text:style-name="P322">rainy season <text:s/>116</text:p>
      <text:p text:style-name="P323">parable, of raincloud <text:s/>117ff</text:p>
      <text:p text:style-name="P323">parable, of plants <text:s/>117ff</text:p>
      <text:p text:style-name="P323">raincloud, parable of <text:s/>117ff</text:p>
      <text:p text:style-name="P323">plants, parable of <text:s/>117ff</text:p>
      <text:p text:style-name="P257">White Lotus Sūtra<text:span text:style-name="T26"> <text:s/>117</text:span></text:p>
      <text:p text:style-name="P324">symbols, of life and growth <text:s/>120</text:p>
      <text:p text:style-name="P324">burning house, parable of <text:s/>120</text:p>
      <text:p text:style-name="P324">parable, of burning house <text:s/>120</text:p>
      <text:p text:style-name="P325">parable, of return journey <text:s/>120</text:p>
      <text:p text:style-name="P325">return journey, parable of <text:s/>120</text:p>
      <text:p text:style-name="P258">Arhants<text:span text:style-name="T26"> <text:s/>120</text:span></text:p>
      <text:p text:style-name="P325">bodhisattvas <text:s/>120</text:p>
      <text:p text:style-name="P325">Enlightenment <text:s/>120</text:p>
      <text:p text:style-name="P325">*plant symbolism in Buddhism <text:s/>120</text:p>
      <text:p text:style-name="P326">Buddha, vision of <text:s/>120, 121</text:p>
      <text:p text:style-name="P326">lotuses <text:s/>121</text:p>
      <text:p text:style-name="P326">Tibetan Buddhism <text:s/>121</text:p>
      <text:p text:style-name="P326">psychic centres, in Tibetan Buddhism <text:s/>121</text:p>
      <text:p text:style-name="P326">wheels <text:s/>121</text:p>
      <text:p text:style-name="P259">chandali<text:span text:style-name="T26"> <text:s/>121</text:span></text:p>
      <text:p text:style-name="P265">tummo<text:span text:style-name="T26"> <text:s/>121</text:span></text:p>
      <text:p text:style-name="P265">kuṇḍalinī<text:span text:style-name="T26"> <text:s/>121</text:span></text:p>
      <text:p text:style-name="P328">energy, potential <text:s/>121</text:p>
      <text:p text:style-name="P328">serpent <text:s/>121</text:p>
      <text:p text:style-name="P328">White Tārā <text:s/>121</text:p>
      <text:p text:style-name="P328">bodhisattvas, archetypal <text:s/>121</text:p>
      <text:p text:style-name="P266">siddhāsana<text:span text:style-name="T26"> <text:s/>121</text:span></text:p>
      <text:p text:style-name="P328">Buddhas, of the three times <text:s/>122</text:p>
      <text:p text:style-name="P328">plant symbolism as corrective <text:s/>122</text:p>
      <text:p text:style-name="P328">symbol, of plants as corrective <text:s/>122</text:p>
      <text:p text:style-name="P328">*literalism <text:s/>122</text:p>
      <text:p text:style-name="P329">parable, of burning house <text:s/>122</text:p>
      <text:p text:style-name="P267"><text:span text:style-name="T26">burning house (</text:span>see<text:span text:style-name="T26"> parable, of burning house)</text:span></text:p>
      <text:p text:style-name="P329">myth of return journey <text:s/>122</text:p>
      <text:p text:style-name="P330">journey, symbolism of <text:s/>122</text:p>
      <text:p text:style-name="P330">symbol, of journey <text:s/>122</text:p>
      <text:p text:style-name="P268"><text:span text:style-name="T26">change, external and internal <text:s/>122, </text:span><text:span text:style-name="T58">123</text:span></text:p>
      <text:p text:style-name="P331">self, seen as unchanged in journey myth <text:s/>122</text:p>
      <text:p text:style-name="P332">intellectual journey, danger of mistaking for real experience <text:s/>122</text:p>
      <text:p text:style-name="P332">journey, danger of mistaking intellectual for real experience <text:s/>122</text:p>
      <text:p text:style-name="P132">Nīrvāna <text:s/>122</text:p>
      <text:p text:style-name="P132">Noble Eightfold Path <text:s/>122</text:p>
      <text:p text:style-name="P269">aṭṭhāṇgikamagga<text:span text:style-name="T26"> <text:s/>123</text:span></text:p>
      <text:p text:style-name="P269">aṣṭāṅgikamārgā <text:s/>123</text:p>
      <text:p text:style-name="P132">Perfect Vision <text:s/>123</text:p>
      <text:p text:style-name="P132">Vision, Perfect <text:s text:c="2"/>123</text:p>
      <text:p text:style-name="P132">consciousness, transcendental <text:s/>123</text:p>
      <text:p text:style-name="P132">transcendental consciousness <text:s/>123</text:p>
      <text:p text:style-name="P132">inspiration <text:s/>123</text:p>
      <text:p text:style-name="P132">experience, and Noble Eightfold Path <text:s text:c="2"/>123</text:p>
      <text:p text:style-name="P132">Noble Eightfold Path, transcendental <text:s/>123</text:p>
      <text:p text:style-name="P132">Enlightenment <text:s/>123</text:p>
      <text:p text:style-name="P133">journey, symbol of <text:s/>123</text:p>
      <text:p text:style-name="P133">plant, symbol of <text:s/>123</text:p>
      <text:p text:style-name="P133">symbol, of plant <text:s/>123</text:p>
      <text:p text:style-name="P133">symbol, of journey <text:s/>123</text:p>
      <text:p text:style-name="P134">sun imagery <text:s/>124</text:p>
      <text:p text:style-name="P135">parable, of sun and moon <text:s/>124</text:p>
      <text:p text:style-name="P135">symbols, universal <text:s/>124</text:p>
      <text:p text:style-name="P135">Tantric Buddhism <text:s/>124</text:p>
      <text:p text:style-name="P135">Vairocana <text:s/>124-<text:span text:style-name="T187">5</text:span></text:p>
      <text:p text:style-name="P135">mandala of Five Buddhas <text:s/>124</text:p>
      <text:p text:style-name="P135">Buddhas, mandala of Five <text:s/>124</text:p>
      <text:p text:style-name="P136">Vedas <text:s/>124</text:p>
      <text:p text:style-name="P136">Japanese Buddhism <text:s/>124</text:p>
      <text:p text:style-name="P136">Buddhism, Japanese <text:s/>124</text:p>
      <text:p text:style-name="P136">Dainichi <text:s/>124</text:p>
      <text:p text:style-name="P136">wheel-turning gesture <text:s/>124</text:p>
      <text:p text:style-name="P270">dharmacakra-pravartana<text:span text:style-name="T26"> <text:s/>124</text:span></text:p>
      <text:p text:style-name="P271">siṇgha-nāda<text:span text:style-name="T26"> <text:s/>125</text:span></text:p>
      <text:p text:style-name="P334">sun, symbol for the Buddha's teaching <text:s/>125</text:p>
      <text:p text:style-name="P334">rain-cloud <text:s/>125</text:p>
      <text:p text:style-name="P334">consciousness, higher state of <text:s/>125</text:p>
      <text:p text:style-name="P272">ekarasa<text:span text:style-name="T26"> <text:s/>125</text:span></text:p>
      <text:p text:style-name="P334">taste, one <text:s/>125</text:p>
      <text:p text:style-name="P334">one taste <text:s/>125</text:p>
      <text:p text:style-name="P334">parable, of great ocean <text:s/>125</text:p>
      <text:p text:style-name="P334">freedom, taste of <text:s/>125</text:p>
      <text:p text:style-name="P334">taste of freedom <text:s/>125</text:p>
      <text:p text:style-name="P334">*Buddha's teaching, not to be identified with any one formulation <text:s/>126</text:p>
      <text:p text:style-name="P335">Buddha, teaching of <text:s/>126</text:p>
      <text:p text:style-name="P335">bodhisattva ideal <text:s/>126</text:p>
      <text:p text:style-name="P335">liberation, spirit of <text:s/>126</text:p>
      <text:p text:style-name="P335">emancipation, experience of <text:s/>126</text:p>
      <text:p text:style-name="P273"><text:soft-page-break/><text:span text:style-name="T26">freedom <text:s/>(</text:span>see also<text:span text:style-name="T26"> emancipation)</text:span></text:p>
      <text:p text:style-name="P335">absolute consciousness <text:s/>126</text:p>
      <text:p text:style-name="P335">consciousness, absolute <text:s/>126</text:p>
      <text:p text:style-name="P335">consciousness, Enlightened <text:s/>126</text:p>
      <text:p text:style-name="P335">Enlightened consciousness <text:s/>126</text:p>
      <text:p text:style-name="P336">symbols, need to feel <text:s/>126</text:p>
      <text:p text:style-name="P336">plants <text:s/>126</text:p>
      <text:p text:style-name="P336">*plants, grow in different ways <text:s/>126</text:p>
      <text:p text:style-name="P336">individual, paradox of <text:s/>127</text:p>
      <text:p text:style-name="P336">*human beings don't all grow in the same way <text:s/>127</text:p>
      <text:p text:style-name="P337">sectarianism <text:s/>127</text:p>
      <text:p text:style-name="P337">Christianity <text:s/>127</text:p>
      <text:p text:style-name="P337">meditation, seen as dangerous <text:s/>128</text:p>
      <text:p text:style-name="P337">ritual <text:s/>128</text:p>
      <text:p text:style-name="P337">Buddhism, fixed ideas about <text:s/>128</text:p>
      <text:p text:style-name="P337">consciousness, developing higher states of <text:s/>128</text:p>
      <text:p text:style-name="P337">Renaissance <text:s/>128</text:p>
      <text:p text:style-name="P337">art <text:s/>128</text:p>
      <text:p text:style-name="P337">literature <text:s/>128</text:p>
      <text:p text:style-name="P337">Higher Evolution <text:s/>128, 129</text:p>
      <text:p text:style-name="P337">spiritual progress, more likely in a secular context <text:s/>128</text:p>
      <text:p text:style-name="P337">religion <text:s/>128</text:p>
      <text:p text:style-name="P337">parables, distinction between rain and sun <text:s/>129</text:p>
      <text:p text:style-name="P337">rain-cloud <text:s/>129</text:p>
      <text:p text:style-name="P337">yin and yang <text:s/>129</text:p>
      <text:p text:style-name="P337">nourishment, by both emotion and reason <text:s/>129</text:p>
      <text:p text:style-name="P338">vision, importance of <text:s/>129</text:p>
      <text:p text:style-name="P338">emotions, importance of <text:s/>129</text:p>
      <text:p text:style-name="P338">*intellectual understanding not enough <text:s/>129</text:p>
      <text:p text:style-name="P338">Enlightenment, light of <text:s/>131</text:p>
      <text:p text:style-name="P274"><text:span text:style-name="T26">individuality and universality <text:s/>131, </text:span><text:span text:style-name="T59">132</text:span></text:p>
      <text:p text:style-name="P274"><text:span text:style-name="T26">universality, and individuality <text:s/>131, </text:span><text:span text:style-name="T59">132</text:span></text:p>
      <text:p text:style-name="P339">merit, and personality <text:s/>132</text:p>
      <text:p text:style-name="P339">personality, and merit <text:s/>132</text:p>
      <text:p text:style-name="P339">consciousness, higher <text:s/>132</text:p>
      <text:p text:style-name="P339">metaphor taken literally <text:s/>133</text:p>
      <text:p text:style-name="P339">Plato <text:s/>133</text:p>
      <text:p text:style-name="P339">universality, an activity <text:s/>133</text:p>
      <text:p text:style-name="P275">mettā <text:s/><text:span text:style-name="T26">134</text:span></text:p>
      <text:p text:style-name="P339">chakras <text:s/>134</text:p>
      <text:p text:style-name="P339">psychic centres <text:s/>132</text:p>
      <text:p text:style-name="P339">energy, at psychic centres <text:s/>132</text:p>
      <text:p text:style-name="P339">emotional unblocking <text:s/>134</text:p>
      <text:p text:style-name="P339">Govinda, Lama <text:s/>134</text:p>
      <text:p text:style-name="P275">Foundations of Tibetan Mysticism<text:span text:style-name="T26"> <text:s/>134</text:span></text:p>
      <text:p text:style-name="P339">energy, release of <text:s/>134</text:p>
      <text:p text:style-name="P339">symbolism, shared with Hindus and Jains <text:s/>134</text:p>
      <text:p text:style-name="P340">chakras, positions of 135</text:p>
      <text:p text:style-name="P276">mettā bhāvanā <text:span text:style-name="T26">135</text:span></text:p>
      <text:p text:style-name="P340">heart, organic and heart chakra <text:s/>135</text:p>
      <text:p text:style-name="P340">Tibetan tradition <text:s/>135</text:p>
      <text:p text:style-name="P347">oṃ āḥ hūṃ <text:s/>135</text:p>
      <text:p text:style-name="P297"><text:span text:style-name="T106">m</text:span><text:span text:style-name="T105">antra, visualised <text:s/>135</text:span></text:p>
      <text:p text:style-name="P341">Chen, Mr <text:s/>135-6</text:p>
      <text:p text:style-name="P341">subtle body <text:s/>135-6</text:p>
      <text:p text:style-name="P297"><text:span text:style-name="T105">three bodies <text:s/>135 (</text:span><text:span text:style-name="T104">see also trikāya)</text:span></text:p>
      <text:p text:style-name="P297"><text:span text:style-name="T105">bodies, three <text:s/>135 (</text:span><text:span text:style-name="T104">see also trikāya)</text:span></text:p>
      <text:p text:style-name="P341">Vajrayāna <text:s/>135</text:p>
      <text:p text:style-name="P342">energies <text:s/>135</text:p>
      <text:p text:style-name="P342">astral body <text:s/>135</text:p>
      <text:p text:style-name="P342">body, astral <text:s/>135</text:p>
      <text:p text:style-name="P342">effort <text:s/>135</text:p>
      <text:p text:style-name="P342">consciousness, higher state of <text:s/>135</text:p>
      <text:p text:style-name="P342">aura <text:s/>135</text:p>
      <text:p text:style-name="P342">body, not absolutely discrete <text:s/>135</text:p>
      <text:p text:style-name="P342">Higher Evolution <text:s/>137</text:p>
      <text:p text:style-name="P342">vision, Buddhist <text:s/>137</text:p>
      <text:p text:style-name="P342">Buddhist vision <text:s/>137</text:p>
      <text:p text:style-name="P342">language <text:s/>137</text:p>
      <text:p text:style-name="P342">devotional practices <text:s/>137</text:p>
      <text:p text:style-name="P342">Christianity, decline of in West <text:s/>137</text:p>
      <text:p text:style-name="P342">energies, creative <text:s/>137</text:p>
      <text:p text:style-name="P342">spirituality, secular <text:s/>137</text:p>
      <text:p text:style-name="P342">secular spirituality <text:s/>137</text:p>
      <text:p text:style-name="P342">language, developing indigenous Buddhist <text:s/>137</text:p>
      <text:p text:style-name="P342">language, traditional Buddhist 138</text:p>
      <text:p text:style-name="P342">religious, contrasted with secular <text:s/>138</text:p>
      <text:p text:style-name="P342">secular, contrasted with religious <text:s/>138</text:p>
      <text:p text:style-name="P343">language, secular, of poet and artist <text:s/>138</text:p>
      <text:p text:style-name="P343">poet, secular language of <text:s/>138</text:p>
      <text:p text:style-name="P343">artist, secular language of <text:s/>138</text:p>
      <text:p text:style-name="P344">poets, used to express Buddhist ideas/truths <text:s/>138</text:p>
      <text:p text:style-name="P344">vision <text:s/>138</text:p>
      <text:p text:style-name="P344"/>
      <text:p text:style-name="P341"/>
      <text:p text:style-name="P345"/>
      <text:p text:style-name="P337"/>
      <text:p text:style-name="P337"/>
      <text:p text:style-name="P336"/>
      <text:p text:style-name="P336"/>
      <text:p text:style-name="P335"/>
      <text:p text:style-name="P136"/>
      <text:p text:style-name="P326"/>
      <text:p text:style-name="P327"/>
      <text:p text:style-name="P321"/>
      <text:p text:style-name="P315"/>
      <text:p text:style-name="P311"/>
      <text:p text:style-name="P309"/>
      <text:p text:style-name="P309"/>
      <text:p text:style-name="P305"/>
      <text:p text:style-name="P305"/>
      <text:p text:style-name="P305"/>
      <text:p text:style-name="P303"/>
      <text:p text:style-name="P303"/>
      <text:p text:style-name="P241"/>
      <text:p text:style-name="P92"/>
      <text:p text:style-name="P92"/>
      <text:p text:style-name="P90"/>
      <text:p text:style-name="P88"/>
      <text:p text:style-name="P88"/>
      <text:p text:style-name="P87"/>
      <text:p text:style-name="P84"/>
      <text:p text:style-name="P86"/>
      <text:p text:style-name="P296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0:41:40.683000000</meta:creation-date>
    <dc:date>2016-12-29T21:52:47.093000000</dc:date>
    <meta:editing-duration>PT16H12M54S</meta:editing-duration>
    <meta:editing-cycles>243</meta:editing-cycles>
    <meta:generator>LibreOffice/4.3.5.2$Windows_x86 LibreOffice_project/3a87456aaa6a95c63eea1c1b3201acedf0751bd5</meta:generator>
    <meta:document-statistic meta:table-count="0" meta:image-count="0" meta:object-count="0" meta:page-count="10" meta:paragraph-count="1130" meta:word-count="4462" meta:character-count="28404" meta:non-whitespace-character-count="23946"/>
  </office:meta>
</office:document-meta>
</file>